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49in" svg:height="3.5398in" svg:x="7.7118in" svg:y="0.1366in">
            <draw:object draw:notify-on-update-of-ranges="Sheet1.A1:Sheet1.A1 Sheet1.A2:Sheet1.A615 Sheet1.C1:Sheet1.C1 Sheet1.C2:Sheet1.C615 Sheet1.A1:Sheet1.A1 Sheet1.A2:Sheet1.A615 Sheet1.D1:Sheet1.D1 Sheet1.D2:Sheet1.D6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55in" svg:height="3.5394in" svg:x="7.8417in" svg:y="3.8866in">
            <draw:object draw:notify-on-update-of-ranges="Sheet1.A1:Sheet1.A1 Sheet1.A2:Sheet1.A615 Sheet1.E1:Sheet1.E1 Sheet1.E2:Sheet1.E6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Position</text:p>
          </table:table-cell>
          <table:table-cell office:value-type="string">
            <text:p>Numerical Velocity</text:p>
          </table:table-cell>
          <table:table-cell office:value-type="string">
            <text:p><text:s/>Analytical Velocity</text:p>
          </table:table-cell>
          <table:table-cell office:value-type="string">
            <text:p><text:s/>Force</text:p>
          </table:table-cell>
          <table:table-cell office:value-type="string">
            <text:p><text:s/>Iterations</text:p>
          </table:table-cell>
          <table:table-cell table:number-columns-repeated="11"/>
          <table:table-cell office:value-type="string">
            <text:p><text:s/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1.02464">
            <text:p>1.0246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2458">
            <text:p>0.82458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9882">
            <text:p>0.819882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8487">
            <text:p>0.818487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7694">
            <text:p>0.81769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7036">
            <text:p>0.817036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619">
            <text:p>0.81619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6609">
            <text:p>0.816609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6308">
            <text:p>0.816308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932">
            <text:p>0.815932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651">
            <text:p>0.815651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637">
            <text:p>0.815637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509">
            <text:p>0.815509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331">
            <text:p>0.815331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244">
            <text:p>0.81524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088">
            <text:p>0.815088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986">
            <text:p>0.814986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866">
            <text:p>0.814866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744">
            <text:p>0.81474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647">
            <text:p>0.814647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541">
            <text:p>0.814541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456">
            <text:p>0.814456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36">
            <text:p>0.81436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327">
            <text:p>0.814327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322">
            <text:p>0.814322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023">
            <text:p>0.814023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163">
            <text:p>0.814163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007">
            <text:p>0.814007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92">
            <text:p>0.81392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81">
            <text:p>0.81381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758">
            <text:p>0.813758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646">
            <text:p>0.813646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606">
            <text:p>0.813606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541">
            <text:p>0.813541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525">
            <text:p>0.813525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498">
            <text:p>0.813498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347">
            <text:p>0.813347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315">
            <text:p>0.813315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238">
            <text:p>0.813238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2">
            <text:p>0.8132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148">
            <text:p>0.813148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097">
            <text:p>0.813097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054">
            <text:p>0.81305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033">
            <text:p>0.813033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945">
            <text:p>0.812945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82">
            <text:p>0.81282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799">
            <text:p>0.812799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77">
            <text:p>0.81277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734">
            <text:p>0.81273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694">
            <text:p>0.81269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124954">
            <text:p>0.0124954</text:p>
          </table:table-cell>
          <table:table-cell office:value-type="float" office:value="0.00300917">
            <text:p>0.00300917</text:p>
          </table:table-cell>
          <table:table-cell office:value-type="float" office:value="0">
            <text:p>0</text:p>
          </table:table-cell>
          <table:table-cell office:value-type="float" office:value="0.303869">
            <text:p>0.303869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0125541">
            <text:p>0.0125541</text:p>
          </table:table-cell>
          <table:table-cell office:value-type="float" office:value="0.00588132">
            <text:p>0.00588132</text:p>
          </table:table-cell>
          <table:table-cell office:value-type="float" office:value="0.00778886">
            <text:p>0.00778886</text:p>
          </table:table-cell>
          <table:table-cell office:value-type="float" office:value="0.290008">
            <text:p>0.290008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0126411">
            <text:p>0.0126411</text:p>
          </table:table-cell>
          <table:table-cell office:value-type="float" office:value="0.00870837">
            <text:p>0.00870837</text:p>
          </table:table-cell>
          <table:table-cell office:value-type="float" office:value="0.0154573">
            <text:p>0.0154573</text:p>
          </table:table-cell>
          <table:table-cell office:value-type="float" office:value="0.285261">
            <text:p>0.285261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0127561">
            <text:p>0.0127561</text:p>
          </table:table-cell>
          <table:table-cell office:value-type="float" office:value="0.0115029">
            <text:p>0.0115029</text:p>
          </table:table-cell>
          <table:table-cell office:value-type="float" office:value="0.0230082">
            <text:p>0.0230082</text:p>
          </table:table-cell>
          <table:table-cell office:value-type="float" office:value="0.282409">
            <text:p>0.282409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0128986">
            <text:p>0.0128986</text:p>
          </table:table-cell>
          <table:table-cell office:value-type="float" office:value="0.0142628">
            <text:p>0.0142628</text:p>
          </table:table-cell>
          <table:table-cell office:value-type="float" office:value="0.0304441">
            <text:p>0.0304441</text:p>
          </table:table-cell>
          <table:table-cell office:value-type="float" office:value="0.278692">
            <text:p>0.278692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130685">
            <text:p>0.0130685</text:p>
          </table:table-cell>
          <table:table-cell office:value-type="float" office:value="0.0169967">
            <text:p>0.0169967</text:p>
          </table:table-cell>
          <table:table-cell office:value-type="float" office:value="0.0377676">
            <text:p>0.0377676</text:p>
          </table:table-cell>
          <table:table-cell office:value-type="float" office:value="0.276121">
            <text:p>0.276121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0132655">
            <text:p>0.0132655</text:p>
          </table:table-cell>
          <table:table-cell office:value-type="float" office:value="0.0197044">
            <text:p>0.0197044</text:p>
          </table:table-cell>
          <table:table-cell office:value-type="float" office:value="0.0449814">
            <text:p>0.0449814</text:p>
          </table:table-cell>
          <table:table-cell office:value-type="float" office:value="0.273467">
            <text:p>0.273467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0.0134893">
            <text:p>0.0134893</text:p>
          </table:table-cell>
          <table:table-cell office:value-type="float" office:value="0.0223886">
            <text:p>0.0223886</text:p>
          </table:table-cell>
          <table:table-cell office:value-type="float" office:value="0.0520878">
            <text:p>0.0520878</text:p>
          </table:table-cell>
          <table:table-cell office:value-type="float" office:value="0.271035">
            <text:p>0.271035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0137398">
            <text:p>0.0137398</text:p>
          </table:table-cell>
          <table:table-cell office:value-type="float" office:value="0.0250507">
            <text:p>0.0250507</text:p>
          </table:table-cell>
          <table:table-cell office:value-type="float" office:value="0.0590892">
            <text:p>0.0590892</text:p>
          </table:table-cell>
          <table:table-cell office:value-type="float" office:value="0.268737">
            <text:p>0.268737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0140166">
            <text:p>0.0140166</text:p>
          </table:table-cell>
          <table:table-cell office:value-type="float" office:value="0.0276906">
            <text:p>0.0276906</text:p>
          </table:table-cell>
          <table:table-cell office:value-type="float" office:value="0.065988">
            <text:p>0.065988</text:p>
          </table:table-cell>
          <table:table-cell office:value-type="float" office:value="0.266675">
            <text:p>0.266675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143197">
            <text:p>0.0143197</text:p>
          </table:table-cell>
          <table:table-cell office:value-type="float" office:value="0.030309">
            <text:p>0.030309</text:p>
          </table:table-cell>
          <table:table-cell office:value-type="float" office:value="0.0727863">
            <text:p>0.0727863</text:p>
          </table:table-cell>
          <table:table-cell office:value-type="float" office:value="0.264187">
            <text:p>0.264187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0146487">
            <text:p>0.0146487</text:p>
          </table:table-cell>
          <table:table-cell office:value-type="float" office:value="0.0329101">
            <text:p>0.0329101</text:p>
          </table:table-cell>
          <table:table-cell office:value-type="float" office:value="0.0794864">
            <text:p>0.0794864</text:p>
          </table:table-cell>
          <table:table-cell office:value-type="float" office:value="0.262379">
            <text:p>0.262379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0150036">
            <text:p>0.0150036</text:p>
          </table:table-cell>
          <table:table-cell office:value-type="float" office:value="0.0354942">
            <text:p>0.0354942</text:p>
          </table:table-cell>
          <table:table-cell office:value-type="float" office:value="0.0860903">
            <text:p>0.0860903</text:p>
          </table:table-cell>
          <table:table-cell office:value-type="float" office:value="0.260981">
            <text:p>0.260981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0153841">
            <text:p>0.0153841</text:p>
          </table:table-cell>
          <table:table-cell office:value-type="float" office:value="0.038057">
            <text:p>0.038057</text:p>
          </table:table-cell>
          <table:table-cell office:value-type="float" office:value="0.0926002">
            <text:p>0.0926002</text:p>
          </table:table-cell>
          <table:table-cell office:value-type="float" office:value="0.258723">
            <text:p>0.258723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0157901">
            <text:p>0.0157901</text:p>
          </table:table-cell>
          <table:table-cell office:value-type="float" office:value="0.0406038">
            <text:p>0.0406038</text:p>
          </table:table-cell>
          <table:table-cell office:value-type="float" office:value="0.0990179">
            <text:p>0.0990179</text:p>
          </table:table-cell>
          <table:table-cell office:value-type="float" office:value="0.257033">
            <text:p>0.257033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0162213">
            <text:p>0.0162213</text:p>
          </table:table-cell>
          <table:table-cell office:value-type="float" office:value="0.0431345">
            <text:p>0.0431345</text:p>
          </table:table-cell>
          <table:table-cell office:value-type="float" office:value="0.105346">
            <text:p>0.105346</text:p>
          </table:table-cell>
          <table:table-cell office:value-type="float" office:value="0.255475">
            <text:p>0.255475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0166778">
            <text:p>0.0166778</text:p>
          </table:table-cell>
          <table:table-cell office:value-type="float" office:value="0.04565">
            <text:p>0.04565</text:p>
          </table:table-cell>
          <table:table-cell office:value-type="float" office:value="0.111585">
            <text:p>0.111585</text:p>
          </table:table-cell>
          <table:table-cell office:value-type="float" office:value="0.254053">
            <text:p>0.254053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0.0171592">
            <text:p>0.0171592</text:p>
          </table:table-cell>
          <table:table-cell office:value-type="float" office:value="0.0481482">
            <text:p>0.0481482</text:p>
          </table:table-cell>
          <table:table-cell office:value-type="float" office:value="0.117738">
            <text:p>0.117738</text:p>
          </table:table-cell>
          <table:table-cell office:value-type="float" office:value="0.252061">
            <text:p>0.252061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0176655">
            <text:p>0.0176655</text:p>
          </table:table-cell>
          <table:table-cell office:value-type="float" office:value="0.0506326">
            <text:p>0.0506326</text:p>
          </table:table-cell>
          <table:table-cell office:value-type="float" office:value="0.123806">
            <text:p>0.123806</text:p>
          </table:table-cell>
          <table:table-cell office:value-type="float" office:value="0.250656">
            <text:p>0.250656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0181964">
            <text:p>0.0181964</text:p>
          </table:table-cell>
          <table:table-cell office:value-type="float" office:value="0.0531013">
            <text:p>0.0531013</text:p>
          </table:table-cell>
          <table:table-cell office:value-type="float" office:value="0.129792">
            <text:p>0.129792</text:p>
          </table:table-cell>
          <table:table-cell office:value-type="float" office:value="0.249044">
            <text:p>0.249044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187519">
            <text:p>0.0187519</text:p>
          </table:table-cell>
          <table:table-cell office:value-type="float" office:value="0.0555542">
            <text:p>0.0555542</text:p>
          </table:table-cell>
          <table:table-cell office:value-type="float" office:value="0.135696">
            <text:p>0.135696</text:p>
          </table:table-cell>
          <table:table-cell office:value-type="float" office:value="0.247744">
            <text:p>0.247744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0193318">
            <text:p>0.0193318</text:p>
          </table:table-cell>
          <table:table-cell office:value-type="float" office:value="0.0579917">
            <text:p>0.0579917</text:p>
          </table:table-cell>
          <table:table-cell office:value-type="float" office:value="0.14152">
            <text:p>0.14152</text:p>
          </table:table-cell>
          <table:table-cell office:value-type="float" office:value="0.246111">
            <text:p>0.246111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0199359">
            <text:p>0.0199359</text:p>
          </table:table-cell>
          <table:table-cell office:value-type="float" office:value="0.0604147">
            <text:p>0.0604147</text:p>
          </table:table-cell>
          <table:table-cell office:value-type="float" office:value="0.147267">
            <text:p>0.147267</text:p>
          </table:table-cell>
          <table:table-cell office:value-type="float" office:value="0.244812">
            <text:p>0.244812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020564">
            <text:p>0.020564</text:p>
          </table:table-cell>
          <table:table-cell office:value-type="float" office:value="0.0628238">
            <text:p>0.0628238</text:p>
          </table:table-cell>
          <table:table-cell office:value-type="float" office:value="0.152937">
            <text:p>0.152937</text:p>
          </table:table-cell>
          <table:table-cell office:value-type="float" office:value="0.243514">
            <text:p>0.243514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0212161">
            <text:p>0.0212161</text:p>
          </table:table-cell>
          <table:table-cell office:value-type="float" office:value="0.0652177">
            <text:p>0.0652177</text:p>
          </table:table-cell>
          <table:table-cell office:value-type="float" office:value="0.158532">
            <text:p>0.158532</text:p>
          </table:table-cell>
          <table:table-cell office:value-type="float" office:value="0.24204">
            <text:p>0.24204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218921">
            <text:p>0.0218921</text:p>
          </table:table-cell>
          <table:table-cell office:value-type="float" office:value="0.0675987">
            <text:p>0.0675987</text:p>
          </table:table-cell>
          <table:table-cell office:value-type="float" office:value="0.164054">
            <text:p>0.164054</text:p>
          </table:table-cell>
          <table:table-cell office:value-type="float" office:value="0.24063">
            <text:p>0.24063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0225917">
            <text:p>0.0225917</text:p>
          </table:table-cell>
          <table:table-cell office:value-type="float" office:value="0.0699666">
            <text:p>0.0699666</text:p>
          </table:table-cell>
          <table:table-cell office:value-type="float" office:value="0.169504">
            <text:p>0.169504</text:p>
          </table:table-cell>
          <table:table-cell office:value-type="float" office:value="0.239148">
            <text:p>0.239148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0233148">
            <text:p>0.0233148</text:p>
          </table:table-cell>
          <table:table-cell office:value-type="float" office:value="0.0723213">
            <text:p>0.0723213</text:p>
          </table:table-cell>
          <table:table-cell office:value-type="float" office:value="0.174883">
            <text:p>0.174883</text:p>
          </table:table-cell>
          <table:table-cell office:value-type="float" office:value="0.237656">
            <text:p>0.237656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0240614">
            <text:p>0.0240614</text:p>
          </table:table-cell>
          <table:table-cell office:value-type="float" office:value="0.074661">
            <text:p>0.074661</text:p>
          </table:table-cell>
          <table:table-cell office:value-type="float" office:value="0.180193">
            <text:p>0.180193</text:p>
          </table:table-cell>
          <table:table-cell office:value-type="float" office:value="0.236411">
            <text:p>0.236411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0248312">
            <text:p>0.0248312</text:p>
          </table:table-cell>
          <table:table-cell office:value-type="float" office:value="0.0769866">
            <text:p>0.0769866</text:p>
          </table:table-cell>
          <table:table-cell office:value-type="float" office:value="0.185436">
            <text:p>0.185436</text:p>
          </table:table-cell>
          <table:table-cell office:value-type="float" office:value="0.234838">
            <text:p>0.234838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256241">
            <text:p>0.0256241</text:p>
          </table:table-cell>
          <table:table-cell office:value-type="float" office:value="0.0792998">
            <text:p>0.0792998</text:p>
          </table:table-cell>
          <table:table-cell office:value-type="float" office:value="0.190611">
            <text:p>0.190611</text:p>
          </table:table-cell>
          <table:table-cell office:value-type="float" office:value="0.233451">
            <text:p>0.233451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0264401">
            <text:p>0.0264401</text:p>
          </table:table-cell>
          <table:table-cell office:value-type="float" office:value="0.0816029">
            <text:p>0.0816029</text:p>
          </table:table-cell>
          <table:table-cell office:value-type="float" office:value="0.195721">
            <text:p>0.195721</text:p>
          </table:table-cell>
          <table:table-cell office:value-type="float" office:value="0.232457">
            <text:p>0.232457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027279">
            <text:p>0.027279</text:p>
          </table:table-cell>
          <table:table-cell office:value-type="float" office:value="0.0838957">
            <text:p>0.0838957</text:p>
          </table:table-cell>
          <table:table-cell office:value-type="float" office:value="0.200767">
            <text:p>0.200767</text:p>
          </table:table-cell>
          <table:table-cell office:value-type="float" office:value="0.231533">
            <text:p>0.231533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0281407">
            <text:p>0.0281407</text:p>
          </table:table-cell>
          <table:table-cell office:value-type="float" office:value="0.0861774">
            <text:p>0.0861774</text:p>
          </table:table-cell>
          <table:table-cell office:value-type="float" office:value="0.20575">
            <text:p>0.20575</text:p>
          </table:table-cell>
          <table:table-cell office:value-type="float" office:value="0.23029">
            <text:p>0.23029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0290251">
            <text:p>0.0290251</text:p>
          </table:table-cell>
          <table:table-cell office:value-type="float" office:value="0.0884457">
            <text:p>0.0884457</text:p>
          </table:table-cell>
          <table:table-cell office:value-type="float" office:value="0.210672">
            <text:p>0.210672</text:p>
          </table:table-cell>
          <table:table-cell office:value-type="float" office:value="0.228933">
            <text:p>0.228933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0299321">
            <text:p>0.0299321</text:p>
          </table:table-cell>
          <table:table-cell office:value-type="float" office:value="0.0906985">
            <text:p>0.0906985</text:p>
          </table:table-cell>
          <table:table-cell office:value-type="float" office:value="0.215532">
            <text:p>0.215532</text:p>
          </table:table-cell>
          <table:table-cell office:value-type="float" office:value="0.227565">
            <text:p>0.227565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0308614">
            <text:p>0.0308614</text:p>
          </table:table-cell>
          <table:table-cell office:value-type="float" office:value="0.0929369">
            <text:p>0.0929369</text:p>
          </table:table-cell>
          <table:table-cell office:value-type="float" office:value="0.220334">
            <text:p>0.220334</text:p>
          </table:table-cell>
          <table:table-cell office:value-type="float" office:value="0.225908">
            <text:p>0.225908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031813">
            <text:p>0.031813</text:p>
          </table:table-cell>
          <table:table-cell office:value-type="float" office:value="0.0951626">
            <text:p>0.0951626</text:p>
          </table:table-cell>
          <table:table-cell office:value-type="float" office:value="0.225077">
            <text:p>0.225077</text:p>
          </table:table-cell>
          <table:table-cell office:value-type="float" office:value="0.224645">
            <text:p>0.224645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0327867">
            <text:p>0.0327867</text:p>
          </table:table-cell>
          <table:table-cell office:value-type="float" office:value="0.0973761">
            <text:p>0.0973761</text:p>
          </table:table-cell>
          <table:table-cell office:value-type="float" office:value="0.229762">
            <text:p>0.229762</text:p>
          </table:table-cell>
          <table:table-cell office:value-type="float" office:value="0.223429">
            <text:p>0.223429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0337824">
            <text:p>0.0337824</text:p>
          </table:table-cell>
          <table:table-cell office:value-type="float" office:value="0.0995794">
            <text:p>0.0995794</text:p>
          </table:table-cell>
          <table:table-cell office:value-type="float" office:value="0.234391">
            <text:p>0.234391</text:p>
          </table:table-cell>
          <table:table-cell office:value-type="float" office:value="0.22243">
            <text:p>0.22243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0348001">
            <text:p>0.0348001</text:p>
          </table:table-cell>
          <table:table-cell office:value-type="float" office:value="0.101775">
            <text:p>0.101775</text:p>
          </table:table-cell>
          <table:table-cell office:value-type="float" office:value="0.238965">
            <text:p>0.238965</text:p>
          </table:table-cell>
          <table:table-cell office:value-type="float" office:value="0.22176">
            <text:p>0.22176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0358396">
            <text:p>0.0358396</text:p>
          </table:table-cell>
          <table:table-cell office:value-type="float" office:value="0.103959">
            <text:p>0.103959</text:p>
          </table:table-cell>
          <table:table-cell office:value-type="float" office:value="0.243485">
            <text:p>0.243485</text:p>
          </table:table-cell>
          <table:table-cell office:value-type="float" office:value="0.220545">
            <text:p>0.220545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0369009">
            <text:p>0.0369009</text:p>
          </table:table-cell>
          <table:table-cell office:value-type="float" office:value="0.106126">
            <text:p>0.106126</text:p>
          </table:table-cell>
          <table:table-cell office:value-type="float" office:value="0.247951">
            <text:p>0.247951</text:p>
          </table:table-cell>
          <table:table-cell office:value-type="float" office:value="0.218871">
            <text:p>0.218871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0379836">
            <text:p>0.0379836</text:p>
          </table:table-cell>
          <table:table-cell office:value-type="float" office:value="0.108281">
            <text:p>0.108281</text:p>
          </table:table-cell>
          <table:table-cell office:value-type="float" office:value="0.252364">
            <text:p>0.252364</text:p>
          </table:table-cell>
          <table:table-cell office:value-type="float" office:value="0.217556">
            <text:p>0.217556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.0390878">
            <text:p>0.0390878</text:p>
          </table:table-cell>
          <table:table-cell office:value-type="float" office:value="0.110425">
            <text:p>0.110425</text:p>
          </table:table-cell>
          <table:table-cell office:value-type="float" office:value="0.256727">
            <text:p>0.256727</text:p>
          </table:table-cell>
          <table:table-cell office:value-type="float" office:value="0.216396">
            <text:p>0.216396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0402133">
            <text:p>0.0402133</text:p>
          </table:table-cell>
          <table:table-cell office:value-type="float" office:value="0.112558">
            <text:p>0.112558</text:p>
          </table:table-cell>
          <table:table-cell office:value-type="float" office:value="0.261038">
            <text:p>0.261038</text:p>
          </table:table-cell>
          <table:table-cell office:value-type="float" office:value="0.215348">
            <text:p>0.215348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0413601">
            <text:p>0.0413601</text:p>
          </table:table-cell>
          <table:table-cell office:value-type="float" office:value="0.114685">
            <text:p>0.114685</text:p>
          </table:table-cell>
          <table:table-cell office:value-type="float" office:value="0.2653">
            <text:p>0.2653</text:p>
          </table:table-cell>
          <table:table-cell office:value-type="float" office:value="0.214652">
            <text:p>0.214652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0425281">
            <text:p>0.0425281</text:p>
          </table:table-cell>
          <table:table-cell office:value-type="float" office:value="0.116802">
            <text:p>0.116802</text:p>
          </table:table-cell>
          <table:table-cell office:value-type="float" office:value="0.269513">
            <text:p>0.269513</text:p>
          </table:table-cell>
          <table:table-cell office:value-type="float" office:value="0.213735">
            <text:p>0.213735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0437172">
            <text:p>0.0437172</text:p>
          </table:table-cell>
          <table:table-cell office:value-type="float" office:value="0.118909">
            <text:p>0.118909</text:p>
          </table:table-cell>
          <table:table-cell office:value-type="float" office:value="0.273678">
            <text:p>0.273678</text:p>
          </table:table-cell>
          <table:table-cell office:value-type="float" office:value="0.212625">
            <text:p>0.212625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0449272">
            <text:p>0.0449272</text:p>
          </table:table-cell>
          <table:table-cell office:value-type="float" office:value="0.121005">
            <text:p>0.121005</text:p>
          </table:table-cell>
          <table:table-cell office:value-type="float" office:value="0.277796">
            <text:p>0.277796</text:p>
          </table:table-cell>
          <table:table-cell office:value-type="float" office:value="0.211478">
            <text:p>0.211478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46158">
            <text:p>0.046158</text:p>
          </table:table-cell>
          <table:table-cell office:value-type="float" office:value="0.12309">
            <text:p>0.12309</text:p>
          </table:table-cell>
          <table:table-cell office:value-type="float" office:value="0.281867">
            <text:p>0.281867</text:p>
          </table:table-cell>
          <table:table-cell office:value-type="float" office:value="0.210396">
            <text:p>0.210396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.0474096">
            <text:p>0.0474096</text:p>
          </table:table-cell>
          <table:table-cell office:value-type="float" office:value="0.125167">
            <text:p>0.125167</text:p>
          </table:table-cell>
          <table:table-cell office:value-type="float" office:value="0.285893">
            <text:p>0.285893</text:p>
          </table:table-cell>
          <table:table-cell office:value-type="float" office:value="0.209619">
            <text:p>0.209619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486819">
            <text:p>0.0486819</text:p>
          </table:table-cell>
          <table:table-cell office:value-type="float" office:value="0.127233">
            <text:p>0.127233</text:p>
          </table:table-cell>
          <table:table-cell office:value-type="float" office:value="0.289874">
            <text:p>0.289874</text:p>
          </table:table-cell>
          <table:table-cell office:value-type="float" office:value="0.208573">
            <text:p>0.208573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0499747">
            <text:p>0.0499747</text:p>
          </table:table-cell>
          <table:table-cell office:value-type="float" office:value="0.129288">
            <text:p>0.129288</text:p>
          </table:table-cell>
          <table:table-cell office:value-type="float" office:value="0.29381">
            <text:p>0.29381</text:p>
          </table:table-cell>
          <table:table-cell office:value-type="float" office:value="0.207371">
            <text:p>0.207371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51288">
            <text:p>0.051288</text:p>
          </table:table-cell>
          <table:table-cell office:value-type="float" office:value="0.131333">
            <text:p>0.131333</text:p>
          </table:table-cell>
          <table:table-cell office:value-type="float" office:value="0.297703">
            <text:p>0.297703</text:p>
          </table:table-cell>
          <table:table-cell office:value-type="float" office:value="0.206429">
            <text:p>0.206429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526217">
            <text:p>0.0526217</text:p>
          </table:table-cell>
          <table:table-cell office:value-type="float" office:value="0.133373">
            <text:p>0.133373</text:p>
          </table:table-cell>
          <table:table-cell office:value-type="float" office:value="0.301554">
            <text:p>0.301554</text:p>
          </table:table-cell>
          <table:table-cell office:value-type="float" office:value="0.205844">
            <text:p>0.205844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539757">
            <text:p>0.0539757</text:p>
          </table:table-cell>
          <table:table-cell office:value-type="float" office:value="0.135403">
            <text:p>0.135403</text:p>
          </table:table-cell>
          <table:table-cell office:value-type="float" office:value="0.305363">
            <text:p>0.305363</text:p>
          </table:table-cell>
          <table:table-cell office:value-type="float" office:value="0.204862">
            <text:p>0.204862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553498">
            <text:p>0.0553498</text:p>
          </table:table-cell>
          <table:table-cell office:value-type="float" office:value="0.137415">
            <text:p>0.137415</text:p>
          </table:table-cell>
          <table:table-cell office:value-type="float" office:value="0.30913">
            <text:p>0.30913</text:p>
          </table:table-cell>
          <table:table-cell office:value-type="float" office:value="0.203043">
            <text:p>0.203043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567439">
            <text:p>0.0567439</text:p>
          </table:table-cell>
          <table:table-cell office:value-type="float" office:value="0.139419">
            <text:p>0.139419</text:p>
          </table:table-cell>
          <table:table-cell office:value-type="float" office:value="0.312856">
            <text:p>0.312856</text:p>
          </table:table-cell>
          <table:table-cell office:value-type="float" office:value="0.202219">
            <text:p>0.202219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58158">
            <text:p>0.058158</text:p>
          </table:table-cell>
          <table:table-cell office:value-type="float" office:value="0.141412">
            <text:p>0.141412</text:p>
          </table:table-cell>
          <table:table-cell office:value-type="float" office:value="0.316543">
            <text:p>0.316543</text:p>
          </table:table-cell>
          <table:table-cell office:value-type="float" office:value="0.201094">
            <text:p>0.201094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595918">
            <text:p>0.0595918</text:p>
          </table:table-cell>
          <table:table-cell office:value-type="float" office:value="0.143393">
            <text:p>0.143393</text:p>
          </table:table-cell>
          <table:table-cell office:value-type="float" office:value="0.32019">
            <text:p>0.32019</text:p>
          </table:table-cell>
          <table:table-cell office:value-type="float" office:value="0.202162">
            <text:p>0.20216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0610455">
            <text:p>0.0610455</text:p>
          </table:table-cell>
          <table:table-cell office:value-type="float" office:value="0.145367">
            <text:p>0.145367</text:p>
          </table:table-cell>
          <table:table-cell office:value-type="float" office:value="0.323799">
            <text:p>0.323799</text:p>
          </table:table-cell>
          <table:table-cell office:value-type="float" office:value="0.199253">
            <text:p>0.199253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0625186">
            <text:p>0.0625186</text:p>
          </table:table-cell>
          <table:table-cell office:value-type="float" office:value="0.147324">
            <text:p>0.147324</text:p>
          </table:table-cell>
          <table:table-cell office:value-type="float" office:value="0.327369">
            <text:p>0.327369</text:p>
          </table:table-cell>
          <table:table-cell office:value-type="float" office:value="0.199633">
            <text:p>0.19963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0.0640112">
            <text:p>0.0640112</text:p>
          </table:table-cell>
          <table:table-cell office:value-type="float" office:value="0.149266">
            <text:p>0.149266</text:p>
          </table:table-cell>
          <table:table-cell office:value-type="float" office:value="0.330902">
            <text:p>0.330902</text:p>
          </table:table-cell>
          <table:table-cell office:value-type="float" office:value="0.198162">
            <text:p>0.19816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0655231">
            <text:p>0.0655231</text:p>
          </table:table-cell>
          <table:table-cell office:value-type="float" office:value="0.151203">
            <text:p>0.151203</text:p>
          </table:table-cell>
          <table:table-cell office:value-type="float" office:value="0.334398">
            <text:p>0.334398</text:p>
          </table:table-cell>
          <table:table-cell office:value-type="float" office:value="0.197574">
            <text:p>0.19757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0670544">
            <text:p>0.0670544</text:p>
          </table:table-cell>
          <table:table-cell office:value-type="float" office:value="0.153135">
            <text:p>0.153135</text:p>
          </table:table-cell>
          <table:table-cell office:value-type="float" office:value="0.337858">
            <text:p>0.337858</text:p>
          </table:table-cell>
          <table:table-cell office:value-type="float" office:value="0.197052">
            <text:p>0.19705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0.0686048">
            <text:p>0.0686048</text:p>
          </table:table-cell>
          <table:table-cell office:value-type="float" office:value="0.155058">
            <text:p>0.155058</text:p>
          </table:table-cell>
          <table:table-cell office:value-type="float" office:value="0.341282">
            <text:p>0.341282</text:p>
          </table:table-cell>
          <table:table-cell office:value-type="float" office:value="0.196155">
            <text:p>0.196155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0701744">
            <text:p>0.0701744</text:p>
          </table:table-cell>
          <table:table-cell office:value-type="float" office:value="0.15697">
            <text:p>0.15697</text:p>
          </table:table-cell>
          <table:table-cell office:value-type="float" office:value="0.344671">
            <text:p>0.344671</text:p>
          </table:table-cell>
          <table:table-cell office:value-type="float" office:value="0.195051">
            <text:p>0.19505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.0717631">
            <text:p>0.0717631</text:p>
          </table:table-cell>
          <table:table-cell office:value-type="float" office:value="0.158872">
            <text:p>0.158872</text:p>
          </table:table-cell>
          <table:table-cell office:value-type="float" office:value="0.348025">
            <text:p>0.348025</text:p>
          </table:table-cell>
          <table:table-cell office:value-type="float" office:value="0.194019">
            <text:p>0.19401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0.0733707">
            <text:p>0.0733707</text:p>
          </table:table-cell>
          <table:table-cell office:value-type="float" office:value="0.16077">
            <text:p>0.16077</text:p>
          </table:table-cell>
          <table:table-cell office:value-type="float" office:value="0.351344">
            <text:p>0.351344</text:p>
          </table:table-cell>
          <table:table-cell office:value-type="float" office:value="0.193673">
            <text:p>0.19367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0749972">
            <text:p>0.0749972</text:p>
          </table:table-cell>
          <table:table-cell office:value-type="float" office:value="0.162658">
            <text:p>0.162658</text:p>
          </table:table-cell>
          <table:table-cell office:value-type="float" office:value="0.354631">
            <text:p>0.354631</text:p>
          </table:table-cell>
          <table:table-cell office:value-type="float" office:value="0.192626">
            <text:p>0.19262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0.0766424">
            <text:p>0.0766424</text:p>
          </table:table-cell>
          <table:table-cell office:value-type="float" office:value="0.164537">
            <text:p>0.164537</text:p>
          </table:table-cell>
          <table:table-cell office:value-type="float" office:value="0.357884">
            <text:p>0.357884</text:p>
          </table:table-cell>
          <table:table-cell office:value-type="float" office:value="0.19184">
            <text:p>0.1918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0.0783064">
            <text:p>0.0783064</text:p>
          </table:table-cell>
          <table:table-cell office:value-type="float" office:value="0.166412">
            <text:p>0.166412</text:p>
          </table:table-cell>
          <table:table-cell office:value-type="float" office:value="0.361104">
            <text:p>0.361104</text:p>
          </table:table-cell>
          <table:table-cell office:value-type="float" office:value="0.191324">
            <text:p>0.19132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0.0799891">
            <text:p>0.0799891</text:p>
          </table:table-cell>
          <table:table-cell office:value-type="float" office:value="0.168273">
            <text:p>0.168273</text:p>
          </table:table-cell>
          <table:table-cell office:value-type="float" office:value="0.364292">
            <text:p>0.364292</text:p>
          </table:table-cell>
          <table:table-cell office:value-type="float" office:value="0.190003">
            <text:p>0.19000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0.0816902">
            <text:p>0.0816902</text:p>
          </table:table-cell>
          <table:table-cell office:value-type="float" office:value="0.170121">
            <text:p>0.170121</text:p>
          </table:table-cell>
          <table:table-cell office:value-type="float" office:value="0.367449">
            <text:p>0.367449</text:p>
          </table:table-cell>
          <table:table-cell office:value-type="float" office:value="0.18862">
            <text:p>0.1886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0834097">
            <text:p>0.0834097</text:p>
          </table:table-cell>
          <table:table-cell office:value-type="float" office:value="0.171961">
            <text:p>0.171961</text:p>
          </table:table-cell>
          <table:table-cell office:value-type="float" office:value="0.370574">
            <text:p>0.370574</text:p>
          </table:table-cell>
          <table:table-cell office:value-type="float" office:value="0.187781">
            <text:p>0.18778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0.0851476">
            <text:p>0.0851476</text:p>
          </table:table-cell>
          <table:table-cell office:value-type="float" office:value="0.173797">
            <text:p>0.173797</text:p>
          </table:table-cell>
          <table:table-cell office:value-type="float" office:value="0.373669">
            <text:p>0.373669</text:p>
          </table:table-cell>
          <table:table-cell office:value-type="float" office:value="0.187389">
            <text:p>0.18738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0.0869037">
            <text:p>0.0869037</text:p>
          </table:table-cell>
          <table:table-cell office:value-type="float" office:value="0.175619">
            <text:p>0.175619</text:p>
          </table:table-cell>
          <table:table-cell office:value-type="float" office:value="0.376733">
            <text:p>0.376733</text:p>
          </table:table-cell>
          <table:table-cell office:value-type="float" office:value="0.185899">
            <text:p>0.18589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0.0886779">
            <text:p>0.0886779</text:p>
          </table:table-cell>
          <table:table-cell office:value-type="float" office:value="0.177427">
            <text:p>0.177427</text:p>
          </table:table-cell>
          <table:table-cell office:value-type="float" office:value="0.379768">
            <text:p>0.379768</text:p>
          </table:table-cell>
          <table:table-cell office:value-type="float" office:value="0.184515">
            <text:p>0.184515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0.0904701">
            <text:p>0.0904701</text:p>
          </table:table-cell>
          <table:table-cell office:value-type="float" office:value="0.179232">
            <text:p>0.179232</text:p>
          </table:table-cell>
          <table:table-cell office:value-type="float" office:value="0.382773">
            <text:p>0.382773</text:p>
          </table:table-cell>
          <table:table-cell office:value-type="float" office:value="0.184186">
            <text:p>0.18418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0922803">
            <text:p>0.0922803</text:p>
          </table:table-cell>
          <table:table-cell office:value-type="float" office:value="0.181035">
            <text:p>0.181035</text:p>
          </table:table-cell>
          <table:table-cell office:value-type="float" office:value="0.385749">
            <text:p>0.385749</text:p>
          </table:table-cell>
          <table:table-cell office:value-type="float" office:value="0.183979">
            <text:p>0.18397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0.0941085">
            <text:p>0.0941085</text:p>
          </table:table-cell>
          <table:table-cell office:value-type="float" office:value="0.182826">
            <text:p>0.182826</text:p>
          </table:table-cell>
          <table:table-cell office:value-type="float" office:value="0.388697">
            <text:p>0.388697</text:p>
          </table:table-cell>
          <table:table-cell office:value-type="float" office:value="0.181857">
            <text:p>0.18185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0.0959546">
            <text:p>0.0959546</text:p>
          </table:table-cell>
          <table:table-cell office:value-type="float" office:value="0.184614">
            <text:p>0.184614</text:p>
          </table:table-cell>
          <table:table-cell office:value-type="float" office:value="0.391616">
            <text:p>0.391616</text:p>
          </table:table-cell>
          <table:table-cell office:value-type="float" office:value="0.182492">
            <text:p>0.18249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0.0978184">
            <text:p>0.0978184</text:p>
          </table:table-cell>
          <table:table-cell office:value-type="float" office:value="0.18639">
            <text:p>0.18639</text:p>
          </table:table-cell>
          <table:table-cell office:value-type="float" office:value="0.394508">
            <text:p>0.394508</text:p>
          </table:table-cell>
          <table:table-cell office:value-type="float" office:value="0.18142">
            <text:p>0.1814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0.0996999">
            <text:p>0.0996999</text:p>
          </table:table-cell>
          <table:table-cell office:value-type="float" office:value="0.188159">
            <text:p>0.188159</text:p>
          </table:table-cell>
          <table:table-cell office:value-type="float" office:value="0.397373">
            <text:p>0.397373</text:p>
          </table:table-cell>
          <table:table-cell office:value-type="float" office:value="0.180511">
            <text:p>0.18051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101599">
            <text:p>0.101599</text:p>
          </table:table-cell>
          <table:table-cell office:value-type="float" office:value="0.189921">
            <text:p>0.189921</text:p>
          </table:table-cell>
          <table:table-cell office:value-type="float" office:value="0.40021">
            <text:p>0.40021</text:p>
          </table:table-cell>
          <table:table-cell office:value-type="float" office:value="0.179898">
            <text:p>0.17989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0.103516">
            <text:p>0.103516</text:p>
          </table:table-cell>
          <table:table-cell office:value-type="float" office:value="0.191679">
            <text:p>0.191679</text:p>
          </table:table-cell>
          <table:table-cell office:value-type="float" office:value="0.403021">
            <text:p>0.403021</text:p>
          </table:table-cell>
          <table:table-cell office:value-type="float" office:value="0.179421">
            <text:p>0.17942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0.10545">
            <text:p>0.10545</text:p>
          </table:table-cell>
          <table:table-cell office:value-type="float" office:value="0.193421">
            <text:p>0.193421</text:p>
          </table:table-cell>
          <table:table-cell office:value-type="float" office:value="0.405805">
            <text:p>0.405805</text:p>
          </table:table-cell>
          <table:table-cell office:value-type="float" office:value="0.177799">
            <text:p>0.17779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0.107401">
            <text:p>0.107401</text:p>
          </table:table-cell>
          <table:table-cell office:value-type="float" office:value="0.195155">
            <text:p>0.195155</text:p>
          </table:table-cell>
          <table:table-cell office:value-type="float" office:value="0.408564">
            <text:p>0.408564</text:p>
          </table:table-cell>
          <table:table-cell office:value-type="float" office:value="0.176956">
            <text:p>0.17695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0.10937">
            <text:p>0.10937</text:p>
          </table:table-cell>
          <table:table-cell office:value-type="float" office:value="0.196882">
            <text:p>0.196882</text:p>
          </table:table-cell>
          <table:table-cell office:value-type="float" office:value="0.411297">
            <text:p>0.411297</text:p>
          </table:table-cell>
          <table:table-cell office:value-type="float" office:value="0.176395">
            <text:p>0.176395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111356">
            <text:p>0.111356</text:p>
          </table:table-cell>
          <table:table-cell office:value-type="float" office:value="0.198602">
            <text:p>0.198602</text:p>
          </table:table-cell>
          <table:table-cell office:value-type="float" office:value="0.414005">
            <text:p>0.414005</text:p>
          </table:table-cell>
          <table:table-cell office:value-type="float" office:value="0.175513">
            <text:p>0.17551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0.113359">
            <text:p>0.113359</text:p>
          </table:table-cell>
          <table:table-cell office:value-type="float" office:value="0.200305">
            <text:p>0.200305</text:p>
          </table:table-cell>
          <table:table-cell office:value-type="float" office:value="0.416689">
            <text:p>0.416689</text:p>
          </table:table-cell>
          <table:table-cell office:value-type="float" office:value="0.173716">
            <text:p>0.17371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0.115379">
            <text:p>0.115379</text:p>
          </table:table-cell>
          <table:table-cell office:value-type="float" office:value="0.202005">
            <text:p>0.202005</text:p>
          </table:table-cell>
          <table:table-cell office:value-type="float" office:value="0.419347">
            <text:p>0.419347</text:p>
          </table:table-cell>
          <table:table-cell office:value-type="float" office:value="0.173422">
            <text:p>0.17342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0.117416">
            <text:p>0.117416</text:p>
          </table:table-cell>
          <table:table-cell office:value-type="float" office:value="0.203705">
            <text:p>0.203705</text:p>
          </table:table-cell>
          <table:table-cell office:value-type="float" office:value="0.421982">
            <text:p>0.421982</text:p>
          </table:table-cell>
          <table:table-cell office:value-type="float" office:value="0.173389">
            <text:p>0.17338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0.11947">
            <text:p>0.11947</text:p>
          </table:table-cell>
          <table:table-cell office:value-type="float" office:value="0.205394">
            <text:p>0.205394</text:p>
          </table:table-cell>
          <table:table-cell office:value-type="float" office:value="0.424593">
            <text:p>0.424593</text:p>
          </table:table-cell>
          <table:table-cell office:value-type="float" office:value="0.172331">
            <text:p>0.17233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12154">
            <text:p>0.12154</text:p>
          </table:table-cell>
          <table:table-cell office:value-type="float" office:value="0.207074">
            <text:p>0.207074</text:p>
          </table:table-cell>
          <table:table-cell office:value-type="float" office:value="0.42718">
            <text:p>0.42718</text:p>
          </table:table-cell>
          <table:table-cell office:value-type="float" office:value="0.171331">
            <text:p>0.17133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0.123628">
            <text:p>0.123628</text:p>
          </table:table-cell>
          <table:table-cell office:value-type="float" office:value="0.208751">
            <text:p>0.208751</text:p>
          </table:table-cell>
          <table:table-cell office:value-type="float" office:value="0.429745">
            <text:p>0.429745</text:p>
          </table:table-cell>
          <table:table-cell office:value-type="float" office:value="0.171168">
            <text:p>0.17116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0.125732">
            <text:p>0.125732</text:p>
          </table:table-cell>
          <table:table-cell office:value-type="float" office:value="0.210418">
            <text:p>0.210418</text:p>
          </table:table-cell>
          <table:table-cell office:value-type="float" office:value="0.432286">
            <text:p>0.432286</text:p>
          </table:table-cell>
          <table:table-cell office:value-type="float" office:value="0.170112">
            <text:p>0.17011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0.127853">
            <text:p>0.127853</text:p>
          </table:table-cell>
          <table:table-cell office:value-type="float" office:value="0.212087">
            <text:p>0.212087</text:p>
          </table:table-cell>
          <table:table-cell office:value-type="float" office:value="0.434805">
            <text:p>0.434805</text:p>
          </table:table-cell>
          <table:table-cell office:value-type="float" office:value="0.170286">
            <text:p>0.17028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0.12999">
            <text:p>0.12999</text:p>
          </table:table-cell>
          <table:table-cell office:value-type="float" office:value="0.21374">
            <text:p>0.21374</text:p>
          </table:table-cell>
          <table:table-cell office:value-type="float" office:value="0.437301">
            <text:p>0.437301</text:p>
          </table:table-cell>
          <table:table-cell office:value-type="float" office:value="0.168868">
            <text:p>0.16886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132144">
            <text:p>0.132144</text:p>
          </table:table-cell>
          <table:table-cell office:value-type="float" office:value="0.215382">
            <text:p>0.215382</text:p>
          </table:table-cell>
          <table:table-cell office:value-type="float" office:value="0.439776">
            <text:p>0.439776</text:p>
          </table:table-cell>
          <table:table-cell office:value-type="float" office:value="0.167426">
            <text:p>0.16742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0.134314">
            <text:p>0.134314</text:p>
          </table:table-cell>
          <table:table-cell office:value-type="float" office:value="0.217018">
            <text:p>0.217018</text:p>
          </table:table-cell>
          <table:table-cell office:value-type="float" office:value="0.442229">
            <text:p>0.442229</text:p>
          </table:table-cell>
          <table:table-cell office:value-type="float" office:value="0.167121">
            <text:p>0.16712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.1365">
            <text:p>0.1365</text:p>
          </table:table-cell>
          <table:table-cell office:value-type="float" office:value="0.218649">
            <text:p>0.218649</text:p>
          </table:table-cell>
          <table:table-cell office:value-type="float" office:value="0.44466">
            <text:p>0.44466</text:p>
          </table:table-cell>
          <table:table-cell office:value-type="float" office:value="0.166358">
            <text:p>0.16635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0.138703">
            <text:p>0.138703</text:p>
          </table:table-cell>
          <table:table-cell office:value-type="float" office:value="0.22026">
            <text:p>0.22026</text:p>
          </table:table-cell>
          <table:table-cell office:value-type="float" office:value="0.447071">
            <text:p>0.447071</text:p>
          </table:table-cell>
          <table:table-cell office:value-type="float" office:value="0.164336">
            <text:p>0.16433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0.140921">
            <text:p>0.140921</text:p>
          </table:table-cell>
          <table:table-cell office:value-type="float" office:value="0.221874">
            <text:p>0.221874</text:p>
          </table:table-cell>
          <table:table-cell office:value-type="float" office:value="0.44946">
            <text:p>0.44946</text:p>
          </table:table-cell>
          <table:table-cell office:value-type="float" office:value="0.164595">
            <text:p>0.164595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143156">
            <text:p>0.143156</text:p>
          </table:table-cell>
          <table:table-cell office:value-type="float" office:value="0.223487">
            <text:p>0.223487</text:p>
          </table:table-cell>
          <table:table-cell office:value-type="float" office:value="0.45183">
            <text:p>0.45183</text:p>
          </table:table-cell>
          <table:table-cell office:value-type="float" office:value="0.164552">
            <text:p>0.16455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0.145407">
            <text:p>0.145407</text:p>
          </table:table-cell>
          <table:table-cell office:value-type="float" office:value="0.225087">
            <text:p>0.225087</text:p>
          </table:table-cell>
          <table:table-cell office:value-type="float" office:value="0.454178">
            <text:p>0.454178</text:p>
          </table:table-cell>
          <table:table-cell office:value-type="float" office:value="0.163298">
            <text:p>0.16329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0.147674">
            <text:p>0.147674</text:p>
          </table:table-cell>
          <table:table-cell office:value-type="float" office:value="0.226679">
            <text:p>0.226679</text:p>
          </table:table-cell>
          <table:table-cell office:value-type="float" office:value="0.456507">
            <text:p>0.456507</text:p>
          </table:table-cell>
          <table:table-cell office:value-type="float" office:value="0.162518">
            <text:p>0.16251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0.149956">
            <text:p>0.149956</text:p>
          </table:table-cell>
          <table:table-cell office:value-type="float" office:value="0.228273">
            <text:p>0.228273</text:p>
          </table:table-cell>
          <table:table-cell office:value-type="float" office:value="0.458816">
            <text:p>0.458816</text:p>
          </table:table-cell>
          <table:table-cell office:value-type="float" office:value="0.162628">
            <text:p>0.16262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0.152255">
            <text:p>0.152255</text:p>
          </table:table-cell>
          <table:table-cell office:value-type="float" office:value="0.229858">
            <text:p>0.229858</text:p>
          </table:table-cell>
          <table:table-cell office:value-type="float" office:value="0.461105">
            <text:p>0.461105</text:p>
          </table:table-cell>
          <table:table-cell office:value-type="float" office:value="0.161779">
            <text:p>0.16177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154569">
            <text:p>0.154569</text:p>
          </table:table-cell>
          <table:table-cell office:value-type="float" office:value="0.231438">
            <text:p>0.231438</text:p>
          </table:table-cell>
          <table:table-cell office:value-type="float" office:value="0.463375">
            <text:p>0.463375</text:p>
          </table:table-cell>
          <table:table-cell office:value-type="float" office:value="0.161223">
            <text:p>0.16122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0.156899">
            <text:p>0.156899</text:p>
          </table:table-cell>
          <table:table-cell office:value-type="float" office:value="0.233001">
            <text:p>0.233001</text:p>
          </table:table-cell>
          <table:table-cell office:value-type="float" office:value="0.465626">
            <text:p>0.465626</text:p>
          </table:table-cell>
          <table:table-cell office:value-type="float" office:value="0.159452">
            <text:p>0.15945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0.159245">
            <text:p>0.159245</text:p>
          </table:table-cell>
          <table:table-cell office:value-type="float" office:value="0.234561">
            <text:p>0.234561</text:p>
          </table:table-cell>
          <table:table-cell office:value-type="float" office:value="0.467859">
            <text:p>0.467859</text:p>
          </table:table-cell>
          <table:table-cell office:value-type="float" office:value="0.15913">
            <text:p>0.1591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0.161606">
            <text:p>0.161606</text:p>
          </table:table-cell>
          <table:table-cell office:value-type="float" office:value="0.236115">
            <text:p>0.236115</text:p>
          </table:table-cell>
          <table:table-cell office:value-type="float" office:value="0.470072">
            <text:p>0.470072</text:p>
          </table:table-cell>
          <table:table-cell office:value-type="float" office:value="0.158495">
            <text:p>0.158495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0.163982">
            <text:p>0.163982</text:p>
          </table:table-cell>
          <table:table-cell office:value-type="float" office:value="0.23765">
            <text:p>0.23765</text:p>
          </table:table-cell>
          <table:table-cell office:value-type="float" office:value="0.472268">
            <text:p>0.472268</text:p>
          </table:table-cell>
          <table:table-cell office:value-type="float" office:value="0.156603">
            <text:p>0.15660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166374">
            <text:p>0.166374</text:p>
          </table:table-cell>
          <table:table-cell office:value-type="float" office:value="0.239191">
            <text:p>0.239191</text:p>
          </table:table-cell>
          <table:table-cell office:value-type="float" office:value="0.474445">
            <text:p>0.474445</text:p>
          </table:table-cell>
          <table:table-cell office:value-type="float" office:value="0.157032">
            <text:p>0.15703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0.168781">
            <text:p>0.168781</text:p>
          </table:table-cell>
          <table:table-cell office:value-type="float" office:value="0.240726">
            <text:p>0.240726</text:p>
          </table:table-cell>
          <table:table-cell office:value-type="float" office:value="0.476604">
            <text:p>0.476604</text:p>
          </table:table-cell>
          <table:table-cell office:value-type="float" office:value="0.156548">
            <text:p>0.15654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0.171204">
            <text:p>0.171204</text:p>
          </table:table-cell>
          <table:table-cell office:value-type="float" office:value="0.242253">
            <text:p>0.242253</text:p>
          </table:table-cell>
          <table:table-cell office:value-type="float" office:value="0.478746">
            <text:p>0.478746</text:p>
          </table:table-cell>
          <table:table-cell office:value-type="float" office:value="0.155614">
            <text:p>0.15561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0.173641">
            <text:p>0.173641</text:p>
          </table:table-cell>
          <table:table-cell office:value-type="float" office:value="0.243776">
            <text:p>0.243776</text:p>
          </table:table-cell>
          <table:table-cell office:value-type="float" office:value="0.48087">
            <text:p>0.48087</text:p>
          </table:table-cell>
          <table:table-cell office:value-type="float" office:value="0.155332">
            <text:p>0.15533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0.176094">
            <text:p>0.176094</text:p>
          </table:table-cell>
          <table:table-cell office:value-type="float" office:value="0.245291">
            <text:p>0.245291</text:p>
          </table:table-cell>
          <table:table-cell office:value-type="float" office:value="0.482977">
            <text:p>0.482977</text:p>
          </table:table-cell>
          <table:table-cell office:value-type="float" office:value="0.154583">
            <text:p>0.15458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178562">
            <text:p>0.178562</text:p>
          </table:table-cell>
          <table:table-cell office:value-type="float" office:value="0.246805">
            <text:p>0.246805</text:p>
          </table:table-cell>
          <table:table-cell office:value-type="float" office:value="0.485067">
            <text:p>0.485067</text:p>
          </table:table-cell>
          <table:table-cell office:value-type="float" office:value="0.154466">
            <text:p>0.15446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0.181045">
            <text:p>0.181045</text:p>
          </table:table-cell>
          <table:table-cell office:value-type="float" office:value="0.248304">
            <text:p>0.248304</text:p>
          </table:table-cell>
          <table:table-cell office:value-type="float" office:value="0.48714">
            <text:p>0.48714</text:p>
          </table:table-cell>
          <table:table-cell office:value-type="float" office:value="0.152817">
            <text:p>0.15281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0.183543">
            <text:p>0.183543</text:p>
          </table:table-cell>
          <table:table-cell office:value-type="float" office:value="0.2498">
            <text:p>0.2498</text:p>
          </table:table-cell>
          <table:table-cell office:value-type="float" office:value="0.489197">
            <text:p>0.489197</text:p>
          </table:table-cell>
          <table:table-cell office:value-type="float" office:value="0.152566">
            <text:p>0.15256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0.186056">
            <text:p>0.186056</text:p>
          </table:table-cell>
          <table:table-cell office:value-type="float" office:value="0.251289">
            <text:p>0.251289</text:p>
          </table:table-cell>
          <table:table-cell office:value-type="float" office:value="0.491237">
            <text:p>0.491237</text:p>
          </table:table-cell>
          <table:table-cell office:value-type="float" office:value="0.151915">
            <text:p>0.151915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0.188583">
            <text:p>0.188583</text:p>
          </table:table-cell>
          <table:table-cell office:value-type="float" office:value="0.252761">
            <text:p>0.252761</text:p>
          </table:table-cell>
          <table:table-cell office:value-type="float" office:value="0.49326">
            <text:p>0.49326</text:p>
          </table:table-cell>
          <table:table-cell office:value-type="float" office:value="0.15005">
            <text:p>0.15005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191126">
            <text:p>0.191126</text:p>
          </table:table-cell>
          <table:table-cell office:value-type="float" office:value="0.254232">
            <text:p>0.254232</text:p>
          </table:table-cell>
          <table:table-cell office:value-type="float" office:value="0.495268">
            <text:p>0.495268</text:p>
          </table:table-cell>
          <table:table-cell office:value-type="float" office:value="0.149484">
            <text:p>0.14948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0.193683">
            <text:p>0.193683</text:p>
          </table:table-cell>
          <table:table-cell office:value-type="float" office:value="0.255707">
            <text:p>0.255707</text:p>
          </table:table-cell>
          <table:table-cell office:value-type="float" office:value="0.49726">
            <text:p>0.49726</text:p>
          </table:table-cell>
          <table:table-cell office:value-type="float" office:value="0.150366">
            <text:p>0.15036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0.196254">
            <text:p>0.196254</text:p>
          </table:table-cell>
          <table:table-cell office:value-type="float" office:value="0.257172">
            <text:p>0.257172</text:p>
          </table:table-cell>
          <table:table-cell office:value-type="float" office:value="0.499236">
            <text:p>0.499236</text:p>
          </table:table-cell>
          <table:table-cell office:value-type="float" office:value="0.149328">
            <text:p>0.14932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0.19884">
            <text:p>0.19884</text:p>
          </table:table-cell>
          <table:table-cell office:value-type="float" office:value="0.25863">
            <text:p>0.25863</text:p>
          </table:table-cell>
          <table:table-cell office:value-type="float" office:value="0.501197">
            <text:p>0.501197</text:p>
          </table:table-cell>
          <table:table-cell office:value-type="float" office:value="0.148743">
            <text:p>0.14874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0.201441">
            <text:p>0.201441</text:p>
          </table:table-cell>
          <table:table-cell office:value-type="float" office:value="0.26008">
            <text:p>0.26008</text:p>
          </table:table-cell>
          <table:table-cell office:value-type="float" office:value="0.503143">
            <text:p>0.503143</text:p>
          </table:table-cell>
          <table:table-cell office:value-type="float" office:value="0.147807">
            <text:p>0.14780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204056">
            <text:p>0.204056</text:p>
          </table:table-cell>
          <table:table-cell office:value-type="float" office:value="0.261531">
            <text:p>0.261531</text:p>
          </table:table-cell>
          <table:table-cell office:value-type="float" office:value="0.505073">
            <text:p>0.505073</text:p>
          </table:table-cell>
          <table:table-cell office:value-type="float" office:value="0.148031">
            <text:p>0.14803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0.206686">
            <text:p>0.206686</text:p>
          </table:table-cell>
          <table:table-cell office:value-type="float" office:value="0.262967">
            <text:p>0.262967</text:p>
          </table:table-cell>
          <table:table-cell office:value-type="float" office:value="0.506988">
            <text:p>0.506988</text:p>
          </table:table-cell>
          <table:table-cell office:value-type="float" office:value="0.146361">
            <text:p>0.14636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0.20933">
            <text:p>0.20933</text:p>
          </table:table-cell>
          <table:table-cell office:value-type="float" office:value="0.264404">
            <text:p>0.264404</text:p>
          </table:table-cell>
          <table:table-cell office:value-type="float" office:value="0.508889">
            <text:p>0.508889</text:p>
          </table:table-cell>
          <table:table-cell office:value-type="float" office:value="0.146547">
            <text:p>0.14654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0.211988">
            <text:p>0.211988</text:p>
          </table:table-cell>
          <table:table-cell office:value-type="float" office:value="0.265827">
            <text:p>0.265827</text:p>
          </table:table-cell>
          <table:table-cell office:value-type="float" office:value="0.510775">
            <text:p>0.510775</text:p>
          </table:table-cell>
          <table:table-cell office:value-type="float" office:value="0.145121">
            <text:p>0.14512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0.21466">
            <text:p>0.21466</text:p>
          </table:table-cell>
          <table:table-cell office:value-type="float" office:value="0.267238">
            <text:p>0.267238</text:p>
          </table:table-cell>
          <table:table-cell office:value-type="float" office:value="0.512647">
            <text:p>0.512647</text:p>
          </table:table-cell>
          <table:table-cell office:value-type="float" office:value="0.143872">
            <text:p>0.14387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217347">
            <text:p>0.217347</text:p>
          </table:table-cell>
          <table:table-cell office:value-type="float" office:value="0.268654">
            <text:p>0.268654</text:p>
          </table:table-cell>
          <table:table-cell office:value-type="float" office:value="0.514504">
            <text:p>0.514504</text:p>
          </table:table-cell>
          <table:table-cell office:value-type="float" office:value="0.144324">
            <text:p>0.14432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0.220047">
            <text:p>0.220047</text:p>
          </table:table-cell>
          <table:table-cell office:value-type="float" office:value="0.270062">
            <text:p>0.270062</text:p>
          </table:table-cell>
          <table:table-cell office:value-type="float" office:value="0.516347">
            <text:p>0.516347</text:p>
          </table:table-cell>
          <table:table-cell office:value-type="float" office:value="0.143181">
            <text:p>0.14318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0.222762">
            <text:p>0.222762</text:p>
          </table:table-cell>
          <table:table-cell office:value-type="float" office:value="0.271464">
            <text:p>0.271464</text:p>
          </table:table-cell>
          <table:table-cell office:value-type="float" office:value="0.518177">
            <text:p>0.518177</text:p>
          </table:table-cell>
          <table:table-cell office:value-type="float" office:value="0.14297">
            <text:p>0.1429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0.225491">
            <text:p>0.225491</text:p>
          </table:table-cell>
          <table:table-cell office:value-type="float" office:value="0.272865">
            <text:p>0.272865</text:p>
          </table:table-cell>
          <table:table-cell office:value-type="float" office:value="0.519992">
            <text:p>0.519992</text:p>
          </table:table-cell>
          <table:table-cell office:value-type="float" office:value="0.142799">
            <text:p>0.14279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0.228233">
            <text:p>0.228233</text:p>
          </table:table-cell>
          <table:table-cell office:value-type="float" office:value="0.274261">
            <text:p>0.274261</text:p>
          </table:table-cell>
          <table:table-cell office:value-type="float" office:value="0.521794">
            <text:p>0.521794</text:p>
          </table:table-cell>
          <table:table-cell office:value-type="float" office:value="0.142407">
            <text:p>0.14240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23099">
            <text:p>0.23099</text:p>
          </table:table-cell>
          <table:table-cell office:value-type="float" office:value="0.275649">
            <text:p>0.275649</text:p>
          </table:table-cell>
          <table:table-cell office:value-type="float" office:value="0.523583">
            <text:p>0.523583</text:p>
          </table:table-cell>
          <table:table-cell office:value-type="float" office:value="0.141439">
            <text:p>0.14143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0.23376">
            <text:p>0.23376</text:p>
          </table:table-cell>
          <table:table-cell office:value-type="float" office:value="0.277029">
            <text:p>0.277029</text:p>
          </table:table-cell>
          <table:table-cell office:value-type="float" office:value="0.525358">
            <text:p>0.525358</text:p>
          </table:table-cell>
          <table:table-cell office:value-type="float" office:value="0.140745">
            <text:p>0.140745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0.236544">
            <text:p>0.236544</text:p>
          </table:table-cell>
          <table:table-cell office:value-type="float" office:value="0.278404">
            <text:p>0.278404</text:p>
          </table:table-cell>
          <table:table-cell office:value-type="float" office:value="0.52712">
            <text:p>0.52712</text:p>
          </table:table-cell>
          <table:table-cell office:value-type="float" office:value="0.14019">
            <text:p>0.1401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0.239341">
            <text:p>0.239341</text:p>
          </table:table-cell>
          <table:table-cell office:value-type="float" office:value="0.279756">
            <text:p>0.279756</text:p>
          </table:table-cell>
          <table:table-cell office:value-type="float" office:value="0.528869">
            <text:p>0.528869</text:p>
          </table:table-cell>
          <table:table-cell office:value-type="float" office:value="0.137806">
            <text:p>0.13780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0.242152">
            <text:p>0.242152</text:p>
          </table:table-cell>
          <table:table-cell office:value-type="float" office:value="0.281124">
            <text:p>0.281124</text:p>
          </table:table-cell>
          <table:table-cell office:value-type="float" office:value="0.530605">
            <text:p>0.530605</text:p>
          </table:table-cell>
          <table:table-cell office:value-type="float" office:value="0.139389">
            <text:p>0.13938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244977">
            <text:p>0.244977</text:p>
          </table:table-cell>
          <table:table-cell office:value-type="float" office:value="0.28248">
            <text:p>0.28248</text:p>
          </table:table-cell>
          <table:table-cell office:value-type="float" office:value="0.532328">
            <text:p>0.532328</text:p>
          </table:table-cell>
          <table:table-cell office:value-type="float" office:value="0.137691">
            <text:p>0.13769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0.247815">
            <text:p>0.247815</text:p>
          </table:table-cell>
          <table:table-cell office:value-type="float" office:value="0.283832">
            <text:p>0.283832</text:p>
          </table:table-cell>
          <table:table-cell office:value-type="float" office:value="0.534038">
            <text:p>0.534038</text:p>
          </table:table-cell>
          <table:table-cell office:value-type="float" office:value="0.13778">
            <text:p>0.1377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0.250667">
            <text:p>0.250667</text:p>
          </table:table-cell>
          <table:table-cell office:value-type="float" office:value="0.28518">
            <text:p>0.28518</text:p>
          </table:table-cell>
          <table:table-cell office:value-type="float" office:value="0.535737">
            <text:p>0.535737</text:p>
          </table:table-cell>
          <table:table-cell office:value-type="float" office:value="0.13749">
            <text:p>0.1374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0.253532">
            <text:p>0.253532</text:p>
          </table:table-cell>
          <table:table-cell office:value-type="float" office:value="0.286528">
            <text:p>0.286528</text:p>
          </table:table-cell>
          <table:table-cell office:value-type="float" office:value="0.537423">
            <text:p>0.537423</text:p>
          </table:table-cell>
          <table:table-cell office:value-type="float" office:value="0.137503">
            <text:p>0.13750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0.256411">
            <text:p>0.256411</text:p>
          </table:table-cell>
          <table:table-cell office:value-type="float" office:value="0.287861">
            <text:p>0.287861</text:p>
          </table:table-cell>
          <table:table-cell office:value-type="float" office:value="0.539096">
            <text:p>0.539096</text:p>
          </table:table-cell>
          <table:table-cell office:value-type="float" office:value="0.135846">
            <text:p>0.13584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9303">
            <text:p>0.259303</text:p>
          </table:table-cell>
          <table:table-cell office:value-type="float" office:value="0.289192">
            <text:p>0.289192</text:p>
          </table:table-cell>
          <table:table-cell office:value-type="float" office:value="0.540758">
            <text:p>0.540758</text:p>
          </table:table-cell>
          <table:table-cell office:value-type="float" office:value="0.135592">
            <text:p>0.13559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0.262208">
            <text:p>0.262208</text:p>
          </table:table-cell>
          <table:table-cell office:value-type="float" office:value="0.290513">
            <text:p>0.290513</text:p>
          </table:table-cell>
          <table:table-cell office:value-type="float" office:value="0.542407">
            <text:p>0.542407</text:p>
          </table:table-cell>
          <table:table-cell office:value-type="float" office:value="0.134592">
            <text:p>0.13459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0.265126">
            <text:p>0.265126</text:p>
          </table:table-cell>
          <table:table-cell office:value-type="float" office:value="0.291822">
            <text:p>0.291822</text:p>
          </table:table-cell>
          <table:table-cell office:value-type="float" office:value="0.544045">
            <text:p>0.544045</text:p>
          </table:table-cell>
          <table:table-cell office:value-type="float" office:value="0.13284">
            <text:p>0.1328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0.268057">
            <text:p>0.268057</text:p>
          </table:table-cell>
          <table:table-cell office:value-type="float" office:value="0.293141">
            <text:p>0.293141</text:p>
          </table:table-cell>
          <table:table-cell office:value-type="float" office:value="0.545671">
            <text:p>0.545671</text:p>
          </table:table-cell>
          <table:table-cell office:value-type="float" office:value="0.134578">
            <text:p>0.13457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0.271002">
            <text:p>0.271002</text:p>
          </table:table-cell>
          <table:table-cell office:value-type="float" office:value="0.294447">
            <text:p>0.294447</text:p>
          </table:table-cell>
          <table:table-cell office:value-type="float" office:value="0.547286">
            <text:p>0.547286</text:p>
          </table:table-cell>
          <table:table-cell office:value-type="float" office:value="0.133024">
            <text:p>0.13302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273959">
            <text:p>0.273959</text:p>
          </table:table-cell>
          <table:table-cell office:value-type="float" office:value="0.295753">
            <text:p>0.295753</text:p>
          </table:table-cell>
          <table:table-cell office:value-type="float" office:value="0.548889">
            <text:p>0.548889</text:p>
          </table:table-cell>
          <table:table-cell office:value-type="float" office:value="0.13303">
            <text:p>0.1330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0.27693">
            <text:p>0.27693</text:p>
          </table:table-cell>
          <table:table-cell office:value-type="float" office:value="0.297051">
            <text:p>0.297051</text:p>
          </table:table-cell>
          <table:table-cell office:value-type="float" office:value="0.550481">
            <text:p>0.550481</text:p>
          </table:table-cell>
          <table:table-cell office:value-type="float" office:value="0.131781">
            <text:p>0.13178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0.279913">
            <text:p>0.279913</text:p>
          </table:table-cell>
          <table:table-cell office:value-type="float" office:value="0.298353">
            <text:p>0.298353</text:p>
          </table:table-cell>
          <table:table-cell office:value-type="float" office:value="0.552062">
            <text:p>0.552062</text:p>
          </table:table-cell>
          <table:table-cell office:value-type="float" office:value="0.132813">
            <text:p>0.13281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0.28291">
            <text:p>0.28291</text:p>
          </table:table-cell>
          <table:table-cell office:value-type="float" office:value="0.299637">
            <text:p>0.299637</text:p>
          </table:table-cell>
          <table:table-cell office:value-type="float" office:value="0.553631">
            <text:p>0.553631</text:p>
          </table:table-cell>
          <table:table-cell office:value-type="float" office:value="0.130747">
            <text:p>0.13074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0.285919">
            <text:p>0.285919</text:p>
          </table:table-cell>
          <table:table-cell office:value-type="float" office:value="0.300921">
            <text:p>0.300921</text:p>
          </table:table-cell>
          <table:table-cell office:value-type="float" office:value="0.55519">
            <text:p>0.55519</text:p>
          </table:table-cell>
          <table:table-cell office:value-type="float" office:value="0.130876">
            <text:p>0.13087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28894">
            <text:p>0.28894</text:p>
          </table:table-cell>
          <table:table-cell office:value-type="float" office:value="0.302181">
            <text:p>0.302181</text:p>
          </table:table-cell>
          <table:table-cell office:value-type="float" office:value="0.556738">
            <text:p>0.556738</text:p>
          </table:table-cell>
          <table:table-cell office:value-type="float" office:value="0.128497">
            <text:p>0.12849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0.291975">
            <text:p>0.291975</text:p>
          </table:table-cell>
          <table:table-cell office:value-type="float" office:value="0.303456">
            <text:p>0.303456</text:p>
          </table:table-cell>
          <table:table-cell office:value-type="float" office:value="0.558275">
            <text:p>0.558275</text:p>
          </table:table-cell>
          <table:table-cell office:value-type="float" office:value="0.12943">
            <text:p>0.1294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0.295022">
            <text:p>0.295022</text:p>
          </table:table-cell>
          <table:table-cell office:value-type="float" office:value="0.304725">
            <text:p>0.304725</text:p>
          </table:table-cell>
          <table:table-cell office:value-type="float" office:value="0.559801">
            <text:p>0.559801</text:p>
          </table:table-cell>
          <table:table-cell office:value-type="float" office:value="0.129383">
            <text:p>0.12938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0.298082">
            <text:p>0.298082</text:p>
          </table:table-cell>
          <table:table-cell office:value-type="float" office:value="0.305983">
            <text:p>0.305983</text:p>
          </table:table-cell>
          <table:table-cell office:value-type="float" office:value="0.561317">
            <text:p>0.561317</text:p>
          </table:table-cell>
          <table:table-cell office:value-type="float" office:value="0.128081">
            <text:p>0.12808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0.301154">
            <text:p>0.301154</text:p>
          </table:table-cell>
          <table:table-cell office:value-type="float" office:value="0.30724">
            <text:p>0.30724</text:p>
          </table:table-cell>
          <table:table-cell office:value-type="float" office:value="0.562822">
            <text:p>0.562822</text:p>
          </table:table-cell>
          <table:table-cell office:value-type="float" office:value="0.128164">
            <text:p>0.12816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304239">
            <text:p>0.304239</text:p>
          </table:table-cell>
          <table:table-cell office:value-type="float" office:value="0.308501">
            <text:p>0.308501</text:p>
          </table:table-cell>
          <table:table-cell office:value-type="float" office:value="0.564318">
            <text:p>0.564318</text:p>
          </table:table-cell>
          <table:table-cell office:value-type="float" office:value="0.128534">
            <text:p>0.12853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0.307337">
            <text:p>0.307337</text:p>
          </table:table-cell>
          <table:table-cell office:value-type="float" office:value="0.309743">
            <text:p>0.309743</text:p>
          </table:table-cell>
          <table:table-cell office:value-type="float" office:value="0.565803">
            <text:p>0.565803</text:p>
          </table:table-cell>
          <table:table-cell office:value-type="float" office:value="0.126587">
            <text:p>0.12658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0.310446">
            <text:p>0.310446</text:p>
          </table:table-cell>
          <table:table-cell office:value-type="float" office:value="0.310991">
            <text:p>0.310991</text:p>
          </table:table-cell>
          <table:table-cell office:value-type="float" office:value="0.567278">
            <text:p>0.567278</text:p>
          </table:table-cell>
          <table:table-cell office:value-type="float" office:value="0.127195">
            <text:p>0.127195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0.313568">
            <text:p>0.313568</text:p>
          </table:table-cell>
          <table:table-cell office:value-type="float" office:value="0.31221">
            <text:p>0.31221</text:p>
          </table:table-cell>
          <table:table-cell office:value-type="float" office:value="0.568742">
            <text:p>0.568742</text:p>
          </table:table-cell>
          <table:table-cell office:value-type="float" office:value="0.124261">
            <text:p>0.12426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0.316703">
            <text:p>0.316703</text:p>
          </table:table-cell>
          <table:table-cell office:value-type="float" office:value="0.313441">
            <text:p>0.313441</text:p>
          </table:table-cell>
          <table:table-cell office:value-type="float" office:value="0.570197">
            <text:p>0.570197</text:p>
          </table:table-cell>
          <table:table-cell office:value-type="float" office:value="0.125393">
            <text:p>0.12539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319849">
            <text:p>0.319849</text:p>
          </table:table-cell>
          <table:table-cell office:value-type="float" office:value="0.314672">
            <text:p>0.314672</text:p>
          </table:table-cell>
          <table:table-cell office:value-type="float" office:value="0.571643">
            <text:p>0.571643</text:p>
          </table:table-cell>
          <table:table-cell office:value-type="float" office:value="0.125389">
            <text:p>0.12538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0.323008">
            <text:p>0.323008</text:p>
          </table:table-cell>
          <table:table-cell office:value-type="float" office:value="0.315892">
            <text:p>0.315892</text:p>
          </table:table-cell>
          <table:table-cell office:value-type="float" office:value="0.573078">
            <text:p>0.573078</text:p>
          </table:table-cell>
          <table:table-cell office:value-type="float" office:value="0.124177">
            <text:p>0.12417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0.326179">
            <text:p>0.326179</text:p>
          </table:table-cell>
          <table:table-cell office:value-type="float" office:value="0.317109">
            <text:p>0.317109</text:p>
          </table:table-cell>
          <table:table-cell office:value-type="float" office:value="0.574504">
            <text:p>0.574504</text:p>
          </table:table-cell>
          <table:table-cell office:value-type="float" office:value="0.123987">
            <text:p>0.12398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0.329363">
            <text:p>0.329363</text:p>
          </table:table-cell>
          <table:table-cell office:value-type="float" office:value="0.31833">
            <text:p>0.31833</text:p>
          </table:table-cell>
          <table:table-cell office:value-type="float" office:value="0.575921">
            <text:p>0.575921</text:p>
          </table:table-cell>
          <table:table-cell office:value-type="float" office:value="0.124484">
            <text:p>0.12448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0.332558">
            <text:p>0.332558</text:p>
          </table:table-cell>
          <table:table-cell office:value-type="float" office:value="0.319535">
            <text:p>0.319535</text:p>
          </table:table-cell>
          <table:table-cell office:value-type="float" office:value="0.577328">
            <text:p>0.577328</text:p>
          </table:table-cell>
          <table:table-cell office:value-type="float" office:value="0.122786">
            <text:p>0.12278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335765">
            <text:p>0.335765</text:p>
          </table:table-cell>
          <table:table-cell office:value-type="float" office:value="0.320743">
            <text:p>0.320743</text:p>
          </table:table-cell>
          <table:table-cell office:value-type="float" office:value="0.578726">
            <text:p>0.578726</text:p>
          </table:table-cell>
          <table:table-cell office:value-type="float" office:value="0.123148">
            <text:p>0.12314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0.338984">
            <text:p>0.338984</text:p>
          </table:table-cell>
          <table:table-cell office:value-type="float" office:value="0.321919">
            <text:p>0.321919</text:p>
          </table:table-cell>
          <table:table-cell office:value-type="float" office:value="0.580114">
            <text:p>0.580114</text:p>
          </table:table-cell>
          <table:table-cell office:value-type="float" office:value="0.119617">
            <text:p>0.11961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0.342216">
            <text:p>0.342216</text:p>
          </table:table-cell>
          <table:table-cell office:value-type="float" office:value="0.323121">
            <text:p>0.323121</text:p>
          </table:table-cell>
          <table:table-cell office:value-type="float" office:value="0.581494">
            <text:p>0.581494</text:p>
          </table:table-cell>
          <table:table-cell office:value-type="float" office:value="0.122566">
            <text:p>0.12256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0.345459">
            <text:p>0.345459</text:p>
          </table:table-cell>
          <table:table-cell office:value-type="float" office:value="0.324309">
            <text:p>0.324309</text:p>
          </table:table-cell>
          <table:table-cell office:value-type="float" office:value="0.582864">
            <text:p>0.582864</text:p>
          </table:table-cell>
          <table:table-cell office:value-type="float" office:value="0.121064">
            <text:p>0.12106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0.348713">
            <text:p>0.348713</text:p>
          </table:table-cell>
          <table:table-cell office:value-type="float" office:value="0.325488">
            <text:p>0.325488</text:p>
          </table:table-cell>
          <table:table-cell office:value-type="float" office:value="0.584226">
            <text:p>0.584226</text:p>
          </table:table-cell>
          <table:table-cell office:value-type="float" office:value="0.120158">
            <text:p>0.12015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35198">
            <text:p>0.35198</text:p>
          </table:table-cell>
          <table:table-cell office:value-type="float" office:value="0.326674">
            <text:p>0.326674</text:p>
          </table:table-cell>
          <table:table-cell office:value-type="float" office:value="0.585578">
            <text:p>0.585578</text:p>
          </table:table-cell>
          <table:table-cell office:value-type="float" office:value="0.120694">
            <text:p>0.12069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0.355259">
            <text:p>0.355259</text:p>
          </table:table-cell>
          <table:table-cell office:value-type="float" office:value="0.327855">
            <text:p>0.327855</text:p>
          </table:table-cell>
          <table:table-cell office:value-type="float" office:value="0.586922">
            <text:p>0.586922</text:p>
          </table:table-cell>
          <table:table-cell office:value-type="float" office:value="0.120461">
            <text:p>0.12046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0.358549">
            <text:p>0.358549</text:p>
          </table:table-cell>
          <table:table-cell office:value-type="float" office:value="0.329024">
            <text:p>0.329024</text:p>
          </table:table-cell>
          <table:table-cell office:value-type="float" office:value="0.588257">
            <text:p>0.588257</text:p>
          </table:table-cell>
          <table:table-cell office:value-type="float" office:value="0.118527">
            <text:p>0.11852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0.361851">
            <text:p>0.361851</text:p>
          </table:table-cell>
          <table:table-cell office:value-type="float" office:value="0.330189">
            <text:p>0.330189</text:p>
          </table:table-cell>
          <table:table-cell office:value-type="float" office:value="0.589584">
            <text:p>0.589584</text:p>
          </table:table-cell>
          <table:table-cell office:value-type="float" office:value="0.118196">
            <text:p>0.11819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0.365164">
            <text:p>0.365164</text:p>
          </table:table-cell>
          <table:table-cell office:value-type="float" office:value="0.331335">
            <text:p>0.331335</text:p>
          </table:table-cell>
          <table:table-cell office:value-type="float" office:value="0.590902">
            <text:p>0.590902</text:p>
          </table:table-cell>
          <table:table-cell office:value-type="float" office:value="0.116742">
            <text:p>0.11674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368489">
            <text:p>0.368489</text:p>
          </table:table-cell>
          <table:table-cell office:value-type="float" office:value="0.3325">
            <text:p>0.3325</text:p>
          </table:table-cell>
          <table:table-cell office:value-type="float" office:value="0.592211">
            <text:p>0.592211</text:p>
          </table:table-cell>
          <table:table-cell office:value-type="float" office:value="0.11858">
            <text:p>0.1185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0.371825">
            <text:p>0.371825</text:p>
          </table:table-cell>
          <table:table-cell office:value-type="float" office:value="0.333653">
            <text:p>0.333653</text:p>
          </table:table-cell>
          <table:table-cell office:value-type="float" office:value="0.593512">
            <text:p>0.593512</text:p>
          </table:table-cell>
          <table:table-cell office:value-type="float" office:value="0.117021">
            <text:p>0.11702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0.375173">
            <text:p>0.375173</text:p>
          </table:table-cell>
          <table:table-cell office:value-type="float" office:value="0.334801">
            <text:p>0.334801</text:p>
          </table:table-cell>
          <table:table-cell office:value-type="float" office:value="0.594805">
            <text:p>0.594805</text:p>
          </table:table-cell>
          <table:table-cell office:value-type="float" office:value="0.11704">
            <text:p>0.1170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0.378533">
            <text:p>0.378533</text:p>
          </table:table-cell>
          <table:table-cell office:value-type="float" office:value="0.335949">
            <text:p>0.335949</text:p>
          </table:table-cell>
          <table:table-cell office:value-type="float" office:value="0.59609">
            <text:p>0.59609</text:p>
          </table:table-cell>
          <table:table-cell office:value-type="float" office:value="0.116969">
            <text:p>0.11696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0.381904">
            <text:p>0.381904</text:p>
          </table:table-cell>
          <table:table-cell office:value-type="float" office:value="0.337085">
            <text:p>0.337085</text:p>
          </table:table-cell>
          <table:table-cell office:value-type="float" office:value="0.597367">
            <text:p>0.597367</text:p>
          </table:table-cell>
          <table:table-cell office:value-type="float" office:value="0.115783">
            <text:p>0.11578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385286">
            <text:p>0.385286</text:p>
          </table:table-cell>
          <table:table-cell office:value-type="float" office:value="0.338225">
            <text:p>0.338225</text:p>
          </table:table-cell>
          <table:table-cell office:value-type="float" office:value="0.598635">
            <text:p>0.598635</text:p>
          </table:table-cell>
          <table:table-cell office:value-type="float" office:value="0.11625">
            <text:p>0.11625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0.388679">
            <text:p>0.388679</text:p>
          </table:table-cell>
          <table:table-cell office:value-type="float" office:value="0.339339">
            <text:p>0.339339</text:p>
          </table:table-cell>
          <table:table-cell office:value-type="float" office:value="0.599896">
            <text:p>0.599896</text:p>
          </table:table-cell>
          <table:table-cell office:value-type="float" office:value="0.113459">
            <text:p>0.11345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0.392084">
            <text:p>0.392084</text:p>
          </table:table-cell>
          <table:table-cell office:value-type="float" office:value="0.340465">
            <text:p>0.340465</text:p>
          </table:table-cell>
          <table:table-cell office:value-type="float" office:value="0.601149">
            <text:p>0.601149</text:p>
          </table:table-cell>
          <table:table-cell office:value-type="float" office:value="0.114724">
            <text:p>0.11472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0.3955">
            <text:p>0.3955</text:p>
          </table:table-cell>
          <table:table-cell office:value-type="float" office:value="0.341589">
            <text:p>0.341589</text:p>
          </table:table-cell>
          <table:table-cell office:value-type="float" office:value="0.602394">
            <text:p>0.602394</text:p>
          </table:table-cell>
          <table:table-cell office:value-type="float" office:value="0.114417">
            <text:p>0.11441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0.398927">
            <text:p>0.398927</text:p>
          </table:table-cell>
          <table:table-cell office:value-type="float" office:value="0.342705">
            <text:p>0.342705</text:p>
          </table:table-cell>
          <table:table-cell office:value-type="float" office:value="0.603631">
            <text:p>0.603631</text:p>
          </table:table-cell>
          <table:table-cell office:value-type="float" office:value="0.113745">
            <text:p>0.113745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402365">
            <text:p>0.402365</text:p>
          </table:table-cell>
          <table:table-cell office:value-type="float" office:value="0.343821">
            <text:p>0.343821</text:p>
          </table:table-cell>
          <table:table-cell office:value-type="float" office:value="0.60486">
            <text:p>0.60486</text:p>
          </table:table-cell>
          <table:table-cell office:value-type="float" office:value="0.113736">
            <text:p>0.11373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0.405814">
            <text:p>0.405814</text:p>
          </table:table-cell>
          <table:table-cell office:value-type="float" office:value="0.344933">
            <text:p>0.344933</text:p>
          </table:table-cell>
          <table:table-cell office:value-type="float" office:value="0.606082">
            <text:p>0.606082</text:p>
          </table:table-cell>
          <table:table-cell office:value-type="float" office:value="0.113259">
            <text:p>0.11325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0.409274">
            <text:p>0.409274</text:p>
          </table:table-cell>
          <table:table-cell office:value-type="float" office:value="0.346039">
            <text:p>0.346039</text:p>
          </table:table-cell>
          <table:table-cell office:value-type="float" office:value="0.607296">
            <text:p>0.607296</text:p>
          </table:table-cell>
          <table:table-cell office:value-type="float" office:value="0.11228">
            <text:p>0.1122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0.412746">
            <text:p>0.412746</text:p>
          </table:table-cell>
          <table:table-cell office:value-type="float" office:value="0.347132">
            <text:p>0.347132</text:p>
          </table:table-cell>
          <table:table-cell office:value-type="float" office:value="0.608503">
            <text:p>0.608503</text:p>
          </table:table-cell>
          <table:table-cell office:value-type="float" office:value="0.111322">
            <text:p>0.11132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0.416228">
            <text:p>0.416228</text:p>
          </table:table-cell>
          <table:table-cell office:value-type="float" office:value="0.348221">
            <text:p>0.348221</text:p>
          </table:table-cell>
          <table:table-cell office:value-type="float" office:value="0.609703">
            <text:p>0.609703</text:p>
          </table:table-cell>
          <table:table-cell office:value-type="float" office:value="0.110907">
            <text:p>0.11090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419721">
            <text:p>0.419721</text:p>
          </table:table-cell>
          <table:table-cell office:value-type="float" office:value="0.34932">
            <text:p>0.34932</text:p>
          </table:table-cell>
          <table:table-cell office:value-type="float" office:value="0.610895">
            <text:p>0.610895</text:p>
          </table:table-cell>
          <table:table-cell office:value-type="float" office:value="0.111991">
            <text:p>0.11199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0.423225">
            <text:p>0.423225</text:p>
          </table:table-cell>
          <table:table-cell office:value-type="float" office:value="0.350404">
            <text:p>0.350404</text:p>
          </table:table-cell>
          <table:table-cell office:value-type="float" office:value="0.61208">
            <text:p>0.61208</text:p>
          </table:table-cell>
          <table:table-cell office:value-type="float" office:value="0.11037">
            <text:p>0.1103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0.42674">
            <text:p>0.42674</text:p>
          </table:table-cell>
          <table:table-cell office:value-type="float" office:value="0.351487">
            <text:p>0.351487</text:p>
          </table:table-cell>
          <table:table-cell office:value-type="float" office:value="0.613258">
            <text:p>0.613258</text:p>
          </table:table-cell>
          <table:table-cell office:value-type="float" office:value="0.110426">
            <text:p>0.11042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0.430265">
            <text:p>0.430265</text:p>
          </table:table-cell>
          <table:table-cell office:value-type="float" office:value="0.352577">
            <text:p>0.352577</text:p>
          </table:table-cell>
          <table:table-cell office:value-type="float" office:value="0.614428">
            <text:p>0.614428</text:p>
          </table:table-cell>
          <table:table-cell office:value-type="float" office:value="0.110987">
            <text:p>0.110987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0.433802">
            <text:p>0.433802</text:p>
          </table:table-cell>
          <table:table-cell office:value-type="float" office:value="0.353652">
            <text:p>0.353652</text:p>
          </table:table-cell>
          <table:table-cell office:value-type="float" office:value="0.615592">
            <text:p>0.615592</text:p>
          </table:table-cell>
          <table:table-cell office:value-type="float" office:value="0.109491">
            <text:p>0.10949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0.437349">
            <text:p>0.437349</text:p>
          </table:table-cell>
          <table:table-cell office:value-type="float" office:value="0.354718">
            <text:p>0.354718</text:p>
          </table:table-cell>
          <table:table-cell office:value-type="float" office:value="0.616748">
            <text:p>0.616748</text:p>
          </table:table-cell>
          <table:table-cell office:value-type="float" office:value="0.10866">
            <text:p>0.1086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0.440907">
            <text:p>0.440907</text:p>
          </table:table-cell>
          <table:table-cell office:value-type="float" office:value="0.355775">
            <text:p>0.355775</text:p>
          </table:table-cell>
          <table:table-cell office:value-type="float" office:value="0.617898">
            <text:p>0.617898</text:p>
          </table:table-cell>
          <table:table-cell office:value-type="float" office:value="0.107596">
            <text:p>0.10759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0.444475">
            <text:p>0.444475</text:p>
          </table:table-cell>
          <table:table-cell office:value-type="float" office:value="0.356845">
            <text:p>0.356845</text:p>
          </table:table-cell>
          <table:table-cell office:value-type="float" office:value="0.61904">
            <text:p>0.61904</text:p>
          </table:table-cell>
          <table:table-cell office:value-type="float" office:value="0.109034">
            <text:p>0.10903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0.448054">
            <text:p>0.448054</text:p>
          </table:table-cell>
          <table:table-cell office:value-type="float" office:value="0.357896">
            <text:p>0.357896</text:p>
          </table:table-cell>
          <table:table-cell office:value-type="float" office:value="0.620176">
            <text:p>0.620176</text:p>
          </table:table-cell>
          <table:table-cell office:value-type="float" office:value="0.109035">
            <text:p>0.10903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0.451643">
            <text:p>0.451643</text:p>
          </table:table-cell>
          <table:table-cell office:value-type="float" office:value="0.358948">
            <text:p>0.358948</text:p>
          </table:table-cell>
          <table:table-cell office:value-type="float" office:value="0.621305">
            <text:p>0.621305</text:p>
          </table:table-cell>
          <table:table-cell office:value-type="float" office:value="0.107148">
            <text:p>0.10714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455243">
            <text:p>0.455243</text:p>
          </table:table-cell>
          <table:table-cell office:value-type="float" office:value="0.360006">
            <text:p>0.360006</text:p>
          </table:table-cell>
          <table:table-cell office:value-type="float" office:value="0.622428">
            <text:p>0.622428</text:p>
          </table:table-cell>
          <table:table-cell office:value-type="float" office:value="0.10782">
            <text:p>0.1078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0.458854">
            <text:p>0.458854</text:p>
          </table:table-cell>
          <table:table-cell office:value-type="float" office:value="0.361058">
            <text:p>0.361058</text:p>
          </table:table-cell>
          <table:table-cell office:value-type="float" office:value="0.623544">
            <text:p>0.623544</text:p>
          </table:table-cell>
          <table:table-cell office:value-type="float" office:value="0.107148">
            <text:p>0.10714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0.462475">
            <text:p>0.462475</text:p>
          </table:table-cell>
          <table:table-cell office:value-type="float" office:value="0.362097">
            <text:p>0.362097</text:p>
          </table:table-cell>
          <table:table-cell office:value-type="float" office:value="0.624653">
            <text:p>0.624653</text:p>
          </table:table-cell>
          <table:table-cell office:value-type="float" office:value="0.105803">
            <text:p>0.10580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0.466106">
            <text:p>0.466106</text:p>
          </table:table-cell>
          <table:table-cell office:value-type="float" office:value="0.363127">
            <text:p>0.363127</text:p>
          </table:table-cell>
          <table:table-cell office:value-type="float" office:value="0.625756">
            <text:p>0.625756</text:p>
          </table:table-cell>
          <table:table-cell office:value-type="float" office:value="0.104885">
            <text:p>0.104885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0.469748">
            <text:p>0.469748</text:p>
          </table:table-cell>
          <table:table-cell office:value-type="float" office:value="0.364169">
            <text:p>0.364169</text:p>
          </table:table-cell>
          <table:table-cell office:value-type="float" office:value="0.626852">
            <text:p>0.626852</text:p>
          </table:table-cell>
          <table:table-cell office:value-type="float" office:value="0.106109">
            <text:p>0.106109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.4734">
            <text:p>0.4734</text:p>
          </table:table-cell>
          <table:table-cell office:value-type="float" office:value="0.365197">
            <text:p>0.365197</text:p>
          </table:table-cell>
          <table:table-cell office:value-type="float" office:value="0.627942">
            <text:p>0.627942</text:p>
          </table:table-cell>
          <table:table-cell office:value-type="float" office:value="0.104441">
            <text:p>0.10444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0.477062">
            <text:p>0.477062</text:p>
          </table:table-cell>
          <table:table-cell office:value-type="float" office:value="0.366232">
            <text:p>0.366232</text:p>
          </table:table-cell>
          <table:table-cell office:value-type="float" office:value="0.629025">
            <text:p>0.629025</text:p>
          </table:table-cell>
          <table:table-cell office:value-type="float" office:value="0.105464">
            <text:p>0.105464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0.480734">
            <text:p>0.480734</text:p>
          </table:table-cell>
          <table:table-cell office:value-type="float" office:value="0.36726">
            <text:p>0.36726</text:p>
          </table:table-cell>
          <table:table-cell office:value-type="float" office:value="0.630102">
            <text:p>0.630102</text:p>
          </table:table-cell>
          <table:table-cell office:value-type="float" office:value="0.104663">
            <text:p>0.10466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0.484417">
            <text:p>0.484417</text:p>
          </table:table-cell>
          <table:table-cell office:value-type="float" office:value="0.368281">
            <text:p>0.368281</text:p>
          </table:table-cell>
          <table:table-cell office:value-type="float" office:value="0.631173">
            <text:p>0.631173</text:p>
          </table:table-cell>
          <table:table-cell office:value-type="float" office:value="0.104098">
            <text:p>0.104098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0.48811">
            <text:p>0.48811</text:p>
          </table:table-cell>
          <table:table-cell office:value-type="float" office:value="0.369283">
            <text:p>0.369283</text:p>
          </table:table-cell>
          <table:table-cell office:value-type="float" office:value="0.632238">
            <text:p>0.632238</text:p>
          </table:table-cell>
          <table:table-cell office:value-type="float" office:value="0.104101">
            <text:p>0.10410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0.491813">
            <text:p>0.491813</text:p>
          </table:table-cell>
          <table:table-cell office:value-type="float" office:value="0.370288">
            <text:p>0.370288</text:p>
          </table:table-cell>
          <table:table-cell office:value-type="float" office:value="0.633297">
            <text:p>0.633297</text:p>
          </table:table-cell>
          <table:table-cell office:value-type="float" office:value="0.102386">
            <text:p>0.10238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0.495526">
            <text:p>0.495526</text:p>
          </table:table-cell>
          <table:table-cell office:value-type="float" office:value="0.371304">
            <text:p>0.371304</text:p>
          </table:table-cell>
          <table:table-cell office:value-type="float" office:value="0.634349">
            <text:p>0.634349</text:p>
          </table:table-cell>
          <table:table-cell office:value-type="float" office:value="0.103431">
            <text:p>0.103431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0.499249">
            <text:p>0.499249</text:p>
          </table:table-cell>
          <table:table-cell office:value-type="float" office:value="0.372307">
            <text:p>0.372307</text:p>
          </table:table-cell>
          <table:table-cell office:value-type="float" office:value="0.635396">
            <text:p>0.635396</text:p>
          </table:table-cell>
          <table:table-cell office:value-type="float" office:value="0.102203">
            <text:p>0.102203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0.502982">
            <text:p>0.502982</text:p>
          </table:table-cell>
          <table:table-cell office:value-type="float" office:value="0.373308">
            <text:p>0.373308</text:p>
          </table:table-cell>
          <table:table-cell office:value-type="float" office:value="0.636436">
            <text:p>0.636436</text:p>
          </table:table-cell>
          <table:table-cell office:value-type="float" office:value="0.10405">
            <text:p>0.1040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0.506725">
            <text:p>0.506725</text:p>
          </table:table-cell>
          <table:table-cell office:value-type="float" office:value="0.374307">
            <text:p>0.374307</text:p>
          </table:table-cell>
          <table:table-cell office:value-type="float" office:value="0.637471">
            <text:p>0.637471</text:p>
          </table:table-cell>
          <table:table-cell office:value-type="float" office:value="0.101766">
            <text:p>0.101766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0.510478">
            <text:p>0.510478</text:p>
          </table:table-cell>
          <table:table-cell office:value-type="float" office:value="0.375305">
            <text:p>0.375305</text:p>
          </table:table-cell>
          <table:table-cell office:value-type="float" office:value="0.6385">
            <text:p>0.6385</text:p>
          </table:table-cell>
          <table:table-cell office:value-type="float" office:value="0.101712">
            <text:p>0.10171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0.51424">
            <text:p>0.51424</text:p>
          </table:table-cell>
          <table:table-cell office:value-type="float" office:value="0.376273">
            <text:p>0.376273</text:p>
          </table:table-cell>
          <table:table-cell office:value-type="float" office:value="0.639523">
            <text:p>0.639523</text:p>
          </table:table-cell>
          <table:table-cell office:value-type="float" office:value="0.100546">
            <text:p>0.10054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0.518013">
            <text:p>0.518013</text:p>
          </table:table-cell>
          <table:table-cell office:value-type="float" office:value="0.377269">
            <text:p>0.377269</text:p>
          </table:table-cell>
          <table:table-cell office:value-type="float" office:value="0.64054">
            <text:p>0.64054</text:p>
          </table:table-cell>
          <table:table-cell office:value-type="float" office:value="0.101432">
            <text:p>0.101432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0.521795">
            <text:p>0.521795</text:p>
          </table:table-cell>
          <table:table-cell office:value-type="float" office:value="0.378246">
            <text:p>0.378246</text:p>
          </table:table-cell>
          <table:table-cell office:value-type="float" office:value="0.641551">
            <text:p>0.641551</text:p>
          </table:table-cell>
          <table:table-cell office:value-type="float" office:value="0.101587">
            <text:p>0.10158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0.525588">
            <text:p>0.525588</text:p>
          </table:table-cell>
          <table:table-cell office:value-type="float" office:value="0.37922">
            <text:p>0.37922</text:p>
          </table:table-cell>
          <table:table-cell office:value-type="float" office:value="0.642557">
            <text:p>0.642557</text:p>
          </table:table-cell>
          <table:table-cell office:value-type="float" office:value="0.10104">
            <text:p>0.1010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0.529389">
            <text:p>0.529389</text:p>
          </table:table-cell>
          <table:table-cell office:value-type="float" office:value="0.380196">
            <text:p>0.380196</text:p>
          </table:table-cell>
          <table:table-cell office:value-type="float" office:value="0.643557">
            <text:p>0.643557</text:p>
          </table:table-cell>
          <table:table-cell office:value-type="float" office:value="0.10142">
            <text:p>0.1014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0.533201">
            <text:p>0.533201</text:p>
          </table:table-cell>
          <table:table-cell office:value-type="float" office:value="0.381162">
            <text:p>0.381162</text:p>
          </table:table-cell>
          <table:table-cell office:value-type="float" office:value="0.644552">
            <text:p>0.644552</text:p>
          </table:table-cell>
          <table:table-cell office:value-type="float" office:value="0.100507">
            <text:p>0.10050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0.537022">
            <text:p>0.537022</text:p>
          </table:table-cell>
          <table:table-cell office:value-type="float" office:value="0.382126">
            <text:p>0.382126</text:p>
          </table:table-cell>
          <table:table-cell office:value-type="float" office:value="0.645541">
            <text:p>0.645541</text:p>
          </table:table-cell>
          <table:table-cell office:value-type="float" office:value="0.100284">
            <text:p>0.10028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0.540853">
            <text:p>0.540853</text:p>
          </table:table-cell>
          <table:table-cell office:value-type="float" office:value="0.383076">
            <text:p>0.383076</text:p>
          </table:table-cell>
          <table:table-cell office:value-type="float" office:value="0.646524">
            <text:p>0.646524</text:p>
          </table:table-cell>
          <table:table-cell office:value-type="float" office:value="0.0986844">
            <text:p>0.098684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0.544693">
            <text:p>0.544693</text:p>
          </table:table-cell>
          <table:table-cell office:value-type="float" office:value="0.384037">
            <text:p>0.384037</text:p>
          </table:table-cell>
          <table:table-cell office:value-type="float" office:value="0.647503">
            <text:p>0.647503</text:p>
          </table:table-cell>
          <table:table-cell office:value-type="float" office:value="0.100014">
            <text:p>0.10001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0.548543">
            <text:p>0.548543</text:p>
          </table:table-cell>
          <table:table-cell office:value-type="float" office:value="0.384987">
            <text:p>0.384987</text:p>
          </table:table-cell>
          <table:table-cell office:value-type="float" office:value="0.648475">
            <text:p>0.648475</text:p>
          </table:table-cell>
          <table:table-cell office:value-type="float" office:value="0.0987779">
            <text:p>0.098777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0.552402">
            <text:p>0.552402</text:p>
          </table:table-cell>
          <table:table-cell office:value-type="float" office:value="0.385941">
            <text:p>0.385941</text:p>
          </table:table-cell>
          <table:table-cell office:value-type="float" office:value="0.649443">
            <text:p>0.649443</text:p>
          </table:table-cell>
          <table:table-cell office:value-type="float" office:value="0.0992663">
            <text:p>0.099266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0.556271">
            <text:p>0.556271</text:p>
          </table:table-cell>
          <table:table-cell office:value-type="float" office:value="0.386887">
            <text:p>0.386887</text:p>
          </table:table-cell>
          <table:table-cell office:value-type="float" office:value="0.650405">
            <text:p>0.650405</text:p>
          </table:table-cell>
          <table:table-cell office:value-type="float" office:value="0.0982846">
            <text:p>0.098284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0.560149">
            <text:p>0.560149</text:p>
          </table:table-cell>
          <table:table-cell office:value-type="float" office:value="0.387833">
            <text:p>0.387833</text:p>
          </table:table-cell>
          <table:table-cell office:value-type="float" office:value="0.651361">
            <text:p>0.651361</text:p>
          </table:table-cell>
          <table:table-cell office:value-type="float" office:value="0.098426">
            <text:p>0.09842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0.564037">
            <text:p>0.564037</text:p>
          </table:table-cell>
          <table:table-cell office:value-type="float" office:value="0.388758">
            <text:p>0.388758</text:p>
          </table:table-cell>
          <table:table-cell office:value-type="float" office:value="0.652313">
            <text:p>0.652313</text:p>
          </table:table-cell>
          <table:table-cell office:value-type="float" office:value="0.0960476">
            <text:p>0.096047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0.567934">
            <text:p>0.567934</text:p>
          </table:table-cell>
          <table:table-cell office:value-type="float" office:value="0.3897">
            <text:p>0.3897</text:p>
          </table:table-cell>
          <table:table-cell office:value-type="float" office:value="0.653259">
            <text:p>0.653259</text:p>
          </table:table-cell>
          <table:table-cell office:value-type="float" office:value="0.0979438">
            <text:p>0.097943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91">
            <text:p>2.91</text:p>
          </table:table-cell>
          <table:table-cell office:value-type="float" office:value="0.57184">
            <text:p>0.57184</text:p>
          </table:table-cell>
          <table:table-cell office:value-type="float" office:value="0.390633">
            <text:p>0.390633</text:p>
          </table:table-cell>
          <table:table-cell office:value-type="float" office:value="0.654201">
            <text:p>0.654201</text:p>
          </table:table-cell>
          <table:table-cell office:value-type="float" office:value="0.0970981">
            <text:p>0.097098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0.575755">
            <text:p>0.575755</text:p>
          </table:table-cell>
          <table:table-cell office:value-type="float" office:value="0.391562">
            <text:p>0.391562</text:p>
          </table:table-cell>
          <table:table-cell office:value-type="float" office:value="0.655137">
            <text:p>0.655137</text:p>
          </table:table-cell>
          <table:table-cell office:value-type="float" office:value="0.0966048">
            <text:p>0.096604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0.57968">
            <text:p>0.57968</text:p>
          </table:table-cell>
          <table:table-cell office:value-type="float" office:value="0.392494">
            <text:p>0.392494</text:p>
          </table:table-cell>
          <table:table-cell office:value-type="float" office:value="0.656068">
            <text:p>0.656068</text:p>
          </table:table-cell>
          <table:table-cell office:value-type="float" office:value="0.0969326">
            <text:p>0.096932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0.583614">
            <text:p>0.583614</text:p>
          </table:table-cell>
          <table:table-cell office:value-type="float" office:value="0.39342">
            <text:p>0.39342</text:p>
          </table:table-cell>
          <table:table-cell office:value-type="float" office:value="0.656994">
            <text:p>0.656994</text:p>
          </table:table-cell>
          <table:table-cell office:value-type="float" office:value="0.0962863">
            <text:p>0.096286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0.587558">
            <text:p>0.587558</text:p>
          </table:table-cell>
          <table:table-cell office:value-type="float" office:value="0.394334">
            <text:p>0.394334</text:p>
          </table:table-cell>
          <table:table-cell office:value-type="float" office:value="0.657915">
            <text:p>0.657915</text:p>
          </table:table-cell>
          <table:table-cell office:value-type="float" office:value="0.0949078">
            <text:p>0.094907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0.59151">
            <text:p>0.59151</text:p>
          </table:table-cell>
          <table:table-cell office:value-type="float" office:value="0.395243">
            <text:p>0.395243</text:p>
          </table:table-cell>
          <table:table-cell office:value-type="float" office:value="0.658831">
            <text:p>0.658831</text:p>
          </table:table-cell>
          <table:table-cell office:value-type="float" office:value="0.094465">
            <text:p>0.09446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97">
            <text:p>2.97</text:p>
          </table:table-cell>
          <table:table-cell office:value-type="float" office:value="0.595471">
            <text:p>0.595471</text:p>
          </table:table-cell>
          <table:table-cell office:value-type="float" office:value="0.396162">
            <text:p>0.396162</text:p>
          </table:table-cell>
          <table:table-cell office:value-type="float" office:value="0.659742">
            <text:p>0.659742</text:p>
          </table:table-cell>
          <table:table-cell office:value-type="float" office:value="0.0955787">
            <text:p>0.095578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0.599442">
            <text:p>0.599442</text:p>
          </table:table-cell>
          <table:table-cell office:value-type="float" office:value="0.397066">
            <text:p>0.397066</text:p>
          </table:table-cell>
          <table:table-cell office:value-type="float" office:value="0.660649">
            <text:p>0.660649</text:p>
          </table:table-cell>
          <table:table-cell office:value-type="float" office:value="0.0939751">
            <text:p>0.093975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.99">
            <text:p>2.99</text:p>
          </table:table-cell>
          <table:table-cell office:value-type="float" office:value="0.603422">
            <text:p>0.603422</text:p>
          </table:table-cell>
          <table:table-cell office:value-type="float" office:value="0.397985">
            <text:p>0.397985</text:p>
          </table:table-cell>
          <table:table-cell office:value-type="float" office:value="0.66155">
            <text:p>0.66155</text:p>
          </table:table-cell>
          <table:table-cell office:value-type="float" office:value="0.095615">
            <text:p>0.09561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0741">
            <text:p>0.60741</text:p>
          </table:table-cell>
          <table:table-cell office:value-type="float" office:value="0.398885">
            <text:p>0.398885</text:p>
          </table:table-cell>
          <table:table-cell office:value-type="float" office:value="0.662447">
            <text:p>0.662447</text:p>
          </table:table-cell>
          <table:table-cell office:value-type="float" office:value="0.0934943">
            <text:p>0.093494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0.611408">
            <text:p>0.611408</text:p>
          </table:table-cell>
          <table:table-cell office:value-type="float" office:value="0.399792">
            <text:p>0.399792</text:p>
          </table:table-cell>
          <table:table-cell office:value-type="float" office:value="0.663339">
            <text:p>0.663339</text:p>
          </table:table-cell>
          <table:table-cell office:value-type="float" office:value="0.0943473">
            <text:p>0.094347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0.615415">
            <text:p>0.615415</text:p>
          </table:table-cell>
          <table:table-cell office:value-type="float" office:value="0.400672">
            <text:p>0.400672</text:p>
          </table:table-cell>
          <table:table-cell office:value-type="float" office:value="0.664227">
            <text:p>0.664227</text:p>
          </table:table-cell>
          <table:table-cell office:value-type="float" office:value="0.0913248">
            <text:p>0.091324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0.619431">
            <text:p>0.619431</text:p>
          </table:table-cell>
          <table:table-cell office:value-type="float" office:value="0.401577">
            <text:p>0.401577</text:p>
          </table:table-cell>
          <table:table-cell office:value-type="float" office:value="0.665109">
            <text:p>0.665109</text:p>
          </table:table-cell>
          <table:table-cell office:value-type="float" office:value="0.0941296">
            <text:p>0.094129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0.623455">
            <text:p>0.623455</text:p>
          </table:table-cell>
          <table:table-cell office:value-type="float" office:value="0.402466">
            <text:p>0.402466</text:p>
          </table:table-cell>
          <table:table-cell office:value-type="float" office:value="0.665988">
            <text:p>0.665988</text:p>
          </table:table-cell>
          <table:table-cell office:value-type="float" office:value="0.0923993">
            <text:p>0.092399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0.627489">
            <text:p>0.627489</text:p>
          </table:table-cell>
          <table:table-cell office:value-type="float" office:value="0.403358">
            <text:p>0.403358</text:p>
          </table:table-cell>
          <table:table-cell office:value-type="float" office:value="0.666861">
            <text:p>0.666861</text:p>
          </table:table-cell>
          <table:table-cell office:value-type="float" office:value="0.0927836">
            <text:p>0.092783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0.631531">
            <text:p>0.631531</text:p>
          </table:table-cell>
          <table:table-cell office:value-type="float" office:value="0.404242">
            <text:p>0.404242</text:p>
          </table:table-cell>
          <table:table-cell office:value-type="float" office:value="0.66773">
            <text:p>0.66773</text:p>
          </table:table-cell>
          <table:table-cell office:value-type="float" office:value="0.0918597">
            <text:p>0.091859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0.635582">
            <text:p>0.635582</text:p>
          </table:table-cell>
          <table:table-cell office:value-type="float" office:value="0.405127">
            <text:p>0.405127</text:p>
          </table:table-cell>
          <table:table-cell office:value-type="float" office:value="0.668594">
            <text:p>0.668594</text:p>
          </table:table-cell>
          <table:table-cell office:value-type="float" office:value="0.0919951">
            <text:p>0.091995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0.639642">
            <text:p>0.639642</text:p>
          </table:table-cell>
          <table:table-cell office:value-type="float" office:value="0.405987">
            <text:p>0.405987</text:p>
          </table:table-cell>
          <table:table-cell office:value-type="float" office:value="0.669454">
            <text:p>0.669454</text:p>
          </table:table-cell>
          <table:table-cell office:value-type="float" office:value="0.0892164">
            <text:p>0.089216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09">
            <text:p>3.09</text:p>
          </table:table-cell>
          <table:table-cell office:value-type="float" office:value="0.643711">
            <text:p>0.643711</text:p>
          </table:table-cell>
          <table:table-cell office:value-type="float" office:value="0.406878">
            <text:p>0.406878</text:p>
          </table:table-cell>
          <table:table-cell office:value-type="float" office:value="0.67031">
            <text:p>0.67031</text:p>
          </table:table-cell>
          <table:table-cell office:value-type="float" office:value="0.0925767">
            <text:p>0.092576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0.647788">
            <text:p>0.647788</text:p>
          </table:table-cell>
          <table:table-cell office:value-type="float" office:value="0.407752">
            <text:p>0.407752</text:p>
          </table:table-cell>
          <table:table-cell office:value-type="float" office:value="0.671161">
            <text:p>0.671161</text:p>
          </table:table-cell>
          <table:table-cell office:value-type="float" office:value="0.0908922">
            <text:p>0.090892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0.651874">
            <text:p>0.651874</text:p>
          </table:table-cell>
          <table:table-cell office:value-type="float" office:value="0.408619">
            <text:p>0.408619</text:p>
          </table:table-cell>
          <table:table-cell office:value-type="float" office:value="0.672007">
            <text:p>0.672007</text:p>
          </table:table-cell>
          <table:table-cell office:value-type="float" office:value="0.0901304">
            <text:p>0.090130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0.655969">
            <text:p>0.655969</text:p>
          </table:table-cell>
          <table:table-cell office:value-type="float" office:value="0.409494">
            <text:p>0.409494</text:p>
          </table:table-cell>
          <table:table-cell office:value-type="float" office:value="0.67285">
            <text:p>0.67285</text:p>
          </table:table-cell>
          <table:table-cell office:value-type="float" office:value="0.0909613">
            <text:p>0.090961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0.660073">
            <text:p>0.660073</text:p>
          </table:table-cell>
          <table:table-cell office:value-type="float" office:value="0.41036">
            <text:p>0.41036</text:p>
          </table:table-cell>
          <table:table-cell office:value-type="float" office:value="0.673688">
            <text:p>0.673688</text:p>
          </table:table-cell>
          <table:table-cell office:value-type="float" office:value="0.0900122">
            <text:p>0.090012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0.664185">
            <text:p>0.664185</text:p>
          </table:table-cell>
          <table:table-cell office:value-type="float" office:value="0.411206">
            <text:p>0.411206</text:p>
          </table:table-cell>
          <table:table-cell office:value-type="float" office:value="0.674522">
            <text:p>0.674522</text:p>
          </table:table-cell>
          <table:table-cell office:value-type="float" office:value="0.0878108">
            <text:p>0.087810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0.668305">
            <text:p>0.668305</text:p>
          </table:table-cell>
          <table:table-cell office:value-type="float" office:value="0.412074">
            <text:p>0.412074</text:p>
          </table:table-cell>
          <table:table-cell office:value-type="float" office:value="0.675351">
            <text:p>0.675351</text:p>
          </table:table-cell>
          <table:table-cell office:value-type="float" office:value="0.0902315">
            <text:p>0.090231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0.672434">
            <text:p>0.672434</text:p>
          </table:table-cell>
          <table:table-cell office:value-type="float" office:value="0.412928">
            <text:p>0.412928</text:p>
          </table:table-cell>
          <table:table-cell office:value-type="float" office:value="0.676176">
            <text:p>0.676176</text:p>
          </table:table-cell>
          <table:table-cell office:value-type="float" office:value="0.0887943">
            <text:p>0.088794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0.676572">
            <text:p>0.676572</text:p>
          </table:table-cell>
          <table:table-cell office:value-type="float" office:value="0.41378">
            <text:p>0.41378</text:p>
          </table:table-cell>
          <table:table-cell office:value-type="float" office:value="0.676997">
            <text:p>0.676997</text:p>
          </table:table-cell>
          <table:table-cell office:value-type="float" office:value="0.0886191">
            <text:p>0.088619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0.680718">
            <text:p>0.680718</text:p>
          </table:table-cell>
          <table:table-cell office:value-type="float" office:value="0.414629">
            <text:p>0.414629</text:p>
          </table:table-cell>
          <table:table-cell office:value-type="float" office:value="0.677814">
            <text:p>0.677814</text:p>
          </table:table-cell>
          <table:table-cell office:value-type="float" office:value="0.0881777">
            <text:p>0.088177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0.684873">
            <text:p>0.684873</text:p>
          </table:table-cell>
          <table:table-cell office:value-type="float" office:value="0.415486">
            <text:p>0.415486</text:p>
          </table:table-cell>
          <table:table-cell office:value-type="float" office:value="0.678627">
            <text:p>0.678627</text:p>
          </table:table-cell>
          <table:table-cell office:value-type="float" office:value="0.089081">
            <text:p>0.08908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689036">
            <text:p>0.689036</text:p>
          </table:table-cell>
          <table:table-cell office:value-type="float" office:value="0.416316">
            <text:p>0.416316</text:p>
          </table:table-cell>
          <table:table-cell office:value-type="float" office:value="0.679436">
            <text:p>0.679436</text:p>
          </table:table-cell>
          <table:table-cell office:value-type="float" office:value="0.0861707">
            <text:p>0.086170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21">
            <text:p>3.21</text:p>
          </table:table-cell>
          <table:table-cell office:value-type="float" office:value="0.693208">
            <text:p>0.693208</text:p>
          </table:table-cell>
          <table:table-cell office:value-type="float" office:value="0.417162">
            <text:p>0.417162</text:p>
          </table:table-cell>
          <table:table-cell office:value-type="float" office:value="0.68024">
            <text:p>0.68024</text:p>
          </table:table-cell>
          <table:table-cell office:value-type="float" office:value="0.0879074">
            <text:p>0.087907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0.697388">
            <text:p>0.697388</text:p>
          </table:table-cell>
          <table:table-cell office:value-type="float" office:value="0.418002">
            <text:p>0.418002</text:p>
          </table:table-cell>
          <table:table-cell office:value-type="float" office:value="0.681041">
            <text:p>0.681041</text:p>
          </table:table-cell>
          <table:table-cell office:value-type="float" office:value="0.0873384">
            <text:p>0.087338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0.701576">
            <text:p>0.701576</text:p>
          </table:table-cell>
          <table:table-cell office:value-type="float" office:value="0.418838">
            <text:p>0.418838</text:p>
          </table:table-cell>
          <table:table-cell office:value-type="float" office:value="0.681838">
            <text:p>0.681838</text:p>
          </table:table-cell>
          <table:table-cell office:value-type="float" office:value="0.0868279">
            <text:p>0.086827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0.705773">
            <text:p>0.705773</text:p>
          </table:table-cell>
          <table:table-cell office:value-type="float" office:value="0.419669">
            <text:p>0.419669</text:p>
          </table:table-cell>
          <table:table-cell office:value-type="float" office:value="0.68263">
            <text:p>0.68263</text:p>
          </table:table-cell>
          <table:table-cell office:value-type="float" office:value="0.0863024">
            <text:p>0.086302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0.709978">
            <text:p>0.709978</text:p>
          </table:table-cell>
          <table:table-cell office:value-type="float" office:value="0.420509">
            <text:p>0.420509</text:p>
          </table:table-cell>
          <table:table-cell office:value-type="float" office:value="0.683419">
            <text:p>0.683419</text:p>
          </table:table-cell>
          <table:table-cell office:value-type="float" office:value="0.0873569">
            <text:p>0.087356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0.714191">
            <text:p>0.714191</text:p>
          </table:table-cell>
          <table:table-cell office:value-type="float" office:value="0.421321">
            <text:p>0.421321</text:p>
          </table:table-cell>
          <table:table-cell office:value-type="float" office:value="0.684204">
            <text:p>0.684204</text:p>
          </table:table-cell>
          <table:table-cell office:value-type="float" office:value="0.0842892">
            <text:p>0.084289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0.718412">
            <text:p>0.718412</text:p>
          </table:table-cell>
          <table:table-cell office:value-type="float" office:value="0.422154">
            <text:p>0.422154</text:p>
          </table:table-cell>
          <table:table-cell office:value-type="float" office:value="0.684985">
            <text:p>0.684985</text:p>
          </table:table-cell>
          <table:table-cell office:value-type="float" office:value="0.0866191">
            <text:p>0.086619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0.722642">
            <text:p>0.722642</text:p>
          </table:table-cell>
          <table:table-cell office:value-type="float" office:value="0.422976">
            <text:p>0.422976</text:p>
          </table:table-cell>
          <table:table-cell office:value-type="float" office:value="0.685762">
            <text:p>0.685762</text:p>
          </table:table-cell>
          <table:table-cell office:value-type="float" office:value="0.0854419">
            <text:p>0.085441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29">
            <text:p>3.29</text:p>
          </table:table-cell>
          <table:table-cell office:value-type="float" office:value="0.72688">
            <text:p>0.72688</text:p>
          </table:table-cell>
          <table:table-cell office:value-type="float" office:value="0.423792">
            <text:p>0.423792</text:p>
          </table:table-cell>
          <table:table-cell office:value-type="float" office:value="0.686535">
            <text:p>0.686535</text:p>
          </table:table-cell>
          <table:table-cell office:value-type="float" office:value="0.0847555">
            <text:p>0.084755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.731126">
            <text:p>0.731126</text:p>
          </table:table-cell>
          <table:table-cell office:value-type="float" office:value="0.424615">
            <text:p>0.424615</text:p>
          </table:table-cell>
          <table:table-cell office:value-type="float" office:value="0.687305">
            <text:p>0.687305</text:p>
          </table:table-cell>
          <table:table-cell office:value-type="float" office:value="0.0854865">
            <text:p>0.085486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0.73538">
            <text:p>0.73538</text:p>
          </table:table-cell>
          <table:table-cell office:value-type="float" office:value="0.42543">
            <text:p>0.42543</text:p>
          </table:table-cell>
          <table:table-cell office:value-type="float" office:value="0.68807">
            <text:p>0.68807</text:p>
          </table:table-cell>
          <table:table-cell office:value-type="float" office:value="0.0847016">
            <text:p>0.084701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0.739642">
            <text:p>0.739642</text:p>
          </table:table-cell>
          <table:table-cell office:value-type="float" office:value="0.426221">
            <text:p>0.426221</text:p>
          </table:table-cell>
          <table:table-cell office:value-type="float" office:value="0.688832">
            <text:p>0.688832</text:p>
          </table:table-cell>
          <table:table-cell office:value-type="float" office:value="0.0820958">
            <text:p>0.082095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0.743912">
            <text:p>0.743912</text:p>
          </table:table-cell>
          <table:table-cell office:value-type="float" office:value="0.427042">
            <text:p>0.427042</text:p>
          </table:table-cell>
          <table:table-cell office:value-type="float" office:value="0.68959">
            <text:p>0.68959</text:p>
          </table:table-cell>
          <table:table-cell office:value-type="float" office:value="0.0853193">
            <text:p>0.085319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0.748191">
            <text:p>0.748191</text:p>
          </table:table-cell>
          <table:table-cell office:value-type="float" office:value="0.427849">
            <text:p>0.427849</text:p>
          </table:table-cell>
          <table:table-cell office:value-type="float" office:value="0.690345">
            <text:p>0.690345</text:p>
          </table:table-cell>
          <table:table-cell office:value-type="float" office:value="0.0837915">
            <text:p>0.083791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0.752477">
            <text:p>0.752477</text:p>
          </table:table-cell>
          <table:table-cell office:value-type="float" office:value="0.428646">
            <text:p>0.428646</text:p>
          </table:table-cell>
          <table:table-cell office:value-type="float" office:value="0.691096">
            <text:p>0.691096</text:p>
          </table:table-cell>
          <table:table-cell office:value-type="float" office:value="0.0827505">
            <text:p>0.082750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0.756772">
            <text:p>0.756772</text:p>
          </table:table-cell>
          <table:table-cell office:value-type="float" office:value="0.429452">
            <text:p>0.429452</text:p>
          </table:table-cell>
          <table:table-cell office:value-type="float" office:value="0.691843">
            <text:p>0.691843</text:p>
          </table:table-cell>
          <table:table-cell office:value-type="float" office:value="0.0837059">
            <text:p>0.083705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0.761074">
            <text:p>0.761074</text:p>
          </table:table-cell>
          <table:table-cell office:value-type="float" office:value="0.430255">
            <text:p>0.430255</text:p>
          </table:table-cell>
          <table:table-cell office:value-type="float" office:value="0.692587">
            <text:p>0.692587</text:p>
          </table:table-cell>
          <table:table-cell office:value-type="float" office:value="0.0834075">
            <text:p>0.083407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0.765384">
            <text:p>0.765384</text:p>
          </table:table-cell>
          <table:table-cell office:value-type="float" office:value="0.431036">
            <text:p>0.431036</text:p>
          </table:table-cell>
          <table:table-cell office:value-type="float" office:value="0.693327">
            <text:p>0.693327</text:p>
          </table:table-cell>
          <table:table-cell office:value-type="float" office:value="0.0810455">
            <text:p>0.081045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0.769703">
            <text:p>0.769703</text:p>
          </table:table-cell>
          <table:table-cell office:value-type="float" office:value="0.431838">
            <text:p>0.431838</text:p>
          </table:table-cell>
          <table:table-cell office:value-type="float" office:value="0.694063">
            <text:p>0.694063</text:p>
          </table:table-cell>
          <table:table-cell office:value-type="float" office:value="0.0833273">
            <text:p>0.083327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0.774029">
            <text:p>0.774029</text:p>
          </table:table-cell>
          <table:table-cell office:value-type="float" office:value="0.432625">
            <text:p>0.432625</text:p>
          </table:table-cell>
          <table:table-cell office:value-type="float" office:value="0.694796">
            <text:p>0.694796</text:p>
          </table:table-cell>
          <table:table-cell office:value-type="float" office:value="0.0816972">
            <text:p>0.081697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0.778363">
            <text:p>0.778363</text:p>
          </table:table-cell>
          <table:table-cell office:value-type="float" office:value="0.433413">
            <text:p>0.433413</text:p>
          </table:table-cell>
          <table:table-cell office:value-type="float" office:value="0.695526">
            <text:p>0.695526</text:p>
          </table:table-cell>
          <table:table-cell office:value-type="float" office:value="0.0819318">
            <text:p>0.081931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0.782705">
            <text:p>0.782705</text:p>
          </table:table-cell>
          <table:table-cell office:value-type="float" office:value="0.434201">
            <text:p>0.434201</text:p>
          </table:table-cell>
          <table:table-cell office:value-type="float" office:value="0.696252">
            <text:p>0.696252</text:p>
          </table:table-cell>
          <table:table-cell office:value-type="float" office:value="0.0817601">
            <text:p>0.081760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0.787055">
            <text:p>0.787055</text:p>
          </table:table-cell>
          <table:table-cell office:value-type="float" office:value="0.434988">
            <text:p>0.434988</text:p>
          </table:table-cell>
          <table:table-cell office:value-type="float" office:value="0.696974">
            <text:p>0.696974</text:p>
          </table:table-cell>
          <table:table-cell office:value-type="float" office:value="0.0816654">
            <text:p>0.081665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0.791412">
            <text:p>0.791412</text:p>
          </table:table-cell>
          <table:table-cell office:value-type="float" office:value="0.435755">
            <text:p>0.435755</text:p>
          </table:table-cell>
          <table:table-cell office:value-type="float" office:value="0.697693">
            <text:p>0.697693</text:p>
          </table:table-cell>
          <table:table-cell office:value-type="float" office:value="0.079657">
            <text:p>0.07965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0.795778">
            <text:p>0.795778</text:p>
          </table:table-cell>
          <table:table-cell office:value-type="float" office:value="0.436538">
            <text:p>0.436538</text:p>
          </table:table-cell>
          <table:table-cell office:value-type="float" office:value="0.698409">
            <text:p>0.698409</text:p>
          </table:table-cell>
          <table:table-cell office:value-type="float" office:value="0.0812803">
            <text:p>0.081280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0.800151">
            <text:p>0.800151</text:p>
          </table:table-cell>
          <table:table-cell office:value-type="float" office:value="0.437309">
            <text:p>0.437309</text:p>
          </table:table-cell>
          <table:table-cell office:value-type="float" office:value="0.699121">
            <text:p>0.699121</text:p>
          </table:table-cell>
          <table:table-cell office:value-type="float" office:value="0.0801122">
            <text:p>0.080112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0.804531">
            <text:p>0.804531</text:p>
          </table:table-cell>
          <table:table-cell office:value-type="float" office:value="0.438084">
            <text:p>0.438084</text:p>
          </table:table-cell>
          <table:table-cell office:value-type="float" office:value="0.69983">
            <text:p>0.69983</text:p>
          </table:table-cell>
          <table:table-cell office:value-type="float" office:value="0.0804738">
            <text:p>0.080473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0.80892">
            <text:p>0.80892</text:p>
          </table:table-cell>
          <table:table-cell office:value-type="float" office:value="0.438862">
            <text:p>0.438862</text:p>
          </table:table-cell>
          <table:table-cell office:value-type="float" office:value="0.700536">
            <text:p>0.700536</text:p>
          </table:table-cell>
          <table:table-cell office:value-type="float" office:value="0.0807708">
            <text:p>0.080770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0.813316">
            <text:p>0.813316</text:p>
          </table:table-cell>
          <table:table-cell office:value-type="float" office:value="0.439617">
            <text:p>0.439617</text:p>
          </table:table-cell>
          <table:table-cell office:value-type="float" office:value="0.701238">
            <text:p>0.701238</text:p>
          </table:table-cell>
          <table:table-cell office:value-type="float" office:value="0.0783412">
            <text:p>0.078341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81772">
            <text:p>0.81772</text:p>
          </table:table-cell>
          <table:table-cell office:value-type="float" office:value="0.440375">
            <text:p>0.440375</text:p>
          </table:table-cell>
          <table:table-cell office:value-type="float" office:value="0.701937">
            <text:p>0.701937</text:p>
          </table:table-cell>
          <table:table-cell office:value-type="float" office:value="0.0787016">
            <text:p>0.078701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0.822131">
            <text:p>0.822131</text:p>
          </table:table-cell>
          <table:table-cell office:value-type="float" office:value="0.441145">
            <text:p>0.441145</text:p>
          </table:table-cell>
          <table:table-cell office:value-type="float" office:value="0.702633">
            <text:p>0.702633</text:p>
          </table:table-cell>
          <table:table-cell office:value-type="float" office:value="0.0799968">
            <text:p>0.079996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0.82655">
            <text:p>0.82655</text:p>
          </table:table-cell>
          <table:table-cell office:value-type="float" office:value="0.441902">
            <text:p>0.441902</text:p>
          </table:table-cell>
          <table:table-cell office:value-type="float" office:value="0.703326">
            <text:p>0.703326</text:p>
          </table:table-cell>
          <table:table-cell office:value-type="float" office:value="0.0785605">
            <text:p>0.078560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0.830976">
            <text:p>0.830976</text:p>
          </table:table-cell>
          <table:table-cell office:value-type="float" office:value="0.442657">
            <text:p>0.442657</text:p>
          </table:table-cell>
          <table:table-cell office:value-type="float" office:value="0.704015">
            <text:p>0.704015</text:p>
          </table:table-cell>
          <table:table-cell office:value-type="float" office:value="0.0783879">
            <text:p>0.078387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0.835411">
            <text:p>0.835411</text:p>
          </table:table-cell>
          <table:table-cell office:value-type="float" office:value="0.443423">
            <text:p>0.443423</text:p>
          </table:table-cell>
          <table:table-cell office:value-type="float" office:value="0.704701">
            <text:p>0.704701</text:p>
          </table:table-cell>
          <table:table-cell office:value-type="float" office:value="0.0795265">
            <text:p>0.079526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0.839852">
            <text:p>0.839852</text:p>
          </table:table-cell>
          <table:table-cell office:value-type="float" office:value="0.444155">
            <text:p>0.444155</text:p>
          </table:table-cell>
          <table:table-cell office:value-type="float" office:value="0.705384">
            <text:p>0.705384</text:p>
          </table:table-cell>
          <table:table-cell office:value-type="float" office:value="0.0758939">
            <text:p>0.075893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0.844301">
            <text:p>0.844301</text:p>
          </table:table-cell>
          <table:table-cell office:value-type="float" office:value="0.444918">
            <text:p>0.444918</text:p>
          </table:table-cell>
          <table:table-cell office:value-type="float" office:value="0.706064">
            <text:p>0.706064</text:p>
          </table:table-cell>
          <table:table-cell office:value-type="float" office:value="0.0792467">
            <text:p>0.079246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0.848758">
            <text:p>0.848758</text:p>
          </table:table-cell>
          <table:table-cell office:value-type="float" office:value="0.445666">
            <text:p>0.445666</text:p>
          </table:table-cell>
          <table:table-cell office:value-type="float" office:value="0.706741">
            <text:p>0.706741</text:p>
          </table:table-cell>
          <table:table-cell office:value-type="float" office:value="0.0776806">
            <text:p>0.077680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0.853222">
            <text:p>0.853222</text:p>
          </table:table-cell>
          <table:table-cell office:value-type="float" office:value="0.446413">
            <text:p>0.446413</text:p>
          </table:table-cell>
          <table:table-cell office:value-type="float" office:value="0.707414">
            <text:p>0.707414</text:p>
          </table:table-cell>
          <table:table-cell office:value-type="float" office:value="0.0775306">
            <text:p>0.077530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0.857693">
            <text:p>0.857693</text:p>
          </table:table-cell>
          <table:table-cell office:value-type="float" office:value="0.447158">
            <text:p>0.447158</text:p>
          </table:table-cell>
          <table:table-cell office:value-type="float" office:value="0.708085">
            <text:p>0.708085</text:p>
          </table:table-cell>
          <table:table-cell office:value-type="float" office:value="0.0773743">
            <text:p>0.077374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0.862172">
            <text:p>0.862172</text:p>
          </table:table-cell>
          <table:table-cell office:value-type="float" office:value="0.447901">
            <text:p>0.447901</text:p>
          </table:table-cell>
          <table:table-cell office:value-type="float" office:value="0.708752">
            <text:p>0.708752</text:p>
          </table:table-cell>
          <table:table-cell office:value-type="float" office:value="0.0771142">
            <text:p>0.077114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0.866658">
            <text:p>0.866658</text:p>
          </table:table-cell>
          <table:table-cell office:value-type="float" office:value="0.448627">
            <text:p>0.448627</text:p>
          </table:table-cell>
          <table:table-cell office:value-type="float" office:value="0.709416">
            <text:p>0.709416</text:p>
          </table:table-cell>
          <table:table-cell office:value-type="float" office:value="0.0753119">
            <text:p>0.075311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0.871152">
            <text:p>0.871152</text:p>
          </table:table-cell>
          <table:table-cell office:value-type="float" office:value="0.449368">
            <text:p>0.449368</text:p>
          </table:table-cell>
          <table:table-cell office:value-type="float" office:value="0.710078">
            <text:p>0.710078</text:p>
          </table:table-cell>
          <table:table-cell office:value-type="float" office:value="0.0768719">
            <text:p>0.076871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0.875653">
            <text:p>0.875653</text:p>
          </table:table-cell>
          <table:table-cell office:value-type="float" office:value="0.450101">
            <text:p>0.450101</text:p>
          </table:table-cell>
          <table:table-cell office:value-type="float" office:value="0.710736">
            <text:p>0.710736</text:p>
          </table:table-cell>
          <table:table-cell office:value-type="float" office:value="0.0761269">
            <text:p>0.076126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0.880161">
            <text:p>0.880161</text:p>
          </table:table-cell>
          <table:table-cell office:value-type="float" office:value="0.450832">
            <text:p>0.450832</text:p>
          </table:table-cell>
          <table:table-cell office:value-type="float" office:value="0.711391">
            <text:p>0.711391</text:p>
          </table:table-cell>
          <table:table-cell office:value-type="float" office:value="0.075892">
            <text:p>0.07589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0.884677">
            <text:p>0.884677</text:p>
          </table:table-cell>
          <table:table-cell office:value-type="float" office:value="0.451569">
            <text:p>0.451569</text:p>
          </table:table-cell>
          <table:table-cell office:value-type="float" office:value="0.712044">
            <text:p>0.712044</text:p>
          </table:table-cell>
          <table:table-cell office:value-type="float" office:value="0.0765169">
            <text:p>0.076516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0.8892">
            <text:p>0.8892</text:p>
          </table:table-cell>
          <table:table-cell office:value-type="float" office:value="0.452275">
            <text:p>0.452275</text:p>
          </table:table-cell>
          <table:table-cell office:value-type="float" office:value="0.712693">
            <text:p>0.712693</text:p>
          </table:table-cell>
          <table:table-cell office:value-type="float" office:value="0.0731797">
            <text:p>0.073179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0.89373">
            <text:p>0.89373</text:p>
          </table:table-cell>
          <table:table-cell office:value-type="float" office:value="0.453012">
            <text:p>0.453012</text:p>
          </table:table-cell>
          <table:table-cell office:value-type="float" office:value="0.71334">
            <text:p>0.71334</text:p>
          </table:table-cell>
          <table:table-cell office:value-type="float" office:value="0.0765233">
            <text:p>0.076523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0.898267">
            <text:p>0.898267</text:p>
          </table:table-cell>
          <table:table-cell office:value-type="float" office:value="0.453734">
            <text:p>0.453734</text:p>
          </table:table-cell>
          <table:table-cell office:value-type="float" office:value="0.713983">
            <text:p>0.713983</text:p>
          </table:table-cell>
          <table:table-cell office:value-type="float" office:value="0.0749459">
            <text:p>0.074945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0.902811">
            <text:p>0.902811</text:p>
          </table:table-cell>
          <table:table-cell office:value-type="float" office:value="0.454448">
            <text:p>0.454448</text:p>
          </table:table-cell>
          <table:table-cell office:value-type="float" office:value="0.714624">
            <text:p>0.714624</text:p>
          </table:table-cell>
          <table:table-cell office:value-type="float" office:value="0.0741538">
            <text:p>0.074153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0.907363">
            <text:p>0.907363</text:p>
          </table:table-cell>
          <table:table-cell office:value-type="float" office:value="0.455169">
            <text:p>0.455169</text:p>
          </table:table-cell>
          <table:table-cell office:value-type="float" office:value="0.715262">
            <text:p>0.715262</text:p>
          </table:table-cell>
          <table:table-cell office:value-type="float" office:value="0.0747646">
            <text:p>0.074764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0.911922">
            <text:p>0.911922</text:p>
          </table:table-cell>
          <table:table-cell office:value-type="float" office:value="0.455891">
            <text:p>0.455891</text:p>
          </table:table-cell>
          <table:table-cell office:value-type="float" office:value="0.715897">
            <text:p>0.715897</text:p>
          </table:table-cell>
          <table:table-cell office:value-type="float" office:value="0.0749859">
            <text:p>0.074985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0.916488">
            <text:p>0.916488</text:p>
          </table:table-cell>
          <table:table-cell office:value-type="float" office:value="0.456584">
            <text:p>0.456584</text:p>
          </table:table-cell>
          <table:table-cell office:value-type="float" office:value="0.716529">
            <text:p>0.716529</text:p>
          </table:table-cell>
          <table:table-cell office:value-type="float" office:value="0.0718038">
            <text:p>0.071803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0.921061">
            <text:p>0.921061</text:p>
          </table:table-cell>
          <table:table-cell office:value-type="float" office:value="0.457304">
            <text:p>0.457304</text:p>
          </table:table-cell>
          <table:table-cell office:value-type="float" office:value="0.717159">
            <text:p>0.717159</text:p>
          </table:table-cell>
          <table:table-cell office:value-type="float" office:value="0.0748319">
            <text:p>0.074831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0.925641">
            <text:p>0.925641</text:p>
          </table:table-cell>
          <table:table-cell office:value-type="float" office:value="0.458013">
            <text:p>0.458013</text:p>
          </table:table-cell>
          <table:table-cell office:value-type="float" office:value="0.717785">
            <text:p>0.717785</text:p>
          </table:table-cell>
          <table:table-cell office:value-type="float" office:value="0.0735599">
            <text:p>0.073559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0.930228">
            <text:p>0.930228</text:p>
          </table:table-cell>
          <table:table-cell office:value-type="float" office:value="0.458719">
            <text:p>0.458719</text:p>
          </table:table-cell>
          <table:table-cell office:value-type="float" office:value="0.718409">
            <text:p>0.718409</text:p>
          </table:table-cell>
          <table:table-cell office:value-type="float" office:value="0.0732775">
            <text:p>0.073277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0.934822">
            <text:p>0.934822</text:p>
          </table:table-cell>
          <table:table-cell office:value-type="float" office:value="0.459431">
            <text:p>0.459431</text:p>
          </table:table-cell>
          <table:table-cell office:value-type="float" office:value="0.71903">
            <text:p>0.71903</text:p>
          </table:table-cell>
          <table:table-cell office:value-type="float" office:value="0.0739664">
            <text:p>0.073966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0.939423">
            <text:p>0.939423</text:p>
          </table:table-cell>
          <table:table-cell office:value-type="float" office:value="0.460117">
            <text:p>0.460117</text:p>
          </table:table-cell>
          <table:table-cell office:value-type="float" office:value="0.719648">
            <text:p>0.719648</text:p>
          </table:table-cell>
          <table:table-cell office:value-type="float" office:value="0.0711227">
            <text:p>0.071122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0.944031">
            <text:p>0.944031</text:p>
          </table:table-cell>
          <table:table-cell office:value-type="float" office:value="0.460825">
            <text:p>0.460825</text:p>
          </table:table-cell>
          <table:table-cell office:value-type="float" office:value="0.720264">
            <text:p>0.720264</text:p>
          </table:table-cell>
          <table:table-cell office:value-type="float" office:value="0.0735312">
            <text:p>0.073531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0.948646">
            <text:p>0.948646</text:p>
          </table:table-cell>
          <table:table-cell office:value-type="float" office:value="0.461523">
            <text:p>0.461523</text:p>
          </table:table-cell>
          <table:table-cell office:value-type="float" office:value="0.720877">
            <text:p>0.720877</text:p>
          </table:table-cell>
          <table:table-cell office:value-type="float" office:value="0.072249">
            <text:p>0.07224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953269">
            <text:p>0.953269</text:p>
          </table:table-cell>
          <table:table-cell office:value-type="float" office:value="0.462219">
            <text:p>0.462219</text:p>
          </table:table-cell>
          <table:table-cell office:value-type="float" office:value="0.721487">
            <text:p>0.721487</text:p>
          </table:table-cell>
          <table:table-cell office:value-type="float" office:value="0.0723274">
            <text:p>0.072327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0.957898">
            <text:p>0.957898</text:p>
          </table:table-cell>
          <table:table-cell office:value-type="float" office:value="0.462915">
            <text:p>0.462915</text:p>
          </table:table-cell>
          <table:table-cell office:value-type="float" office:value="0.722095">
            <text:p>0.722095</text:p>
          </table:table-cell>
          <table:table-cell office:value-type="float" office:value="0.072167">
            <text:p>0.07216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0.962534">
            <text:p>0.962534</text:p>
          </table:table-cell>
          <table:table-cell office:value-type="float" office:value="0.463607">
            <text:p>0.463607</text:p>
          </table:table-cell>
          <table:table-cell office:value-type="float" office:value="0.7227">
            <text:p>0.7227</text:p>
          </table:table-cell>
          <table:table-cell office:value-type="float" office:value="0.0718601">
            <text:p>0.071860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0.967176">
            <text:p>0.967176</text:p>
          </table:table-cell>
          <table:table-cell office:value-type="float" office:value="0.464286">
            <text:p>0.464286</text:p>
          </table:table-cell>
          <table:table-cell office:value-type="float" office:value="0.723302">
            <text:p>0.723302</text:p>
          </table:table-cell>
          <table:table-cell office:value-type="float" office:value="0.0703254">
            <text:p>0.070325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0.971826">
            <text:p>0.971826</text:p>
          </table:table-cell>
          <table:table-cell office:value-type="float" office:value="0.464972">
            <text:p>0.464972</text:p>
          </table:table-cell>
          <table:table-cell office:value-type="float" office:value="0.723902">
            <text:p>0.723902</text:p>
          </table:table-cell>
          <table:table-cell office:value-type="float" office:value="0.0712288">
            <text:p>0.071228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0.976483">
            <text:p>0.976483</text:p>
          </table:table-cell>
          <table:table-cell office:value-type="float" office:value="0.465657">
            <text:p>0.465657</text:p>
          </table:table-cell>
          <table:table-cell office:value-type="float" office:value="0.724499">
            <text:p>0.724499</text:p>
          </table:table-cell>
          <table:table-cell office:value-type="float" office:value="0.070991">
            <text:p>0.07099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0.981146">
            <text:p>0.981146</text:p>
          </table:table-cell>
          <table:table-cell office:value-type="float" office:value="0.466338">
            <text:p>0.466338</text:p>
          </table:table-cell>
          <table:table-cell office:value-type="float" office:value="0.725093">
            <text:p>0.725093</text:p>
          </table:table-cell>
          <table:table-cell office:value-type="float" office:value="0.070657">
            <text:p>0.07065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0.985816">
            <text:p>0.985816</text:p>
          </table:table-cell>
          <table:table-cell office:value-type="float" office:value="0.467029">
            <text:p>0.467029</text:p>
          </table:table-cell>
          <table:table-cell office:value-type="float" office:value="0.725685">
            <text:p>0.725685</text:p>
          </table:table-cell>
          <table:table-cell office:value-type="float" office:value="0.0717282">
            <text:p>0.071728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0.990493">
            <text:p>0.990493</text:p>
          </table:table-cell>
          <table:table-cell office:value-type="float" office:value="0.467683">
            <text:p>0.467683</text:p>
          </table:table-cell>
          <table:table-cell office:value-type="float" office:value="0.726275">
            <text:p>0.726275</text:p>
          </table:table-cell>
          <table:table-cell office:value-type="float" office:value="0.0677556">
            <text:p>0.067755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0.995177">
            <text:p>0.995177</text:p>
          </table:table-cell>
          <table:table-cell office:value-type="float" office:value="0.468379">
            <text:p>0.468379</text:p>
          </table:table-cell>
          <table:table-cell office:value-type="float" office:value="0.726862">
            <text:p>0.726862</text:p>
          </table:table-cell>
          <table:table-cell office:value-type="float" office:value="0.0722054">
            <text:p>0.072205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0.999867">
            <text:p>0.999867</text:p>
          </table:table-cell>
          <table:table-cell office:value-type="float" office:value="0.469048">
            <text:p>0.469048</text:p>
          </table:table-cell>
          <table:table-cell office:value-type="float" office:value="0.727446">
            <text:p>0.727446</text:p>
          </table:table-cell>
          <table:table-cell office:value-type="float" office:value="0.0694285">
            <text:p>0.069428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1.00456">
            <text:p>1.00456</text:p>
          </table:table-cell>
          <table:table-cell office:value-type="float" office:value="0.469727">
            <text:p>0.469727</text:p>
          </table:table-cell>
          <table:table-cell office:value-type="float" office:value="0.728028">
            <text:p>0.728028</text:p>
          </table:table-cell>
          <table:table-cell office:value-type="float" office:value="0.0704627">
            <text:p>0.070462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1.00927">
            <text:p>1.00927</text:p>
          </table:table-cell>
          <table:table-cell office:value-type="float" office:value="0.470404">
            <text:p>0.470404</text:p>
          </table:table-cell>
          <table:table-cell office:value-type="float" office:value="0.728607">
            <text:p>0.728607</text:p>
          </table:table-cell>
          <table:table-cell office:value-type="float" office:value="0.070184">
            <text:p>0.07018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1.01398">
            <text:p>1.01398</text:p>
          </table:table-cell>
          <table:table-cell office:value-type="float" office:value="0.471055">
            <text:p>0.471055</text:p>
          </table:table-cell>
          <table:table-cell office:value-type="float" office:value="0.729184">
            <text:p>0.729184</text:p>
          </table:table-cell>
          <table:table-cell office:value-type="float" office:value="0.0674364">
            <text:p>0.067436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1.0187">
            <text:p>1.0187</text:p>
          </table:table-cell>
          <table:table-cell office:value-type="float" office:value="0.471728">
            <text:p>0.471728</text:p>
          </table:table-cell>
          <table:table-cell office:value-type="float" office:value="0.729759">
            <text:p>0.729759</text:p>
          </table:table-cell>
          <table:table-cell office:value-type="float" office:value="0.0697391">
            <text:p>0.069739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1.02342">
            <text:p>1.02342</text:p>
          </table:table-cell>
          <table:table-cell office:value-type="float" office:value="0.472395">
            <text:p>0.472395</text:p>
          </table:table-cell>
          <table:table-cell office:value-type="float" office:value="0.730331">
            <text:p>0.730331</text:p>
          </table:table-cell>
          <table:table-cell office:value-type="float" office:value="0.0692449">
            <text:p>0.069244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1.02815">
            <text:p>1.02815</text:p>
          </table:table-cell>
          <table:table-cell office:value-type="float" office:value="0.473058">
            <text:p>0.473058</text:p>
          </table:table-cell>
          <table:table-cell office:value-type="float" office:value="0.730901">
            <text:p>0.730901</text:p>
          </table:table-cell>
          <table:table-cell office:value-type="float" office:value="0.0688171">
            <text:p>0.068817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1.03289">
            <text:p>1.03289</text:p>
          </table:table-cell>
          <table:table-cell office:value-type="float" office:value="0.473719">
            <text:p>0.473719</text:p>
          </table:table-cell>
          <table:table-cell office:value-type="float" office:value="0.731468">
            <text:p>0.731468</text:p>
          </table:table-cell>
          <table:table-cell office:value-type="float" office:value="0.0686172">
            <text:p>0.068617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1.03763">
            <text:p>1.03763</text:p>
          </table:table-cell>
          <table:table-cell office:value-type="float" office:value="0.474378">
            <text:p>0.474378</text:p>
          </table:table-cell>
          <table:table-cell office:value-type="float" office:value="0.732033">
            <text:p>0.732033</text:p>
          </table:table-cell>
          <table:table-cell office:value-type="float" office:value="0.0683669">
            <text:p>0.068366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1.04238">
            <text:p>1.04238</text:p>
          </table:table-cell>
          <table:table-cell office:value-type="float" office:value="0.475024">
            <text:p>0.475024</text:p>
          </table:table-cell>
          <table:table-cell office:value-type="float" office:value="0.732595">
            <text:p>0.732595</text:p>
          </table:table-cell>
          <table:table-cell office:value-type="float" office:value="0.0669468">
            <text:p>0.066946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04714">
            <text:p>1.04714</text:p>
          </table:table-cell>
          <table:table-cell office:value-type="float" office:value="0.475676">
            <text:p>0.475676</text:p>
          </table:table-cell>
          <table:table-cell office:value-type="float" office:value="0.733155">
            <text:p>0.733155</text:p>
          </table:table-cell>
          <table:table-cell office:value-type="float" office:value="0.067478">
            <text:p>0.06747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1.0519">
            <text:p>1.0519</text:p>
          </table:table-cell>
          <table:table-cell office:value-type="float" office:value="0.476328">
            <text:p>0.476328</text:p>
          </table:table-cell>
          <table:table-cell office:value-type="float" office:value="0.733713">
            <text:p>0.733713</text:p>
          </table:table-cell>
          <table:table-cell office:value-type="float" office:value="0.0676963">
            <text:p>0.067696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1.05667">
            <text:p>1.05667</text:p>
          </table:table-cell>
          <table:table-cell office:value-type="float" office:value="0.476983">
            <text:p>0.476983</text:p>
          </table:table-cell>
          <table:table-cell office:value-type="float" office:value="0.734269">
            <text:p>0.734269</text:p>
          </table:table-cell>
          <table:table-cell office:value-type="float" office:value="0.0679531">
            <text:p>0.067953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1.06145">
            <text:p>1.06145</text:p>
          </table:table-cell>
          <table:table-cell office:value-type="float" office:value="0.477635">
            <text:p>0.477635</text:p>
          </table:table-cell>
          <table:table-cell office:value-type="float" office:value="0.734822">
            <text:p>0.734822</text:p>
          </table:table-cell>
          <table:table-cell office:value-type="float" office:value="0.0676231">
            <text:p>0.067623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1.06623">
            <text:p>1.06623</text:p>
          </table:table-cell>
          <table:table-cell office:value-type="float" office:value="0.478266">
            <text:p>0.478266</text:p>
          </table:table-cell>
          <table:table-cell office:value-type="float" office:value="0.735373">
            <text:p>0.735373</text:p>
          </table:table-cell>
          <table:table-cell office:value-type="float" office:value="0.0653528">
            <text:p>0.065352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1.07102">
            <text:p>1.07102</text:p>
          </table:table-cell>
          <table:table-cell office:value-type="float" office:value="0.47892">
            <text:p>0.47892</text:p>
          </table:table-cell>
          <table:table-cell office:value-type="float" office:value="0.735921">
            <text:p>0.735921</text:p>
          </table:table-cell>
          <table:table-cell office:value-type="float" office:value="0.0679102">
            <text:p>0.067910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1.07581">
            <text:p>1.07581</text:p>
          </table:table-cell>
          <table:table-cell office:value-type="float" office:value="0.479562">
            <text:p>0.479562</text:p>
          </table:table-cell>
          <table:table-cell office:value-type="float" office:value="0.736468">
            <text:p>0.736468</text:p>
          </table:table-cell>
          <table:table-cell office:value-type="float" office:value="0.0665624">
            <text:p>0.066562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1.08062">
            <text:p>1.08062</text:p>
          </table:table-cell>
          <table:table-cell office:value-type="float" office:value="0.480202">
            <text:p>0.480202</text:p>
          </table:table-cell>
          <table:table-cell office:value-type="float" office:value="0.737012">
            <text:p>0.737012</text:p>
          </table:table-cell>
          <table:table-cell office:value-type="float" office:value="0.0663597">
            <text:p>0.066359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1.08543">
            <text:p>1.08543</text:p>
          </table:table-cell>
          <table:table-cell office:value-type="float" office:value="0.480848">
            <text:p>0.480848</text:p>
          </table:table-cell>
          <table:table-cell office:value-type="float" office:value="0.737553">
            <text:p>0.737553</text:p>
          </table:table-cell>
          <table:table-cell office:value-type="float" office:value="0.0669892">
            <text:p>0.066989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1.09024">
            <text:p>1.09024</text:p>
          </table:table-cell>
          <table:table-cell office:value-type="float" office:value="0.481463">
            <text:p>0.481463</text:p>
          </table:table-cell>
          <table:table-cell office:value-type="float" office:value="0.738093">
            <text:p>0.738093</text:p>
          </table:table-cell>
          <table:table-cell office:value-type="float" office:value="0.0636927">
            <text:p>0.063692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1.09506">
            <text:p>1.09506</text:p>
          </table:table-cell>
          <table:table-cell office:value-type="float" office:value="0.482112">
            <text:p>0.482112</text:p>
          </table:table-cell>
          <table:table-cell office:value-type="float" office:value="0.73863">
            <text:p>0.73863</text:p>
          </table:table-cell>
          <table:table-cell office:value-type="float" office:value="0.0672401">
            <text:p>0.067240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1.09989">
            <text:p>1.09989</text:p>
          </table:table-cell>
          <table:table-cell office:value-type="float" office:value="0.482742">
            <text:p>0.482742</text:p>
          </table:table-cell>
          <table:table-cell office:value-type="float" office:value="0.739166">
            <text:p>0.739166</text:p>
          </table:table-cell>
          <table:table-cell office:value-type="float" office:value="0.0654132">
            <text:p>0.065413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1.10472">
            <text:p>1.10472</text:p>
          </table:table-cell>
          <table:table-cell office:value-type="float" office:value="0.483379">
            <text:p>0.483379</text:p>
          </table:table-cell>
          <table:table-cell office:value-type="float" office:value="0.739699">
            <text:p>0.739699</text:p>
          </table:table-cell>
          <table:table-cell office:value-type="float" office:value="0.0660326">
            <text:p>0.066032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1.10956">
            <text:p>1.10956</text:p>
          </table:table-cell>
          <table:table-cell office:value-type="float" office:value="0.484016">
            <text:p>0.484016</text:p>
          </table:table-cell>
          <table:table-cell office:value-type="float" office:value="0.740229">
            <text:p>0.740229</text:p>
          </table:table-cell>
          <table:table-cell office:value-type="float" office:value="0.0659455">
            <text:p>0.065945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1.11441">
            <text:p>1.11441</text:p>
          </table:table-cell>
          <table:table-cell office:value-type="float" office:value="0.484622">
            <text:p>0.484622</text:p>
          </table:table-cell>
          <table:table-cell office:value-type="float" office:value="0.740758">
            <text:p>0.740758</text:p>
          </table:table-cell>
          <table:table-cell office:value-type="float" office:value="0.0628002">
            <text:p>0.062800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1.11926">
            <text:p>1.11926</text:p>
          </table:table-cell>
          <table:table-cell office:value-type="float" office:value="0.48526">
            <text:p>0.48526</text:p>
          </table:table-cell>
          <table:table-cell office:value-type="float" office:value="0.741285">
            <text:p>0.741285</text:p>
          </table:table-cell>
          <table:table-cell office:value-type="float" office:value="0.0662048">
            <text:p>0.066204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1.12412">
            <text:p>1.12412</text:p>
          </table:table-cell>
          <table:table-cell office:value-type="float" office:value="0.485883">
            <text:p>0.485883</text:p>
          </table:table-cell>
          <table:table-cell office:value-type="float" office:value="0.741809">
            <text:p>0.741809</text:p>
          </table:table-cell>
          <table:table-cell office:value-type="float" office:value="0.0645919">
            <text:p>0.064591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1.12898">
            <text:p>1.12898</text:p>
          </table:table-cell>
          <table:table-cell office:value-type="float" office:value="0.486502">
            <text:p>0.486502</text:p>
          </table:table-cell>
          <table:table-cell office:value-type="float" office:value="0.742331">
            <text:p>0.742331</text:p>
          </table:table-cell>
          <table:table-cell office:value-type="float" office:value="0.0641852">
            <text:p>0.064185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1.13386">
            <text:p>1.13386</text:p>
          </table:table-cell>
          <table:table-cell office:value-type="float" office:value="0.487126">
            <text:p>0.487126</text:p>
          </table:table-cell>
          <table:table-cell office:value-type="float" office:value="0.742851">
            <text:p>0.742851</text:p>
          </table:table-cell>
          <table:table-cell office:value-type="float" office:value="0.0647408">
            <text:p>0.064740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1.13873">
            <text:p>1.13873</text:p>
          </table:table-cell>
          <table:table-cell office:value-type="float" office:value="0.487739">
            <text:p>0.487739</text:p>
          </table:table-cell>
          <table:table-cell office:value-type="float" office:value="0.743369">
            <text:p>0.743369</text:p>
          </table:table-cell>
          <table:table-cell office:value-type="float" office:value="0.0635159">
            <text:p>0.063515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1.14362">
            <text:p>1.14362</text:p>
          </table:table-cell>
          <table:table-cell office:value-type="float" office:value="0.488353">
            <text:p>0.488353</text:p>
          </table:table-cell>
          <table:table-cell office:value-type="float" office:value="0.743885">
            <text:p>0.743885</text:p>
          </table:table-cell>
          <table:table-cell office:value-type="float" office:value="0.0635961">
            <text:p>0.063596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1.14851">
            <text:p>1.14851</text:p>
          </table:table-cell>
          <table:table-cell office:value-type="float" office:value="0.488976">
            <text:p>0.488976</text:p>
          </table:table-cell>
          <table:table-cell office:value-type="float" office:value="0.744399">
            <text:p>0.744399</text:p>
          </table:table-cell>
          <table:table-cell office:value-type="float" office:value="0.0646699">
            <text:p>0.064669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1.1534">
            <text:p>1.1534</text:p>
          </table:table-cell>
          <table:table-cell office:value-type="float" office:value="0.489588">
            <text:p>0.489588</text:p>
          </table:table-cell>
          <table:table-cell office:value-type="float" office:value="0.744911">
            <text:p>0.744911</text:p>
          </table:table-cell>
          <table:table-cell office:value-type="float" office:value="0.0635392">
            <text:p>0.063539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1.1583">
            <text:p>1.1583</text:p>
          </table:table-cell>
          <table:table-cell office:value-type="float" office:value="0.490201">
            <text:p>0.490201</text:p>
          </table:table-cell>
          <table:table-cell office:value-type="float" office:value="0.745421">
            <text:p>0.745421</text:p>
          </table:table-cell>
          <table:table-cell office:value-type="float" office:value="0.0635106">
            <text:p>0.063510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1.16321">
            <text:p>1.16321</text:p>
          </table:table-cell>
          <table:table-cell office:value-type="float" office:value="0.490807">
            <text:p>0.490807</text:p>
          </table:table-cell>
          <table:table-cell office:value-type="float" office:value="0.745929">
            <text:p>0.745929</text:p>
          </table:table-cell>
          <table:table-cell office:value-type="float" office:value="0.0628601">
            <text:p>0.062860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1.16813">
            <text:p>1.16813</text:p>
          </table:table-cell>
          <table:table-cell office:value-type="float" office:value="0.491407">
            <text:p>0.491407</text:p>
          </table:table-cell>
          <table:table-cell office:value-type="float" office:value="0.746434">
            <text:p>0.746434</text:p>
          </table:table-cell>
          <table:table-cell office:value-type="float" office:value="0.062168">
            <text:p>0.06216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1.17305">
            <text:p>1.17305</text:p>
          </table:table-cell>
          <table:table-cell office:value-type="float" office:value="0.492022">
            <text:p>0.492022</text:p>
          </table:table-cell>
          <table:table-cell office:value-type="float" office:value="0.746938">
            <text:p>0.746938</text:p>
          </table:table-cell>
          <table:table-cell office:value-type="float" office:value="0.0638502">
            <text:p>0.063850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27">
            <text:p>4.27</text:p>
          </table:table-cell>
          <table:table-cell office:value-type="float" office:value="1.17797">
            <text:p>1.17797</text:p>
          </table:table-cell>
          <table:table-cell office:value-type="float" office:value="0.492618">
            <text:p>0.492618</text:p>
          </table:table-cell>
          <table:table-cell office:value-type="float" office:value="0.74744">
            <text:p>0.74744</text:p>
          </table:table-cell>
          <table:table-cell office:value-type="float" office:value="0.0617271">
            <text:p>0.061727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1.1829">
            <text:p>1.1829</text:p>
          </table:table-cell>
          <table:table-cell office:value-type="float" office:value="0.49323">
            <text:p>0.49323</text:p>
          </table:table-cell>
          <table:table-cell office:value-type="float" office:value="0.747939">
            <text:p>0.747939</text:p>
          </table:table-cell>
          <table:table-cell office:value-type="float" office:value="0.0633734">
            <text:p>0.063373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1.18784">
            <text:p>1.18784</text:p>
          </table:table-cell>
          <table:table-cell office:value-type="float" office:value="0.49383">
            <text:p>0.49383</text:p>
          </table:table-cell>
          <table:table-cell office:value-type="float" office:value="0.748437">
            <text:p>0.748437</text:p>
          </table:table-cell>
          <table:table-cell office:value-type="float" office:value="0.0622518">
            <text:p>0.062251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1.19279">
            <text:p>1.19279</text:p>
          </table:table-cell>
          <table:table-cell office:value-type="float" office:value="0.494418">
            <text:p>0.494418</text:p>
          </table:table-cell>
          <table:table-cell office:value-type="float" office:value="0.748933">
            <text:p>0.748933</text:p>
          </table:table-cell>
          <table:table-cell office:value-type="float" office:value="0.0609006">
            <text:p>0.060900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1.19774">
            <text:p>1.19774</text:p>
          </table:table-cell>
          <table:table-cell office:value-type="float" office:value="0.495023">
            <text:p>0.495023</text:p>
          </table:table-cell>
          <table:table-cell office:value-type="float" office:value="0.749427">
            <text:p>0.749427</text:p>
          </table:table-cell>
          <table:table-cell office:value-type="float" office:value="0.0626995">
            <text:p>0.062699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1.20269">
            <text:p>1.20269</text:p>
          </table:table-cell>
          <table:table-cell office:value-type="float" office:value="0.495613">
            <text:p>0.495613</text:p>
          </table:table-cell>
          <table:table-cell office:value-type="float" office:value="0.749919">
            <text:p>0.749919</text:p>
          </table:table-cell>
          <table:table-cell office:value-type="float" office:value="0.0612114">
            <text:p>0.061211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1.20765">
            <text:p>1.20765</text:p>
          </table:table-cell>
          <table:table-cell office:value-type="float" office:value="0.49621">
            <text:p>0.49621</text:p>
          </table:table-cell>
          <table:table-cell office:value-type="float" office:value="0.750409">
            <text:p>0.750409</text:p>
          </table:table-cell>
          <table:table-cell office:value-type="float" office:value="0.0618508">
            <text:p>0.061850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1.21262">
            <text:p>1.21262</text:p>
          </table:table-cell>
          <table:table-cell office:value-type="float" office:value="0.496806">
            <text:p>0.496806</text:p>
          </table:table-cell>
          <table:table-cell office:value-type="float" office:value="0.750897">
            <text:p>0.750897</text:p>
          </table:table-cell>
          <table:table-cell office:value-type="float" office:value="0.0617903">
            <text:p>0.061790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1.2176">
            <text:p>1.2176</text:p>
          </table:table-cell>
          <table:table-cell office:value-type="float" office:value="0.497386">
            <text:p>0.497386</text:p>
          </table:table-cell>
          <table:table-cell office:value-type="float" office:value="0.751383">
            <text:p>0.751383</text:p>
          </table:table-cell>
          <table:table-cell office:value-type="float" office:value="0.0600428">
            <text:p>0.060042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1.22258">
            <text:p>1.22258</text:p>
          </table:table-cell>
          <table:table-cell office:value-type="float" office:value="0.497969">
            <text:p>0.497969</text:p>
          </table:table-cell>
          <table:table-cell office:value-type="float" office:value="0.751867">
            <text:p>0.751867</text:p>
          </table:table-cell>
          <table:table-cell office:value-type="float" office:value="0.0604188">
            <text:p>0.060418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1.22756">
            <text:p>1.22756</text:p>
          </table:table-cell>
          <table:table-cell office:value-type="float" office:value="0.498558">
            <text:p>0.498558</text:p>
          </table:table-cell>
          <table:table-cell office:value-type="float" office:value="0.75235">
            <text:p>0.75235</text:p>
          </table:table-cell>
          <table:table-cell office:value-type="float" office:value="0.0609925">
            <text:p>0.060992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1.23255">
            <text:p>1.23255</text:p>
          </table:table-cell>
          <table:table-cell office:value-type="float" office:value="0.499148">
            <text:p>0.499148</text:p>
          </table:table-cell>
          <table:table-cell office:value-type="float" office:value="0.75283">
            <text:p>0.75283</text:p>
          </table:table-cell>
          <table:table-cell office:value-type="float" office:value="0.0611779">
            <text:p>0.061177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1.23755">
            <text:p>1.23755</text:p>
          </table:table-cell>
          <table:table-cell office:value-type="float" office:value="0.499736">
            <text:p>0.499736</text:p>
          </table:table-cell>
          <table:table-cell office:value-type="float" office:value="0.753309">
            <text:p>0.753309</text:p>
          </table:table-cell>
          <table:table-cell office:value-type="float" office:value="0.0609434">
            <text:p>0.060943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1.24255">
            <text:p>1.24255</text:p>
          </table:table-cell>
          <table:table-cell office:value-type="float" office:value="0.500307">
            <text:p>0.500307</text:p>
          </table:table-cell>
          <table:table-cell office:value-type="float" office:value="0.753786">
            <text:p>0.753786</text:p>
          </table:table-cell>
          <table:table-cell office:value-type="float" office:value="0.0591824">
            <text:p>0.059182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1.24756">
            <text:p>1.24756</text:p>
          </table:table-cell>
          <table:table-cell office:value-type="float" office:value="0.500882">
            <text:p>0.500882</text:p>
          </table:table-cell>
          <table:table-cell office:value-type="float" office:value="0.754261">
            <text:p>0.754261</text:p>
          </table:table-cell>
          <table:table-cell office:value-type="float" office:value="0.0595587">
            <text:p>0.059558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1.25258">
            <text:p>1.25258</text:p>
          </table:table-cell>
          <table:table-cell office:value-type="float" office:value="0.501463">
            <text:p>0.501463</text:p>
          </table:table-cell>
          <table:table-cell office:value-type="float" office:value="0.754734">
            <text:p>0.754734</text:p>
          </table:table-cell>
          <table:table-cell office:value-type="float" office:value="0.0601037">
            <text:p>0.060103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43">
            <text:p>4.43</text:p>
          </table:table-cell>
          <table:table-cell office:value-type="float" office:value="1.2576">
            <text:p>1.2576</text:p>
          </table:table-cell>
          <table:table-cell office:value-type="float" office:value="0.502045">
            <text:p>0.502045</text:p>
          </table:table-cell>
          <table:table-cell office:value-type="float" office:value="0.755205">
            <text:p>0.755205</text:p>
          </table:table-cell>
          <table:table-cell office:value-type="float" office:value="0.060298">
            <text:p>0.06029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1.26262">
            <text:p>1.26262</text:p>
          </table:table-cell>
          <table:table-cell office:value-type="float" office:value="0.502624">
            <text:p>0.502624</text:p>
          </table:table-cell>
          <table:table-cell office:value-type="float" office:value="0.755674">
            <text:p>0.755674</text:p>
          </table:table-cell>
          <table:table-cell office:value-type="float" office:value="0.0600447">
            <text:p>0.060044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1.26766">
            <text:p>1.26766</text:p>
          </table:table-cell>
          <table:table-cell office:value-type="float" office:value="0.503187">
            <text:p>0.503187</text:p>
          </table:table-cell>
          <table:table-cell office:value-type="float" office:value="0.756142">
            <text:p>0.756142</text:p>
          </table:table-cell>
          <table:table-cell office:value-type="float" office:value="0.0583497">
            <text:p>0.058349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1.27269">
            <text:p>1.27269</text:p>
          </table:table-cell>
          <table:table-cell office:value-type="float" office:value="0.503766">
            <text:p>0.503766</text:p>
          </table:table-cell>
          <table:table-cell office:value-type="float" office:value="0.756608">
            <text:p>0.756608</text:p>
          </table:table-cell>
          <table:table-cell office:value-type="float" office:value="0.0600153">
            <text:p>0.060015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1.27774">
            <text:p>1.27774</text:p>
          </table:table-cell>
          <table:table-cell office:value-type="float" office:value="0.504331">
            <text:p>0.504331</text:p>
          </table:table-cell>
          <table:table-cell office:value-type="float" office:value="0.757072">
            <text:p>0.757072</text:p>
          </table:table-cell>
          <table:table-cell office:value-type="float" office:value="0.0586106">
            <text:p>0.058610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1.28279">
            <text:p>1.28279</text:p>
          </table:table-cell>
          <table:table-cell office:value-type="float" office:value="0.504903">
            <text:p>0.504903</text:p>
          </table:table-cell>
          <table:table-cell office:value-type="float" office:value="0.757535">
            <text:p>0.757535</text:p>
          </table:table-cell>
          <table:table-cell office:value-type="float" office:value="0.0592077">
            <text:p>0.059207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1.28784">
            <text:p>1.28784</text:p>
          </table:table-cell>
          <table:table-cell office:value-type="float" office:value="0.505473">
            <text:p>0.505473</text:p>
          </table:table-cell>
          <table:table-cell office:value-type="float" office:value="0.757995">
            <text:p>0.757995</text:p>
          </table:table-cell>
          <table:table-cell office:value-type="float" office:value="0.0590771">
            <text:p>0.059077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.2929">
            <text:p>1.2929</text:p>
          </table:table-cell>
          <table:table-cell office:value-type="float" office:value="0.506028">
            <text:p>0.506028</text:p>
          </table:table-cell>
          <table:table-cell office:value-type="float" office:value="0.758454">
            <text:p>0.758454</text:p>
          </table:table-cell>
          <table:table-cell office:value-type="float" office:value="0.0574706">
            <text:p>0.057470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1.29797">
            <text:p>1.29797</text:p>
          </table:table-cell>
          <table:table-cell office:value-type="float" office:value="0.506599">
            <text:p>0.506599</text:p>
          </table:table-cell>
          <table:table-cell office:value-type="float" office:value="0.758911">
            <text:p>0.758911</text:p>
          </table:table-cell>
          <table:table-cell office:value-type="float" office:value="0.0592145">
            <text:p>0.0592145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1.30304">
            <text:p>1.30304</text:p>
          </table:table-cell>
          <table:table-cell office:value-type="float" office:value="0.507155">
            <text:p>0.507155</text:p>
          </table:table-cell>
          <table:table-cell office:value-type="float" office:value="0.759367">
            <text:p>0.759367</text:p>
          </table:table-cell>
          <table:table-cell office:value-type="float" office:value="0.0576067">
            <text:p>0.057606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1.30811">
            <text:p>1.30811</text:p>
          </table:table-cell>
          <table:table-cell office:value-type="float" office:value="0.507726">
            <text:p>0.507726</text:p>
          </table:table-cell>
          <table:table-cell office:value-type="float" office:value="0.75982">
            <text:p>0.75982</text:p>
          </table:table-cell>
          <table:table-cell office:value-type="float" office:value="0.0591578">
            <text:p>0.059157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1.3132">
            <text:p>1.3132</text:p>
          </table:table-cell>
          <table:table-cell office:value-type="float" office:value="0.508282">
            <text:p>0.508282</text:p>
          </table:table-cell>
          <table:table-cell office:value-type="float" office:value="0.760272">
            <text:p>0.760272</text:p>
          </table:table-cell>
          <table:table-cell office:value-type="float" office:value="0.0576427">
            <text:p>0.057642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1.31829">
            <text:p>1.31829</text:p>
          </table:table-cell>
          <table:table-cell office:value-type="float" office:value="0.508832">
            <text:p>0.508832</text:p>
          </table:table-cell>
          <table:table-cell office:value-type="float" office:value="0.760723">
            <text:p>0.760723</text:p>
          </table:table-cell>
          <table:table-cell office:value-type="float" office:value="0.0568939">
            <text:p>0.056893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1.32338">
            <text:p>1.32338</text:p>
          </table:table-cell>
          <table:table-cell office:value-type="float" office:value="0.509397">
            <text:p>0.509397</text:p>
          </table:table-cell>
          <table:table-cell office:value-type="float" office:value="0.761171">
            <text:p>0.761171</text:p>
          </table:table-cell>
          <table:table-cell office:value-type="float" office:value="0.0586369">
            <text:p>0.058636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57">
            <text:p>4.57</text:p>
          </table:table-cell>
          <table:table-cell office:value-type="float" office:value="1.32848">
            <text:p>1.32848</text:p>
          </table:table-cell>
          <table:table-cell office:value-type="float" office:value="0.509952">
            <text:p>0.509952</text:p>
          </table:table-cell>
          <table:table-cell office:value-type="float" office:value="0.761618">
            <text:p>0.761618</text:p>
          </table:table-cell>
          <table:table-cell office:value-type="float" office:value="0.0575254">
            <text:p>0.057525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1.33358">
            <text:p>1.33358</text:p>
          </table:table-cell>
          <table:table-cell office:value-type="float" office:value="0.510506">
            <text:p>0.510506</text:p>
          </table:table-cell>
          <table:table-cell office:value-type="float" office:value="0.762063">
            <text:p>0.762063</text:p>
          </table:table-cell>
          <table:table-cell office:value-type="float" office:value="0.0574018">
            <text:p>0.057401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1.33869">
            <text:p>1.33869</text:p>
          </table:table-cell>
          <table:table-cell office:value-type="float" office:value="0.511051">
            <text:p>0.511051</text:p>
          </table:table-cell>
          <table:table-cell office:value-type="float" office:value="0.762507">
            <text:p>0.762507</text:p>
          </table:table-cell>
          <table:table-cell office:value-type="float" office:value="0.056422">
            <text:p>0.05642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1.34381">
            <text:p>1.34381</text:p>
          </table:table-cell>
          <table:table-cell office:value-type="float" office:value="0.511599">
            <text:p>0.511599</text:p>
          </table:table-cell>
          <table:table-cell office:value-type="float" office:value="0.762949">
            <text:p>0.762949</text:p>
          </table:table-cell>
          <table:table-cell office:value-type="float" office:value="0.0567127">
            <text:p>0.056712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61">
            <text:p>4.61</text:p>
          </table:table-cell>
          <table:table-cell office:value-type="float" office:value="1.34893">
            <text:p>1.34893</text:p>
          </table:table-cell>
          <table:table-cell office:value-type="float" office:value="0.512155">
            <text:p>0.512155</text:p>
          </table:table-cell>
          <table:table-cell office:value-type="float" office:value="0.763389">
            <text:p>0.763389</text:p>
          </table:table-cell>
          <table:table-cell office:value-type="float" office:value="0.0576612">
            <text:p>0.057661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1.35406">
            <text:p>1.35406</text:p>
          </table:table-cell>
          <table:table-cell office:value-type="float" office:value="0.512698">
            <text:p>0.512698</text:p>
          </table:table-cell>
          <table:table-cell office:value-type="float" office:value="0.763828">
            <text:p>0.763828</text:p>
          </table:table-cell>
          <table:table-cell office:value-type="float" office:value="0.0562433">
            <text:p>0.056243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1.35919">
            <text:p>1.35919</text:p>
          </table:table-cell>
          <table:table-cell office:value-type="float" office:value="0.513249">
            <text:p>0.513249</text:p>
          </table:table-cell>
          <table:table-cell office:value-type="float" office:value="0.764265">
            <text:p>0.764265</text:p>
          </table:table-cell>
          <table:table-cell office:value-type="float" office:value="0.0570984">
            <text:p>0.057098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1.36433">
            <text:p>1.36433</text:p>
          </table:table-cell>
          <table:table-cell office:value-type="float" office:value="0.513775">
            <text:p>0.513775</text:p>
          </table:table-cell>
          <table:table-cell office:value-type="float" office:value="0.7647">
            <text:p>0.7647</text:p>
          </table:table-cell>
          <table:table-cell office:value-type="float" office:value="0.0565289">
            <text:p>0.0565289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1.36947">
            <text:p>1.36947</text:p>
          </table:table-cell>
          <table:table-cell office:value-type="float" office:value="0.514325">
            <text:p>0.514325</text:p>
          </table:table-cell>
          <table:table-cell office:value-type="float" office:value="0.765134">
            <text:p>0.765134</text:p>
          </table:table-cell>
          <table:table-cell office:value-type="float" office:value="0.0571103">
            <text:p>0.057110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1.37462">
            <text:p>1.37462</text:p>
          </table:table-cell>
          <table:table-cell office:value-type="float" office:value="0.514864">
            <text:p>0.514864</text:p>
          </table:table-cell>
          <table:table-cell office:value-type="float" office:value="0.765566">
            <text:p>0.765566</text:p>
          </table:table-cell>
          <table:table-cell office:value-type="float" office:value="0.0558701">
            <text:p>0.0558701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1.37978">
            <text:p>1.37978</text:p>
          </table:table-cell>
          <table:table-cell office:value-type="float" office:value="0.515407">
            <text:p>0.515407</text:p>
          </table:table-cell>
          <table:table-cell office:value-type="float" office:value="0.765997">
            <text:p>0.765997</text:p>
          </table:table-cell>
          <table:table-cell office:value-type="float" office:value="0.0562927">
            <text:p>0.056292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1.38493">
            <text:p>1.38493</text:p>
          </table:table-cell>
          <table:table-cell office:value-type="float" office:value="0.515952">
            <text:p>0.515952</text:p>
          </table:table-cell>
          <table:table-cell office:value-type="float" office:value="0.766426">
            <text:p>0.766426</text:p>
          </table:table-cell>
          <table:table-cell office:value-type="float" office:value="0.0564237">
            <text:p>0.0564237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1.3901">
            <text:p>1.3901</text:p>
          </table:table-cell>
          <table:table-cell office:value-type="float" office:value="0.516464">
            <text:p>0.516464</text:p>
          </table:table-cell>
          <table:table-cell office:value-type="float" office:value="0.766854">
            <text:p>0.766854</text:p>
          </table:table-cell>
          <table:table-cell office:value-type="float" office:value="0.0550829">
            <text:p>0.0550829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.39527">
            <text:p>1.39527</text:p>
          </table:table-cell>
          <table:table-cell office:value-type="float" office:value="0.517007">
            <text:p>0.517007</text:p>
          </table:table-cell>
          <table:table-cell office:value-type="float" office:value="0.767279">
            <text:p>0.767279</text:p>
          </table:table-cell>
          <table:table-cell office:value-type="float" office:value="0.0562423">
            <text:p>0.056242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1.40044">
            <text:p>1.40044</text:p>
          </table:table-cell>
          <table:table-cell office:value-type="float" office:value="0.517535">
            <text:p>0.517535</text:p>
          </table:table-cell>
          <table:table-cell office:value-type="float" office:value="0.767704">
            <text:p>0.767704</text:p>
          </table:table-cell>
          <table:table-cell office:value-type="float" office:value="0.0547008">
            <text:p>0.054700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1.40563">
            <text:p>1.40563</text:p>
          </table:table-cell>
          <table:table-cell office:value-type="float" office:value="0.518069">
            <text:p>0.518069</text:p>
          </table:table-cell>
          <table:table-cell office:value-type="float" office:value="0.768127">
            <text:p>0.768127</text:p>
          </table:table-cell>
          <table:table-cell office:value-type="float" office:value="0.0552324">
            <text:p>0.055232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1.41081">
            <text:p>1.41081</text:p>
          </table:table-cell>
          <table:table-cell office:value-type="float" office:value="0.51861">
            <text:p>0.51861</text:p>
          </table:table-cell>
          <table:table-cell office:value-type="float" office:value="0.768548">
            <text:p>0.768548</text:p>
          </table:table-cell>
          <table:table-cell office:value-type="float" office:value="0.0561303">
            <text:p>0.0561303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1.416">
            <text:p>1.416</text:p>
          </table:table-cell>
          <table:table-cell office:value-type="float" office:value="0.519109">
            <text:p>0.519109</text:p>
          </table:table-cell>
          <table:table-cell office:value-type="float" office:value="0.768968">
            <text:p>0.768968</text:p>
          </table:table-cell>
          <table:table-cell office:value-type="float" office:value="0.0534316">
            <text:p>0.053431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1.4212">
            <text:p>1.4212</text:p>
          </table:table-cell>
          <table:table-cell office:value-type="float" office:value="0.51965">
            <text:p>0.51965</text:p>
          </table:table-cell>
          <table:table-cell office:value-type="float" office:value="0.769386">
            <text:p>0.769386</text:p>
          </table:table-cell>
          <table:table-cell office:value-type="float" office:value="0.0560792">
            <text:p>0.0560792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1.4264">
            <text:p>1.4264</text:p>
          </table:table-cell>
          <table:table-cell office:value-type="float" office:value="0.520175">
            <text:p>0.520175</text:p>
          </table:table-cell>
          <table:table-cell office:value-type="float" office:value="0.769803">
            <text:p>0.769803</text:p>
          </table:table-cell>
          <table:table-cell office:value-type="float" office:value="0.0544199">
            <text:p>0.0544199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1.43161">
            <text:p>1.43161</text:p>
          </table:table-cell>
          <table:table-cell office:value-type="float" office:value="0.52069">
            <text:p>0.52069</text:p>
          </table:table-cell>
          <table:table-cell office:value-type="float" office:value="0.770218">
            <text:p>0.770218</text:p>
          </table:table-cell>
          <table:table-cell office:value-type="float" office:value="0.0554615">
            <text:p>0.055461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1.43682">
            <text:p>1.43682</text:p>
          </table:table-cell>
          <table:table-cell office:value-type="float" office:value="0.521218">
            <text:p>0.521218</text:p>
          </table:table-cell>
          <table:table-cell office:value-type="float" office:value="0.770632">
            <text:p>0.770632</text:p>
          </table:table-cell>
          <table:table-cell office:value-type="float" office:value="0.0546896">
            <text:p>0.054689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1.44204">
            <text:p>1.44204</text:p>
          </table:table-cell>
          <table:table-cell office:value-type="float" office:value="0.521721">
            <text:p>0.521721</text:p>
          </table:table-cell>
          <table:table-cell office:value-type="float" office:value="0.771044">
            <text:p>0.771044</text:p>
          </table:table-cell>
          <table:table-cell office:value-type="float" office:value="0.0540133">
            <text:p>0.054013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1.44726">
            <text:p>1.44726</text:p>
          </table:table-cell>
          <table:table-cell office:value-type="float" office:value="0.522238">
            <text:p>0.522238</text:p>
          </table:table-cell>
          <table:table-cell office:value-type="float" office:value="0.771455">
            <text:p>0.771455</text:p>
          </table:table-cell>
          <table:table-cell office:value-type="float" office:value="0.0556489">
            <text:p>0.0556489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1.45249">
            <text:p>1.45249</text:p>
          </table:table-cell>
          <table:table-cell office:value-type="float" office:value="0.522746">
            <text:p>0.522746</text:p>
          </table:table-cell>
          <table:table-cell office:value-type="float" office:value="0.771864">
            <text:p>0.771864</text:p>
          </table:table-cell>
          <table:table-cell office:value-type="float" office:value="0.0546409">
            <text:p>0.0546409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1.45772">
            <text:p>1.45772</text:p>
          </table:table-cell>
          <table:table-cell office:value-type="float" office:value="0.523259">
            <text:p>0.523259</text:p>
          </table:table-cell>
          <table:table-cell office:value-type="float" office:value="0.772272">
            <text:p>0.772272</text:p>
          </table:table-cell>
          <table:table-cell office:value-type="float" office:value="0.0552161">
            <text:p>0.055216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1.46296">
            <text:p>1.46296</text:p>
          </table:table-cell>
          <table:table-cell office:value-type="float" office:value="0.523777">
            <text:p>0.523777</text:p>
          </table:table-cell>
          <table:table-cell office:value-type="float" office:value="0.772678">
            <text:p>0.772678</text:p>
          </table:table-cell>
          <table:table-cell office:value-type="float" office:value="0.0536888">
            <text:p>0.0536888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1.4682">
            <text:p>1.4682</text:p>
          </table:table-cell>
          <table:table-cell office:value-type="float" office:value="0.52428">
            <text:p>0.52428</text:p>
          </table:table-cell>
          <table:table-cell office:value-type="float" office:value="0.773083">
            <text:p>0.773083</text:p>
          </table:table-cell>
          <table:table-cell office:value-type="float" office:value="0.0541362">
            <text:p>0.054136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1.47345">
            <text:p>1.47345</text:p>
          </table:table-cell>
          <table:table-cell office:value-type="float" office:value="0.5248">
            <text:p>0.5248</text:p>
          </table:table-cell>
          <table:table-cell office:value-type="float" office:value="0.773487">
            <text:p>0.773487</text:p>
          </table:table-cell>
          <table:table-cell office:value-type="float" office:value="0.0538694">
            <text:p>0.0538694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1.4787">
            <text:p>1.4787</text:p>
          </table:table-cell>
          <table:table-cell office:value-type="float" office:value="0.525307">
            <text:p>0.525307</text:p>
          </table:table-cell>
          <table:table-cell office:value-type="float" office:value="0.773889">
            <text:p>0.773889</text:p>
          </table:table-cell>
          <table:table-cell office:value-type="float" office:value="0.0546659">
            <text:p>0.0546659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1.48396">
            <text:p>1.48396</text:p>
          </table:table-cell>
          <table:table-cell office:value-type="float" office:value="0.525813">
            <text:p>0.525813</text:p>
          </table:table-cell>
          <table:table-cell office:value-type="float" office:value="0.774289">
            <text:p>0.774289</text:p>
          </table:table-cell>
          <table:table-cell office:value-type="float" office:value="0.0544177">
            <text:p>0.054417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1.48922">
            <text:p>1.48922</text:p>
          </table:table-cell>
          <table:table-cell office:value-type="float" office:value="0.526306">
            <text:p>0.526306</text:p>
          </table:table-cell>
          <table:table-cell office:value-type="float" office:value="0.774689">
            <text:p>0.774689</text:p>
          </table:table-cell>
          <table:table-cell office:value-type="float" office:value="0.0529561">
            <text:p>0.052956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1.49449">
            <text:p>1.49449</text:p>
          </table:table-cell>
          <table:table-cell office:value-type="float" office:value="0.526821">
            <text:p>0.526821</text:p>
          </table:table-cell>
          <table:table-cell office:value-type="float" office:value="0.775086">
            <text:p>0.775086</text:p>
          </table:table-cell>
          <table:table-cell office:value-type="float" office:value="0.0534066">
            <text:p>0.0534066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1.49976">
            <text:p>1.49976</text:p>
          </table:table-cell>
          <table:table-cell office:value-type="float" office:value="0.527321">
            <text:p>0.527321</text:p>
          </table:table-cell>
          <table:table-cell office:value-type="float" office:value="0.775483">
            <text:p>0.775483</text:p>
          </table:table-cell>
          <table:table-cell office:value-type="float" office:value="0.0539274">
            <text:p>0.053927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1.50504">
            <text:p>1.50504</text:p>
          </table:table-cell>
          <table:table-cell office:value-type="float" office:value="0.527822">
            <text:p>0.527822</text:p>
          </table:table-cell>
          <table:table-cell office:value-type="float" office:value="0.775878">
            <text:p>0.775878</text:p>
          </table:table-cell>
          <table:table-cell office:value-type="float" office:value="0.053966">
            <text:p>0.05396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1.51032">
            <text:p>1.51032</text:p>
          </table:table-cell>
          <table:table-cell office:value-type="float" office:value="0.528326">
            <text:p>0.528326</text:p>
          </table:table-cell>
          <table:table-cell office:value-type="float" office:value="0.776271">
            <text:p>0.776271</text:p>
          </table:table-cell>
          <table:table-cell office:value-type="float" office:value="0.0543881">
            <text:p>0.054388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1.51561">
            <text:p>1.51561</text:p>
          </table:table-cell>
          <table:table-cell office:value-type="float" office:value="0.5288">
            <text:p>0.5288</text:p>
          </table:table-cell>
          <table:table-cell office:value-type="float" office:value="0.776664">
            <text:p>0.776664</text:p>
          </table:table-cell>
          <table:table-cell office:value-type="float" office:value="0.0507087">
            <text:p>0.050708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1.5209">
            <text:p>1.5209</text:p>
          </table:table-cell>
          <table:table-cell office:value-type="float" office:value="0.529308">
            <text:p>0.529308</text:p>
          </table:table-cell>
          <table:table-cell office:value-type="float" office:value="0.777054">
            <text:p>0.777054</text:p>
          </table:table-cell>
          <table:table-cell office:value-type="float" office:value="0.0548618">
            <text:p>0.054861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1.5262">
            <text:p>1.5262</text:p>
          </table:table-cell>
          <table:table-cell office:value-type="float" office:value="0.529796">
            <text:p>0.529796</text:p>
          </table:table-cell>
          <table:table-cell office:value-type="float" office:value="0.777444">
            <text:p>0.777444</text:p>
          </table:table-cell>
          <table:table-cell office:value-type="float" office:value="0.052532">
            <text:p>0.05253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1.5315">
            <text:p>1.5315</text:p>
          </table:table-cell>
          <table:table-cell office:value-type="float" office:value="0.530288">
            <text:p>0.530288</text:p>
          </table:table-cell>
          <table:table-cell office:value-type="float" office:value="0.777832">
            <text:p>0.777832</text:p>
          </table:table-cell>
          <table:table-cell office:value-type="float" office:value="0.0529192">
            <text:p>0.052919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1.53681">
            <text:p>1.53681</text:p>
          </table:table-cell>
          <table:table-cell office:value-type="float" office:value="0.530785">
            <text:p>0.530785</text:p>
          </table:table-cell>
          <table:table-cell office:value-type="float" office:value="0.778219">
            <text:p>0.778219</text:p>
          </table:table-cell>
          <table:table-cell office:value-type="float" office:value="0.0535368">
            <text:p>0.053536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1.54213">
            <text:p>1.54213</text:p>
          </table:table-cell>
          <table:table-cell office:value-type="float" office:value="0.53126">
            <text:p>0.53126</text:p>
          </table:table-cell>
          <table:table-cell office:value-type="float" office:value="0.778604">
            <text:p>0.778604</text:p>
          </table:table-cell>
          <table:table-cell office:value-type="float" office:value="0.0509179">
            <text:p>0.0509179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1.54744">
            <text:p>1.54744</text:p>
          </table:table-cell>
          <table:table-cell office:value-type="float" office:value="0.53175">
            <text:p>0.53175</text:p>
          </table:table-cell>
          <table:table-cell office:value-type="float" office:value="0.778988">
            <text:p>0.778988</text:p>
          </table:table-cell>
          <table:table-cell office:value-type="float" office:value="0.0527579">
            <text:p>0.0527579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55276">
            <text:p>1.55276</text:p>
          </table:table-cell>
          <table:table-cell office:value-type="float" office:value="0.532238">
            <text:p>0.532238</text:p>
          </table:table-cell>
          <table:table-cell office:value-type="float" office:value="0.779371">
            <text:p>0.779371</text:p>
          </table:table-cell>
          <table:table-cell office:value-type="float" office:value="0.0524671">
            <text:p>0.052467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1.55809">
            <text:p>1.55809</text:p>
          </table:table-cell>
          <table:table-cell office:value-type="float" office:value="0.532725">
            <text:p>0.532725</text:p>
          </table:table-cell>
          <table:table-cell office:value-type="float" office:value="0.779753">
            <text:p>0.779753</text:p>
          </table:table-cell>
          <table:table-cell office:value-type="float" office:value="0.0524438">
            <text:p>0.052443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1.56342">
            <text:p>1.56342</text:p>
          </table:table-cell>
          <table:table-cell office:value-type="float" office:value="0.53321">
            <text:p>0.53321</text:p>
          </table:table-cell>
          <table:table-cell office:value-type="float" office:value="0.780133">
            <text:p>0.780133</text:p>
          </table:table-cell>
          <table:table-cell office:value-type="float" office:value="0.0521656">
            <text:p>0.052165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1.56876">
            <text:p>1.56876</text:p>
          </table:table-cell>
          <table:table-cell office:value-type="float" office:value="0.53369">
            <text:p>0.53369</text:p>
          </table:table-cell>
          <table:table-cell office:value-type="float" office:value="0.780512">
            <text:p>0.780512</text:p>
          </table:table-cell>
          <table:table-cell office:value-type="float" office:value="0.0516355">
            <text:p>0.051635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1.5741">
            <text:p>1.5741</text:p>
          </table:table-cell>
          <table:table-cell office:value-type="float" office:value="0.534179">
            <text:p>0.534179</text:p>
          </table:table-cell>
          <table:table-cell office:value-type="float" office:value="0.780889">
            <text:p>0.780889</text:p>
          </table:table-cell>
          <table:table-cell office:value-type="float" office:value="0.0527056">
            <text:p>0.052705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1.57945">
            <text:p>1.57945</text:p>
          </table:table-cell>
          <table:table-cell office:value-type="float" office:value="0.534654">
            <text:p>0.534654</text:p>
          </table:table-cell>
          <table:table-cell office:value-type="float" office:value="0.781265">
            <text:p>0.781265</text:p>
          </table:table-cell>
          <table:table-cell office:value-type="float" office:value="0.0510728">
            <text:p>0.051072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1.5848">
            <text:p>1.5848</text:p>
          </table:table-cell>
          <table:table-cell office:value-type="float" office:value="0.535147">
            <text:p>0.535147</text:p>
          </table:table-cell>
          <table:table-cell office:value-type="float" office:value="0.78164">
            <text:p>0.78164</text:p>
          </table:table-cell>
          <table:table-cell office:value-type="float" office:value="0.0531922">
            <text:p>0.053192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1.59016">
            <text:p>1.59016</text:p>
          </table:table-cell>
          <table:table-cell office:value-type="float" office:value="0.535607">
            <text:p>0.535607</text:p>
          </table:table-cell>
          <table:table-cell office:value-type="float" office:value="0.782014">
            <text:p>0.782014</text:p>
          </table:table-cell>
          <table:table-cell office:value-type="float" office:value="0.0493093">
            <text:p>0.049309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1.59552">
            <text:p>1.59552</text:p>
          </table:table-cell>
          <table:table-cell office:value-type="float" office:value="0.536094">
            <text:p>0.536094</text:p>
          </table:table-cell>
          <table:table-cell office:value-type="float" office:value="0.782386">
            <text:p>0.782386</text:p>
          </table:table-cell>
          <table:table-cell office:value-type="float" office:value="0.0524384">
            <text:p>0.052438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1.60088">
            <text:p>1.60088</text:p>
          </table:table-cell>
          <table:table-cell office:value-type="float" office:value="0.536565">
            <text:p>0.536565</text:p>
          </table:table-cell>
          <table:table-cell office:value-type="float" office:value="0.782757">
            <text:p>0.782757</text:p>
          </table:table-cell>
          <table:table-cell office:value-type="float" office:value="0.050711">
            <text:p>0.05071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1.60625">
            <text:p>1.60625</text:p>
          </table:table-cell>
          <table:table-cell office:value-type="float" office:value="0.537042">
            <text:p>0.537042</text:p>
          </table:table-cell>
          <table:table-cell office:value-type="float" office:value="0.783127">
            <text:p>0.783127</text:p>
          </table:table-cell>
          <table:table-cell office:value-type="float" office:value="0.0512686">
            <text:p>0.051268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1.61163">
            <text:p>1.61163</text:p>
          </table:table-cell>
          <table:table-cell office:value-type="float" office:value="0.53752">
            <text:p>0.53752</text:p>
          </table:table-cell>
          <table:table-cell office:value-type="float" office:value="0.783496">
            <text:p>0.783496</text:p>
          </table:table-cell>
          <table:table-cell office:value-type="float" office:value="0.0515284">
            <text:p>0.051528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1.61701">
            <text:p>1.61701</text:p>
          </table:table-cell>
          <table:table-cell office:value-type="float" office:value="0.537978">
            <text:p>0.537978</text:p>
          </table:table-cell>
          <table:table-cell office:value-type="float" office:value="0.783863">
            <text:p>0.783863</text:p>
          </table:table-cell>
          <table:table-cell office:value-type="float" office:value="0.0490116">
            <text:p>0.049011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1.62239">
            <text:p>1.62239</text:p>
          </table:table-cell>
          <table:table-cell office:value-type="float" office:value="0.538451">
            <text:p>0.538451</text:p>
          </table:table-cell>
          <table:table-cell office:value-type="float" office:value="0.784229">
            <text:p>0.784229</text:p>
          </table:table-cell>
          <table:table-cell office:value-type="float" office:value="0.0508243">
            <text:p>0.050824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1.62778">
            <text:p>1.62778</text:p>
          </table:table-cell>
          <table:table-cell office:value-type="float" office:value="0.53892">
            <text:p>0.53892</text:p>
          </table:table-cell>
          <table:table-cell office:value-type="float" office:value="0.784594">
            <text:p>0.784594</text:p>
          </table:table-cell>
          <table:table-cell office:value-type="float" office:value="0.0505205">
            <text:p>0.050520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1.63318">
            <text:p>1.63318</text:p>
          </table:table-cell>
          <table:table-cell office:value-type="float" office:value="0.53939">
            <text:p>0.53939</text:p>
          </table:table-cell>
          <table:table-cell office:value-type="float" office:value="0.784958">
            <text:p>0.784958</text:p>
          </table:table-cell>
          <table:table-cell office:value-type="float" office:value="0.0504732">
            <text:p>0.050473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1.63857">
            <text:p>1.63857</text:p>
          </table:table-cell>
          <table:table-cell office:value-type="float" office:value="0.539857">
            <text:p>0.539857</text:p>
          </table:table-cell>
          <table:table-cell office:value-type="float" office:value="0.78532">
            <text:p>0.78532</text:p>
          </table:table-cell>
          <table:table-cell office:value-type="float" office:value="0.050202">
            <text:p>0.05020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1.64398">
            <text:p>1.64398</text:p>
          </table:table-cell>
          <table:table-cell office:value-type="float" office:value="0.54032">
            <text:p>0.54032</text:p>
          </table:table-cell>
          <table:table-cell office:value-type="float" office:value="0.785681">
            <text:p>0.785681</text:p>
          </table:table-cell>
          <table:table-cell office:value-type="float" office:value="0.0498008">
            <text:p>0.049800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1.64938">
            <text:p>1.64938</text:p>
          </table:table-cell>
          <table:table-cell office:value-type="float" office:value="0.540793">
            <text:p>0.540793</text:p>
          </table:table-cell>
          <table:table-cell office:value-type="float" office:value="0.786041">
            <text:p>0.786041</text:p>
          </table:table-cell>
          <table:table-cell office:value-type="float" office:value="0.0508756">
            <text:p>0.050875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1.6548">
            <text:p>1.6548</text:p>
          </table:table-cell>
          <table:table-cell office:value-type="float" office:value="0.541259">
            <text:p>0.541259</text:p>
          </table:table-cell>
          <table:table-cell office:value-type="float" office:value="0.7864">
            <text:p>0.7864</text:p>
          </table:table-cell>
          <table:table-cell office:value-type="float" office:value="0.0502366">
            <text:p>0.050236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1.66021">
            <text:p>1.66021</text:p>
          </table:table-cell>
          <table:table-cell office:value-type="float" office:value="0.541727">
            <text:p>0.541727</text:p>
          </table:table-cell>
          <table:table-cell office:value-type="float" office:value="0.786758">
            <text:p>0.786758</text:p>
          </table:table-cell>
          <table:table-cell office:value-type="float" office:value="0.0504427">
            <text:p>0.050442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1.66564">
            <text:p>1.66564</text:p>
          </table:table-cell>
          <table:table-cell office:value-type="float" office:value="0.542166">
            <text:p>0.542166</text:p>
          </table:table-cell>
          <table:table-cell office:value-type="float" office:value="0.787114">
            <text:p>0.787114</text:p>
          </table:table-cell>
          <table:table-cell office:value-type="float" office:value="0.0470182">
            <text:p>0.047018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1.67106">
            <text:p>1.67106</text:p>
          </table:table-cell>
          <table:table-cell office:value-type="float" office:value="0.542639">
            <text:p>0.542639</text:p>
          </table:table-cell>
          <table:table-cell office:value-type="float" office:value="0.787469">
            <text:p>0.787469</text:p>
          </table:table-cell>
          <table:table-cell office:value-type="float" office:value="0.050982">
            <text:p>0.05098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1.67649">
            <text:p>1.67649</text:p>
          </table:table-cell>
          <table:table-cell office:value-type="float" office:value="0.543096">
            <text:p>0.543096</text:p>
          </table:table-cell>
          <table:table-cell office:value-type="float" office:value="0.787823">
            <text:p>0.787823</text:p>
          </table:table-cell>
          <table:table-cell office:value-type="float" office:value="0.0491747">
            <text:p>0.049174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1.68193">
            <text:p>1.68193</text:p>
          </table:table-cell>
          <table:table-cell office:value-type="float" office:value="0.543548">
            <text:p>0.543548</text:p>
          </table:table-cell>
          <table:table-cell office:value-type="float" office:value="0.788176">
            <text:p>0.788176</text:p>
          </table:table-cell>
          <table:table-cell office:value-type="float" office:value="0.0484685">
            <text:p>0.048468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1.68737">
            <text:p>1.68737</text:p>
          </table:table-cell>
          <table:table-cell office:value-type="float" office:value="0.544014">
            <text:p>0.544014</text:p>
          </table:table-cell>
          <table:table-cell office:value-type="float" office:value="0.788528">
            <text:p>0.788528</text:p>
          </table:table-cell>
          <table:table-cell office:value-type="float" office:value="0.0502701">
            <text:p>0.050270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1.69281">
            <text:p>1.69281</text:p>
          </table:table-cell>
          <table:table-cell office:value-type="float" office:value="0.544459">
            <text:p>0.544459</text:p>
          </table:table-cell>
          <table:table-cell office:value-type="float" office:value="0.788878">
            <text:p>0.788878</text:p>
          </table:table-cell>
          <table:table-cell office:value-type="float" office:value="0.0476885">
            <text:p>0.047688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1.69826">
            <text:p>1.69826</text:p>
          </table:table-cell>
          <table:table-cell office:value-type="float" office:value="0.544921">
            <text:p>0.544921</text:p>
          </table:table-cell>
          <table:table-cell office:value-type="float" office:value="0.789227">
            <text:p>0.789227</text:p>
          </table:table-cell>
          <table:table-cell office:value-type="float" office:value="0.0497363">
            <text:p>0.049736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1.70372">
            <text:p>1.70372</text:p>
          </table:table-cell>
          <table:table-cell office:value-type="float" office:value="0.545366">
            <text:p>0.545366</text:p>
          </table:table-cell>
          <table:table-cell office:value-type="float" office:value="0.789576">
            <text:p>0.789576</text:p>
          </table:table-cell>
          <table:table-cell office:value-type="float" office:value="0.0477432">
            <text:p>0.047743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1.70917">
            <text:p>1.70917</text:p>
          </table:table-cell>
          <table:table-cell office:value-type="float" office:value="0.545827">
            <text:p>0.545827</text:p>
          </table:table-cell>
          <table:table-cell office:value-type="float" office:value="0.789923">
            <text:p>0.789923</text:p>
          </table:table-cell>
          <table:table-cell office:value-type="float" office:value="0.0495735">
            <text:p>0.049573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1.71464">
            <text:p>1.71464</text:p>
          </table:table-cell>
          <table:table-cell office:value-type="float" office:value="0.546265">
            <text:p>0.546265</text:p>
          </table:table-cell>
          <table:table-cell office:value-type="float" office:value="0.790268">
            <text:p>0.790268</text:p>
          </table:table-cell>
          <table:table-cell office:value-type="float" office:value="0.0468836">
            <text:p>0.046883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1.7201">
            <text:p>1.7201</text:p>
          </table:table-cell>
          <table:table-cell office:value-type="float" office:value="0.546727">
            <text:p>0.546727</text:p>
          </table:table-cell>
          <table:table-cell office:value-type="float" office:value="0.790613">
            <text:p>0.790613</text:p>
          </table:table-cell>
          <table:table-cell office:value-type="float" office:value="0.0497963">
            <text:p>0.049796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1.72558">
            <text:p>1.72558</text:p>
          </table:table-cell>
          <table:table-cell office:value-type="float" office:value="0.547172">
            <text:p>0.547172</text:p>
          </table:table-cell>
          <table:table-cell office:value-type="float" office:value="0.790957">
            <text:p>0.790957</text:p>
          </table:table-cell>
          <table:table-cell office:value-type="float" office:value="0.0478032">
            <text:p>0.047803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1.73105">
            <text:p>1.73105</text:p>
          </table:table-cell>
          <table:table-cell office:value-type="float" office:value="0.547618">
            <text:p>0.547618</text:p>
          </table:table-cell>
          <table:table-cell office:value-type="float" office:value="0.791299">
            <text:p>0.791299</text:p>
          </table:table-cell>
          <table:table-cell office:value-type="float" office:value="0.0478997">
            <text:p>0.047899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1.73653">
            <text:p>1.73653</text:p>
          </table:table-cell>
          <table:table-cell office:value-type="float" office:value="0.548075">
            <text:p>0.548075</text:p>
          </table:table-cell>
          <table:table-cell office:value-type="float" office:value="0.791641">
            <text:p>0.791641</text:p>
          </table:table-cell>
          <table:table-cell office:value-type="float" office:value="0.0491802">
            <text:p>0.049180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1.74202">
            <text:p>1.74202</text:p>
          </table:table-cell>
          <table:table-cell office:value-type="float" office:value="0.548504">
            <text:p>0.548504</text:p>
          </table:table-cell>
          <table:table-cell office:value-type="float" office:value="0.791981">
            <text:p>0.791981</text:p>
          </table:table-cell>
          <table:table-cell office:value-type="float" office:value="0.0458829">
            <text:p>0.0458829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1.74751">
            <text:p>1.74751</text:p>
          </table:table-cell>
          <table:table-cell office:value-type="float" office:value="0.548951">
            <text:p>0.548951</text:p>
          </table:table-cell>
          <table:table-cell office:value-type="float" office:value="0.79232">
            <text:p>0.79232</text:p>
          </table:table-cell>
          <table:table-cell office:value-type="float" office:value="0.0479824">
            <text:p>0.047982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1.753">
            <text:p>1.753</text:p>
          </table:table-cell>
          <table:table-cell office:value-type="float" office:value="0.549393">
            <text:p>0.549393</text:p>
          </table:table-cell>
          <table:table-cell office:value-type="float" office:value="0.792658">
            <text:p>0.792658</text:p>
          </table:table-cell>
          <table:table-cell office:value-type="float" office:value="0.0474625">
            <text:p>0.047462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1.7585">
            <text:p>1.7585</text:p>
          </table:table-cell>
          <table:table-cell office:value-type="float" office:value="0.549844">
            <text:p>0.549844</text:p>
          </table:table-cell>
          <table:table-cell office:value-type="float" office:value="0.792995">
            <text:p>0.792995</text:p>
          </table:table-cell>
          <table:table-cell office:value-type="float" office:value="0.0485082">
            <text:p>0.048508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1.764">
            <text:p>1.764</text:p>
          </table:table-cell>
          <table:table-cell office:value-type="float" office:value="0.550276">
            <text:p>0.550276</text:p>
          </table:table-cell>
          <table:table-cell office:value-type="float" office:value="0.793331">
            <text:p>0.793331</text:p>
          </table:table-cell>
          <table:table-cell office:value-type="float" office:value="0.0464206">
            <text:p>0.046420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1.76951">
            <text:p>1.76951</text:p>
          </table:table-cell>
          <table:table-cell office:value-type="float" office:value="0.550722">
            <text:p>0.550722</text:p>
          </table:table-cell>
          <table:table-cell office:value-type="float" office:value="0.793666">
            <text:p>0.793666</text:p>
          </table:table-cell>
          <table:table-cell office:value-type="float" office:value="0.0479247">
            <text:p>0.047924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1.77502">
            <text:p>1.77502</text:p>
          </table:table-cell>
          <table:table-cell office:value-type="float" office:value="0.55116">
            <text:p>0.55116</text:p>
          </table:table-cell>
          <table:table-cell office:value-type="float" office:value="0.793999">
            <text:p>0.793999</text:p>
          </table:table-cell>
          <table:table-cell office:value-type="float" office:value="0.0471488">
            <text:p>0.047148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1.78054">
            <text:p>1.78054</text:p>
          </table:table-cell>
          <table:table-cell office:value-type="float" office:value="0.551598">
            <text:p>0.551598</text:p>
          </table:table-cell>
          <table:table-cell office:value-type="float" office:value="0.794332">
            <text:p>0.794332</text:p>
          </table:table-cell>
          <table:table-cell office:value-type="float" office:value="0.0470366">
            <text:p>0.047036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1.78606">
            <text:p>1.78606</text:p>
          </table:table-cell>
          <table:table-cell office:value-type="float" office:value="0.552042">
            <text:p>0.552042</text:p>
          </table:table-cell>
          <table:table-cell office:value-type="float" office:value="0.794663">
            <text:p>0.794663</text:p>
          </table:table-cell>
          <table:table-cell office:value-type="float" office:value="0.0478333">
            <text:p>0.047833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1.79158">
            <text:p>1.79158</text:p>
          </table:table-cell>
          <table:table-cell office:value-type="float" office:value="0.552462">
            <text:p>0.552462</text:p>
          </table:table-cell>
          <table:table-cell office:value-type="float" office:value="0.794994">
            <text:p>0.794994</text:p>
          </table:table-cell>
          <table:table-cell office:value-type="float" office:value="0.0449854">
            <text:p>0.044985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1.79711">
            <text:p>1.79711</text:p>
          </table:table-cell>
          <table:table-cell office:value-type="float" office:value="0.552899">
            <text:p>0.552899</text:p>
          </table:table-cell>
          <table:table-cell office:value-type="float" office:value="0.795323">
            <text:p>0.795323</text:p>
          </table:table-cell>
          <table:table-cell office:value-type="float" office:value="0.0469743">
            <text:p>0.046974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1.80264">
            <text:p>1.80264</text:p>
          </table:table-cell>
          <table:table-cell office:value-type="float" office:value="0.553326">
            <text:p>0.553326</text:p>
          </table:table-cell>
          <table:table-cell office:value-type="float" office:value="0.795651">
            <text:p>0.795651</text:p>
          </table:table-cell>
          <table:table-cell office:value-type="float" office:value="0.0457425">
            <text:p>0.045742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1.80818">
            <text:p>1.80818</text:p>
          </table:table-cell>
          <table:table-cell office:value-type="float" office:value="0.55376">
            <text:p>0.55376</text:p>
          </table:table-cell>
          <table:table-cell office:value-type="float" office:value="0.795979">
            <text:p>0.795979</text:p>
          </table:table-cell>
          <table:table-cell office:value-type="float" office:value="0.0466422">
            <text:p>0.046642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1.81372">
            <text:p>1.81372</text:p>
          </table:table-cell>
          <table:table-cell office:value-type="float" office:value="0.55419">
            <text:p>0.55419</text:p>
          </table:table-cell>
          <table:table-cell office:value-type="float" office:value="0.796305">
            <text:p>0.796305</text:p>
          </table:table-cell>
          <table:table-cell office:value-type="float" office:value="0.0461427">
            <text:p>0.046142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1.81927">
            <text:p>1.81927</text:p>
          </table:table-cell>
          <table:table-cell office:value-type="float" office:value="0.554617">
            <text:p>0.554617</text:p>
          </table:table-cell>
          <table:table-cell office:value-type="float" office:value="0.79663">
            <text:p>0.79663</text:p>
          </table:table-cell>
          <table:table-cell office:value-type="float" office:value="0.0458568">
            <text:p>0.045856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.82482">
            <text:p>1.82482</text:p>
          </table:table-cell>
          <table:table-cell office:value-type="float" office:value="0.555054">
            <text:p>0.555054</text:p>
          </table:table-cell>
          <table:table-cell office:value-type="float" office:value="0.796954">
            <text:p>0.796954</text:p>
          </table:table-cell>
          <table:table-cell office:value-type="float" office:value="0.0469164">
            <text:p>0.046916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1.83037">
            <text:p>1.83037</text:p>
          </table:table-cell>
          <table:table-cell office:value-type="float" office:value="0.555482">
            <text:p>0.555482</text:p>
          </table:table-cell>
          <table:table-cell office:value-type="float" office:value="0.797277">
            <text:p>0.797277</text:p>
          </table:table-cell>
          <table:table-cell office:value-type="float" office:value="0.0459888">
            <text:p>0.045988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1.83593">
            <text:p>1.83593</text:p>
          </table:table-cell>
          <table:table-cell office:value-type="float" office:value="0.555916">
            <text:p>0.555916</text:p>
          </table:table-cell>
          <table:table-cell office:value-type="float" office:value="0.7976">
            <text:p>0.7976</text:p>
          </table:table-cell>
          <table:table-cell office:value-type="float" office:value="0.0467316">
            <text:p>0.046731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1.8415">
            <text:p>1.8415</text:p>
          </table:table-cell>
          <table:table-cell office:value-type="float" office:value="0.556325">
            <text:p>0.556325</text:p>
          </table:table-cell>
          <table:table-cell office:value-type="float" office:value="0.797921">
            <text:p>0.797921</text:p>
          </table:table-cell>
          <table:table-cell office:value-type="float" office:value="0.0437288">
            <text:p>0.043728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1.84706">
            <text:p>1.84706</text:p>
          </table:table-cell>
          <table:table-cell office:value-type="float" office:value="0.556755">
            <text:p>0.556755</text:p>
          </table:table-cell>
          <table:table-cell office:value-type="float" office:value="0.798241">
            <text:p>0.798241</text:p>
          </table:table-cell>
          <table:table-cell office:value-type="float" office:value="0.0461965">
            <text:p>0.046196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1.85263">
            <text:p>1.85263</text:p>
          </table:table-cell>
          <table:table-cell office:value-type="float" office:value="0.557172">
            <text:p>0.557172</text:p>
          </table:table-cell>
          <table:table-cell office:value-type="float" office:value="0.79856">
            <text:p>0.79856</text:p>
          </table:table-cell>
          <table:table-cell office:value-type="float" office:value="0.0446784">
            <text:p>0.044678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1.85821">
            <text:p>1.85821</text:p>
          </table:table-cell>
          <table:table-cell office:value-type="float" office:value="0.557596">
            <text:p>0.557596</text:p>
          </table:table-cell>
          <table:table-cell office:value-type="float" office:value="0.798878">
            <text:p>0.798878</text:p>
          </table:table-cell>
          <table:table-cell office:value-type="float" office:value="0.0455598">
            <text:p>0.045559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1.86379">
            <text:p>1.86379</text:p>
          </table:table-cell>
          <table:table-cell office:value-type="float" office:value="0.558016">
            <text:p>0.558016</text:p>
          </table:table-cell>
          <table:table-cell office:value-type="float" office:value="0.799195">
            <text:p>0.799195</text:p>
          </table:table-cell>
          <table:table-cell office:value-type="float" office:value="0.0450264">
            <text:p>0.045026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1.86938">
            <text:p>1.86938</text:p>
          </table:table-cell>
          <table:table-cell office:value-type="float" office:value="0.558434">
            <text:p>0.558434</text:p>
          </table:table-cell>
          <table:table-cell office:value-type="float" office:value="0.799511">
            <text:p>0.799511</text:p>
          </table:table-cell>
          <table:table-cell office:value-type="float" office:value="0.0448258">
            <text:p>0.044825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1.87496">
            <text:p>1.87496</text:p>
          </table:table-cell>
          <table:table-cell office:value-type="float" office:value="0.55886">
            <text:p>0.55886</text:p>
          </table:table-cell>
          <table:table-cell office:value-type="float" office:value="0.799826">
            <text:p>0.799826</text:p>
          </table:table-cell>
          <table:table-cell office:value-type="float" office:value="0.0458644">
            <text:p>0.045864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.88056">
            <text:p>1.88056</text:p>
          </table:table-cell>
          <table:table-cell office:value-type="float" office:value="0.559279">
            <text:p>0.559279</text:p>
          </table:table-cell>
          <table:table-cell office:value-type="float" office:value="0.80014">
            <text:p>0.80014</text:p>
          </table:table-cell>
          <table:table-cell office:value-type="float" office:value="0.0449213">
            <text:p>0.044921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1.88615">
            <text:p>1.88615</text:p>
          </table:table-cell>
          <table:table-cell office:value-type="float" office:value="0.559704">
            <text:p>0.559704</text:p>
          </table:table-cell>
          <table:table-cell office:value-type="float" office:value="0.800453">
            <text:p>0.800453</text:p>
          </table:table-cell>
          <table:table-cell office:value-type="float" office:value="0.0457165">
            <text:p>0.045716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1.89175">
            <text:p>1.89175</text:p>
          </table:table-cell>
          <table:table-cell office:value-type="float" office:value="0.560105">
            <text:p>0.560105</text:p>
          </table:table-cell>
          <table:table-cell office:value-type="float" office:value="0.800765">
            <text:p>0.800765</text:p>
          </table:table-cell>
          <table:table-cell office:value-type="float" office:value="0.0428704">
            <text:p>0.042870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63">
            <text:p>5.63</text:p>
          </table:table-cell>
          <table:table-cell office:value-type="float" office:value="1.89736">
            <text:p>1.89736</text:p>
          </table:table-cell>
          <table:table-cell office:value-type="float" office:value="0.560522">
            <text:p>0.560522</text:p>
          </table:table-cell>
          <table:table-cell office:value-type="float" office:value="0.801076">
            <text:p>0.801076</text:p>
          </table:table-cell>
          <table:table-cell office:value-type="float" office:value="0.0447689">
            <text:p>0.0447689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1.90297">
            <text:p>1.90297</text:p>
          </table:table-cell>
          <table:table-cell office:value-type="float" office:value="0.560927">
            <text:p>0.560927</text:p>
          </table:table-cell>
          <table:table-cell office:value-type="float" office:value="0.801386">
            <text:p>0.801386</text:p>
          </table:table-cell>
          <table:table-cell office:value-type="float" office:value="0.0434137">
            <text:p>0.043413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1.90858">
            <text:p>1.90858</text:p>
          </table:table-cell>
          <table:table-cell office:value-type="float" office:value="0.561351">
            <text:p>0.561351</text:p>
          </table:table-cell>
          <table:table-cell office:value-type="float" office:value="0.801696">
            <text:p>0.801696</text:p>
          </table:table-cell>
          <table:table-cell office:value-type="float" office:value="0.0455947">
            <text:p>0.045594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1.9142">
            <text:p>1.9142</text:p>
          </table:table-cell>
          <table:table-cell office:value-type="float" office:value="0.561755">
            <text:p>0.561755</text:p>
          </table:table-cell>
          <table:table-cell office:value-type="float" office:value="0.802004">
            <text:p>0.802004</text:p>
          </table:table-cell>
          <table:table-cell office:value-type="float" office:value="0.0432413">
            <text:p>0.043241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1.91982">
            <text:p>1.91982</text:p>
          </table:table-cell>
          <table:table-cell office:value-type="float" office:value="0.562176">
            <text:p>0.562176</text:p>
          </table:table-cell>
          <table:table-cell office:value-type="float" office:value="0.802311">
            <text:p>0.802311</text:p>
          </table:table-cell>
          <table:table-cell office:value-type="float" office:value="0.0452864">
            <text:p>0.045286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1.92545">
            <text:p>1.92545</text:p>
          </table:table-cell>
          <table:table-cell office:value-type="float" office:value="0.562582">
            <text:p>0.562582</text:p>
          </table:table-cell>
          <table:table-cell office:value-type="float" office:value="0.802617">
            <text:p>0.802617</text:p>
          </table:table-cell>
          <table:table-cell office:value-type="float" office:value="0.0435872">
            <text:p>0.043587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69">
            <text:p>5.69</text:p>
          </table:table-cell>
          <table:table-cell office:value-type="float" office:value="1.93108">
            <text:p>1.93108</text:p>
          </table:table-cell>
          <table:table-cell office:value-type="float" office:value="0.56299">
            <text:p>0.56299</text:p>
          </table:table-cell>
          <table:table-cell office:value-type="float" office:value="0.802923">
            <text:p>0.802923</text:p>
          </table:table-cell>
          <table:table-cell office:value-type="float" office:value="0.0436828">
            <text:p>0.043682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1.93671">
            <text:p>1.93671</text:p>
          </table:table-cell>
          <table:table-cell office:value-type="float" office:value="0.563407">
            <text:p>0.563407</text:p>
          </table:table-cell>
          <table:table-cell office:value-type="float" office:value="0.803227">
            <text:p>0.803227</text:p>
          </table:table-cell>
          <table:table-cell office:value-type="float" office:value="0.0448355">
            <text:p>0.044835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71">
            <text:p>5.71</text:p>
          </table:table-cell>
          <table:table-cell office:value-type="float" office:value="1.94235">
            <text:p>1.94235</text:p>
          </table:table-cell>
          <table:table-cell office:value-type="float" office:value="0.563798">
            <text:p>0.563798</text:p>
          </table:table-cell>
          <table:table-cell office:value-type="float" office:value="0.803531">
            <text:p>0.803531</text:p>
          </table:table-cell>
          <table:table-cell office:value-type="float" office:value="0.0417817">
            <text:p>0.041781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1.94799">
            <text:p>1.94799</text:p>
          </table:table-cell>
          <table:table-cell office:value-type="float" office:value="0.564203">
            <text:p>0.564203</text:p>
          </table:table-cell>
          <table:table-cell office:value-type="float" office:value="0.803833">
            <text:p>0.803833</text:p>
          </table:table-cell>
          <table:table-cell office:value-type="float" office:value="0.0433599">
            <text:p>0.0433599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1.95364">
            <text:p>1.95364</text:p>
          </table:table-cell>
          <table:table-cell office:value-type="float" office:value="0.564605">
            <text:p>0.564605</text:p>
          </table:table-cell>
          <table:table-cell office:value-type="float" office:value="0.804135">
            <text:p>0.804135</text:p>
          </table:table-cell>
          <table:table-cell office:value-type="float" office:value="0.0430266">
            <text:p>0.043026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1.95929">
            <text:p>1.95929</text:p>
          </table:table-cell>
          <table:table-cell office:value-type="float" office:value="0.565021">
            <text:p>0.565021</text:p>
          </table:table-cell>
          <table:table-cell office:value-type="float" office:value="0.804435">
            <text:p>0.804435</text:p>
          </table:table-cell>
          <table:table-cell office:value-type="float" office:value="0.0446781">
            <text:p>0.044678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1.96494">
            <text:p>1.96494</text:p>
          </table:table-cell>
          <table:table-cell office:value-type="float" office:value="0.565409">
            <text:p>0.565409</text:p>
          </table:table-cell>
          <table:table-cell office:value-type="float" office:value="0.804735">
            <text:p>0.804735</text:p>
          </table:table-cell>
          <table:table-cell office:value-type="float" office:value="0.0414241">
            <text:p>0.041424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1.9706">
            <text:p>1.9706</text:p>
          </table:table-cell>
          <table:table-cell office:value-type="float" office:value="0.565826">
            <text:p>0.565826</text:p>
          </table:table-cell>
          <table:table-cell office:value-type="float" office:value="0.805034">
            <text:p>0.805034</text:p>
          </table:table-cell>
          <table:table-cell office:value-type="float" office:value="0.0447768">
            <text:p>0.044776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77">
            <text:p>5.77</text:p>
          </table:table-cell>
          <table:table-cell office:value-type="float" office:value="1.97626">
            <text:p>1.97626</text:p>
          </table:table-cell>
          <table:table-cell office:value-type="float" office:value="0.566225">
            <text:p>0.566225</text:p>
          </table:table-cell>
          <table:table-cell office:value-type="float" office:value="0.805332">
            <text:p>0.805332</text:p>
          </table:table-cell>
          <table:table-cell office:value-type="float" office:value="0.0428806">
            <text:p>0.042880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1.98193">
            <text:p>1.98193</text:p>
          </table:table-cell>
          <table:table-cell office:value-type="float" office:value="0.566623">
            <text:p>0.566623</text:p>
          </table:table-cell>
          <table:table-cell office:value-type="float" office:value="0.805629">
            <text:p>0.805629</text:p>
          </table:table-cell>
          <table:table-cell office:value-type="float" office:value="0.0425526">
            <text:p>0.042552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1.9876">
            <text:p>1.9876</text:p>
          </table:table-cell>
          <table:table-cell office:value-type="float" office:value="0.567029">
            <text:p>0.567029</text:p>
          </table:table-cell>
          <table:table-cell office:value-type="float" office:value="0.805925">
            <text:p>0.805925</text:p>
          </table:table-cell>
          <table:table-cell office:value-type="float" office:value="0.0436816">
            <text:p>0.043681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1.99327">
            <text:p>1.99327</text:p>
          </table:table-cell>
          <table:table-cell office:value-type="float" office:value="0.567419">
            <text:p>0.567419</text:p>
          </table:table-cell>
          <table:table-cell office:value-type="float" office:value="0.80622">
            <text:p>0.80622</text:p>
          </table:table-cell>
          <table:table-cell office:value-type="float" office:value="0.0416439">
            <text:p>0.0416439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81">
            <text:p>5.81</text:p>
          </table:table-cell>
          <table:table-cell office:value-type="float" office:value="1.99895">
            <text:p>1.99895</text:p>
          </table:table-cell>
          <table:table-cell office:value-type="float" office:value="0.567825">
            <text:p>0.567825</text:p>
          </table:table-cell>
          <table:table-cell office:value-type="float" office:value="0.806515">
            <text:p>0.806515</text:p>
          </table:table-cell>
          <table:table-cell office:value-type="float" office:value="0.043692">
            <text:p>0.04369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2.00463">
            <text:p>2.00463</text:p>
          </table:table-cell>
          <table:table-cell office:value-type="float" office:value="0.568215">
            <text:p>0.568215</text:p>
          </table:table-cell>
          <table:table-cell office:value-type="float" office:value="0.806808">
            <text:p>0.806808</text:p>
          </table:table-cell>
          <table:table-cell office:value-type="float" office:value="0.0418133">
            <text:p>0.041813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2.01032">
            <text:p>2.01032</text:p>
          </table:table-cell>
          <table:table-cell office:value-type="float" office:value="0.568623">
            <text:p>0.568623</text:p>
          </table:table-cell>
          <table:table-cell office:value-type="float" office:value="0.807101">
            <text:p>0.807101</text:p>
          </table:table-cell>
          <table:table-cell office:value-type="float" office:value="0.0439012">
            <text:p>0.043901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2.01601">
            <text:p>2.01601</text:p>
          </table:table-cell>
          <table:table-cell office:value-type="float" office:value="0.568994">
            <text:p>0.568994</text:p>
          </table:table-cell>
          <table:table-cell office:value-type="float" office:value="0.807392">
            <text:p>0.807392</text:p>
          </table:table-cell>
          <table:table-cell office:value-type="float" office:value="0.0394794">
            <text:p>0.039479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2.0217">
            <text:p>2.0217</text:p>
          </table:table-cell>
          <table:table-cell office:value-type="float" office:value="0.569398">
            <text:p>0.569398</text:p>
          </table:table-cell>
          <table:table-cell office:value-type="float" office:value="0.807683">
            <text:p>0.807683</text:p>
          </table:table-cell>
          <table:table-cell office:value-type="float" office:value="0.043417">
            <text:p>0.04341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2.0274">
            <text:p>2.0274</text:p>
          </table:table-cell>
          <table:table-cell office:value-type="float" office:value="0.569785">
            <text:p>0.569785</text:p>
          </table:table-cell>
          <table:table-cell office:value-type="float" office:value="0.807973">
            <text:p>0.807973</text:p>
          </table:table-cell>
          <table:table-cell office:value-type="float" office:value="0.0414673">
            <text:p>0.041467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87">
            <text:p>5.87</text:p>
          </table:table-cell>
          <table:table-cell office:value-type="float" office:value="2.0331">
            <text:p>2.0331</text:p>
          </table:table-cell>
          <table:table-cell office:value-type="float" office:value="0.570177">
            <text:p>0.570177</text:p>
          </table:table-cell>
          <table:table-cell office:value-type="float" office:value="0.808262">
            <text:p>0.808262</text:p>
          </table:table-cell>
          <table:table-cell office:value-type="float" office:value="0.0419613">
            <text:p>0.041961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2.03881">
            <text:p>2.03881</text:p>
          </table:table-cell>
          <table:table-cell office:value-type="float" office:value="0.570567">
            <text:p>0.570567</text:p>
          </table:table-cell>
          <table:table-cell office:value-type="float" office:value="0.80855">
            <text:p>0.80855</text:p>
          </table:table-cell>
          <table:table-cell office:value-type="float" office:value="0.0417547">
            <text:p>0.041754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2.04452">
            <text:p>2.04452</text:p>
          </table:table-cell>
          <table:table-cell office:value-type="float" office:value="0.570953">
            <text:p>0.570953</text:p>
          </table:table-cell>
          <table:table-cell office:value-type="float" office:value="0.808837">
            <text:p>0.808837</text:p>
          </table:table-cell>
          <table:table-cell office:value-type="float" office:value="0.0414212">
            <text:p>0.041421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2.05023">
            <text:p>2.05023</text:p>
          </table:table-cell>
          <table:table-cell office:value-type="float" office:value="0.571349">
            <text:p>0.571349</text:p>
          </table:table-cell>
          <table:table-cell office:value-type="float" office:value="0.809124">
            <text:p>0.809124</text:p>
          </table:table-cell>
          <table:table-cell office:value-type="float" office:value="0.0424183">
            <text:p>0.042418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91">
            <text:p>5.91</text:p>
          </table:table-cell>
          <table:table-cell office:value-type="float" office:value="2.05595">
            <text:p>2.05595</text:p>
          </table:table-cell>
          <table:table-cell office:value-type="float" office:value="0.571735">
            <text:p>0.571735</text:p>
          </table:table-cell>
          <table:table-cell office:value-type="float" office:value="0.809409">
            <text:p>0.809409</text:p>
          </table:table-cell>
          <table:table-cell office:value-type="float" office:value="0.0413774">
            <text:p>0.041377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2.06167">
            <text:p>2.06167</text:p>
          </table:table-cell>
          <table:table-cell office:value-type="float" office:value="0.572129">
            <text:p>0.572129</text:p>
          </table:table-cell>
          <table:table-cell office:value-type="float" office:value="0.809694">
            <text:p>0.809694</text:p>
          </table:table-cell>
          <table:table-cell office:value-type="float" office:value="0.0423821">
            <text:p>0.042382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93">
            <text:p>5.93</text:p>
          </table:table-cell>
          <table:table-cell office:value-type="float" office:value="2.06739">
            <text:p>2.06739</text:p>
          </table:table-cell>
          <table:table-cell office:value-type="float" office:value="0.572499">
            <text:p>0.572499</text:p>
          </table:table-cell>
          <table:table-cell office:value-type="float" office:value="0.809978">
            <text:p>0.809978</text:p>
          </table:table-cell>
          <table:table-cell office:value-type="float" office:value="0.0394186">
            <text:p>0.039418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2.07312">
            <text:p>2.07312</text:p>
          </table:table-cell>
          <table:table-cell office:value-type="float" office:value="0.572882">
            <text:p>0.572882</text:p>
          </table:table-cell>
          <table:table-cell office:value-type="float" office:value="0.810261">
            <text:p>0.810261</text:p>
          </table:table-cell>
          <table:table-cell office:value-type="float" office:value="0.0409575">
            <text:p>0.040957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2.07885">
            <text:p>2.07885</text:p>
          </table:table-cell>
          <table:table-cell office:value-type="float" office:value="0.573262">
            <text:p>0.573262</text:p>
          </table:table-cell>
          <table:table-cell office:value-type="float" office:value="0.810543">
            <text:p>0.810543</text:p>
          </table:table-cell>
          <table:table-cell office:value-type="float" office:value="0.0405656">
            <text:p>0.040565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2.08459">
            <text:p>2.08459</text:p>
          </table:table-cell>
          <table:table-cell office:value-type="float" office:value="0.573658">
            <text:p>0.573658</text:p>
          </table:table-cell>
          <table:table-cell office:value-type="float" office:value="0.810825">
            <text:p>0.810825</text:p>
          </table:table-cell>
          <table:table-cell office:value-type="float" office:value="0.0424676">
            <text:p>0.042467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2.09033">
            <text:p>2.09033</text:p>
          </table:table-cell>
          <table:table-cell office:value-type="float" office:value="0.574022">
            <text:p>0.574022</text:p>
          </table:table-cell>
          <table:table-cell office:value-type="float" office:value="0.811105">
            <text:p>0.811105</text:p>
          </table:table-cell>
          <table:table-cell office:value-type="float" office:value="0.0387605">
            <text:p>0.0387605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2.09608">
            <text:p>2.09608</text:p>
          </table:table-cell>
          <table:table-cell office:value-type="float" office:value="0.574421">
            <text:p>0.574421</text:p>
          </table:table-cell>
          <table:table-cell office:value-type="float" office:value="0.811385">
            <text:p>0.811385</text:p>
          </table:table-cell>
          <table:table-cell office:value-type="float" office:value="0.0429301">
            <text:p>0.042930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.99">
            <text:p>5.99</text:p>
          </table:table-cell>
          <table:table-cell office:value-type="float" office:value="2.10182">
            <text:p>2.10182</text:p>
          </table:table-cell>
          <table:table-cell office:value-type="float" office:value="0.574799">
            <text:p>0.574799</text:p>
          </table:table-cell>
          <table:table-cell office:value-type="float" office:value="0.811664">
            <text:p>0.811664</text:p>
          </table:table-cell>
          <table:table-cell office:value-type="float" office:value="0.040444">
            <text:p>0.04044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10758">
            <text:p>2.10758</text:p>
          </table:table-cell>
          <table:table-cell office:value-type="float" office:value="0.575178">
            <text:p>0.575178</text:p>
          </table:table-cell>
          <table:table-cell office:value-type="float" office:value="0.811942">
            <text:p>0.811942</text:p>
          </table:table-cell>
          <table:table-cell office:value-type="float" office:value="0.040628">
            <text:p>0.04062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01">
            <text:p>6.01</text:p>
          </table:table-cell>
          <table:table-cell office:value-type="float" office:value="2.11333">
            <text:p>2.11333</text:p>
          </table:table-cell>
          <table:table-cell office:value-type="float" office:value="0.575556">
            <text:p>0.575556</text:p>
          </table:table-cell>
          <table:table-cell office:value-type="float" office:value="0.812219">
            <text:p>0.812219</text:p>
          </table:table-cell>
          <table:table-cell office:value-type="float" office:value="0.0405873">
            <text:p>0.040587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2.11909">
            <text:p>2.11909</text:p>
          </table:table-cell>
          <table:table-cell office:value-type="float" office:value="0.575925">
            <text:p>0.575925</text:p>
          </table:table-cell>
          <table:table-cell office:value-type="float" office:value="0.812495">
            <text:p>0.812495</text:p>
          </table:table-cell>
          <table:table-cell office:value-type="float" office:value="0.0393888">
            <text:p>0.0393888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03">
            <text:p>6.03</text:p>
          </table:table-cell>
          <table:table-cell office:value-type="float" office:value="2.12485">
            <text:p>2.12485</text:p>
          </table:table-cell>
          <table:table-cell office:value-type="float" office:value="0.576312">
            <text:p>0.576312</text:p>
          </table:table-cell>
          <table:table-cell office:value-type="float" office:value="0.812771">
            <text:p>0.812771</text:p>
          </table:table-cell>
          <table:table-cell office:value-type="float" office:value="0.0415867">
            <text:p>0.041586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2.13062">
            <text:p>2.13062</text:p>
          </table:table-cell>
          <table:table-cell office:value-type="float" office:value="0.576686">
            <text:p>0.576686</text:p>
          </table:table-cell>
          <table:table-cell office:value-type="float" office:value="0.813046">
            <text:p>0.813046</text:p>
          </table:table-cell>
          <table:table-cell office:value-type="float" office:value="0.0401414">
            <text:p>0.040141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05">
            <text:p>6.05</text:p>
          </table:table-cell>
          <table:table-cell office:value-type="float" office:value="2.13639">
            <text:p>2.13639</text:p>
          </table:table-cell>
          <table:table-cell office:value-type="float" office:value="0.577068">
            <text:p>0.577068</text:p>
          </table:table-cell>
          <table:table-cell office:value-type="float" office:value="0.81332">
            <text:p>0.81332</text:p>
          </table:table-cell>
          <table:table-cell office:value-type="float" office:value="0.040956">
            <text:p>0.04095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2.14216">
            <text:p>2.14216</text:p>
          </table:table-cell>
          <table:table-cell office:value-type="float" office:value="0.577425">
            <text:p>0.577425</text:p>
          </table:table-cell>
          <table:table-cell office:value-type="float" office:value="0.813593">
            <text:p>0.813593</text:p>
          </table:table-cell>
          <table:table-cell office:value-type="float" office:value="0.0380827">
            <text:p>0.0380827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2.14794">
            <text:p>2.14794</text:p>
          </table:table-cell>
          <table:table-cell office:value-type="float" office:value="0.577798">
            <text:p>0.577798</text:p>
          </table:table-cell>
          <table:table-cell office:value-type="float" office:value="0.813865">
            <text:p>0.813865</text:p>
          </table:table-cell>
          <table:table-cell office:value-type="float" office:value="0.0398466">
            <text:p>0.039846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2.15372">
            <text:p>2.15372</text:p>
          </table:table-cell>
          <table:table-cell office:value-type="float" office:value="0.578165">
            <text:p>0.578165</text:p>
          </table:table-cell>
          <table:table-cell office:value-type="float" office:value="0.814137">
            <text:p>0.814137</text:p>
          </table:table-cell>
          <table:table-cell office:value-type="float" office:value="0.0392806">
            <text:p>0.039280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09">
            <text:p>6.09</text:p>
          </table:table-cell>
          <table:table-cell office:value-type="float" office:value="2.15951">
            <text:p>2.15951</text:p>
          </table:table-cell>
          <table:table-cell office:value-type="float" office:value="0.578548">
            <text:p>0.578548</text:p>
          </table:table-cell>
          <table:table-cell office:value-type="float" office:value="0.814408">
            <text:p>0.814408</text:p>
          </table:table-cell>
          <table:table-cell office:value-type="float" office:value="0.0410423">
            <text:p>0.041042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2.1653">
            <text:p>2.1653</text:p>
          </table:table-cell>
          <table:table-cell office:value-type="float" office:value="0.578901">
            <text:p>0.578901</text:p>
          </table:table-cell>
          <table:table-cell office:value-type="float" office:value="0.814678">
            <text:p>0.814678</text:p>
          </table:table-cell>
          <table:table-cell office:value-type="float" office:value="0.0375352">
            <text:p>0.037535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11">
            <text:p>6.11</text:p>
          </table:table-cell>
          <table:table-cell office:value-type="float" office:value="2.17109">
            <text:p>2.17109</text:p>
          </table:table-cell>
          <table:table-cell office:value-type="float" office:value="0.579287">
            <text:p>0.579287</text:p>
          </table:table-cell>
          <table:table-cell office:value-type="float" office:value="0.814947">
            <text:p>0.814947</text:p>
          </table:table-cell>
          <table:table-cell office:value-type="float" office:value="0.0415581">
            <text:p>0.041558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2.17689">
            <text:p>2.17689</text:p>
          </table:table-cell>
          <table:table-cell office:value-type="float" office:value="0.579653">
            <text:p>0.579653</text:p>
          </table:table-cell>
          <table:table-cell office:value-type="float" office:value="0.815215">
            <text:p>0.815215</text:p>
          </table:table-cell>
          <table:table-cell office:value-type="float" office:value="0.0391339">
            <text:p>0.0391339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6.13">
            <text:p>6.13</text:p>
          </table:table-cell>
          <table:table-cell office:value-type="float" office:value="2.18269">
            <text:p>2.18269</text:p>
          </table:table-cell>
          <table:table-cell office:value-type="float" office:value="0.58002">
            <text:p>0.58002</text:p>
          </table:table-cell>
          <table:table-cell office:value-type="float" office:value="0.815483">
            <text:p>0.815483</text:p>
          </table:table-cell>
          <table:table-cell office:value-type="float" office:value="0.0393199">
            <text:p>0.0393199</text:p>
          </table:table-cell>
          <table:table-cell office:value-type="float" office:value="5">
            <text:p>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4T03:48:12</dc:date>
    <dc:creator>Chris </dc:creator>
    <meta:document-statistic meta:table-count="1" meta:cell-count="3691" meta:object-count="2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scatter" chart:style-name="ch1">
        <chart:legend chart:legend-position="end" svg:x="12.27cm" svg:y="3.948cm" style:legend-expansion="high" chart:style-name="ch2"/>
        <chart:plot-area chart:style-name="ch3" table:cell-range-address="Sheet1.A1:Sheet1.A615 Sheet1.C1:Sheet1.D615" chart:data-source-has-labels="row" svg:x="0.769cm" svg:y="0.851cm" svg:width="10.864cm" svg:height="7.542cm">
          <chartooo:coordinate-region svg:x="1.496cm" svg:y="1.051cm" svg:width="10.043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15" chart:label-cell-address="Sheet1.C1:Sheet1.C1" chart:class="chart:scatter">
            <chart:domain table:cell-range-address="Sheet1.A2:Sheet1.A615"/>
            <chart:data-point chart:repeated="614"/>
          </chart:series>
          <chart:series chart:style-name="ch7" chart:values-cell-range-address="Sheet1.D2:Sheet1.D615" chart:label-cell-address="Sheet1.D1:Sheet1.D1" chart:class="chart:scatter">
            <chart:data-point chart:repeated="6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erical Velocity</text:p>
                <draw:g>
                  <svg:desc>Sheet1.C1:Sheet1.C1</svg:desc>
                </draw:g>
              </table:table-cell>
              <table:table-cell office:value-type="string">
                <text:p> Analytical Velocit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615</svg:desc>
                </draw:g>
              </table:table-cell>
              <table:table-cell office:value-type="float" office:value="0">
                <text:p>0</text:p>
                <draw:g>
                  <svg:desc>Sheet1.C2:Sheet1.C615</svg:desc>
                </draw:g>
              </table:table-cell>
              <table:table-cell office:value-type="float" office:value="0">
                <text:p>0</text:p>
                <draw:g>
                  <svg:desc>Sheet1.D2:Sheet1.D6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300917">
                <text:p>0.00300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588132">
                <text:p>0.00588132</text:p>
              </table:table-cell>
              <table:table-cell office:value-type="float" office:value="0.00778886">
                <text:p>0.007788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870837">
                <text:p>0.00870837</text:p>
              </table:table-cell>
              <table:table-cell office:value-type="float" office:value="0.0154573">
                <text:p>0.01545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115029">
                <text:p>0.0115029</text:p>
              </table:table-cell>
              <table:table-cell office:value-type="float" office:value="0.0230082">
                <text:p>0.0230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142628">
                <text:p>0.0142628</text:p>
              </table:table-cell>
              <table:table-cell office:value-type="float" office:value="0.0304441">
                <text:p>0.0304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169967">
                <text:p>0.0169967</text:p>
              </table:table-cell>
              <table:table-cell office:value-type="float" office:value="0.0377676">
                <text:p>0.0377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197044">
                <text:p>0.0197044</text:p>
              </table:table-cell>
              <table:table-cell office:value-type="float" office:value="0.0449814">
                <text:p>0.04498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223886">
                <text:p>0.0223886</text:p>
              </table:table-cell>
              <table:table-cell office:value-type="float" office:value="0.0520878">
                <text:p>0.05208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250507">
                <text:p>0.0250507</text:p>
              </table:table-cell>
              <table:table-cell office:value-type="float" office:value="0.0590892">
                <text:p>0.05908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276906">
                <text:p>0.0276906</text:p>
              </table:table-cell>
              <table:table-cell office:value-type="float" office:value="0.065988">
                <text:p>0.0659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30309">
                <text:p>0.030309</text:p>
              </table:table-cell>
              <table:table-cell office:value-type="float" office:value="0.0727863">
                <text:p>0.0727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329101">
                <text:p>0.0329101</text:p>
              </table:table-cell>
              <table:table-cell office:value-type="float" office:value="0.0794864">
                <text:p>0.0794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354942">
                <text:p>0.0354942</text:p>
              </table:table-cell>
              <table:table-cell office:value-type="float" office:value="0.0860903">
                <text:p>0.08609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38057">
                <text:p>0.038057</text:p>
              </table:table-cell>
              <table:table-cell office:value-type="float" office:value="0.0926002">
                <text:p>0.0926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406038">
                <text:p>0.0406038</text:p>
              </table:table-cell>
              <table:table-cell office:value-type="float" office:value="0.0990179">
                <text:p>0.09901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431345">
                <text:p>0.0431345</text:p>
              </table:table-cell>
              <table:table-cell office:value-type="float" office:value="0.105346">
                <text:p>0.1053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4565">
                <text:p>0.04565</text:p>
              </table:table-cell>
              <table:table-cell office:value-type="float" office:value="0.111585">
                <text:p>0.1115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481482">
                <text:p>0.0481482</text:p>
              </table:table-cell>
              <table:table-cell office:value-type="float" office:value="0.117738">
                <text:p>0.117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506326">
                <text:p>0.0506326</text:p>
              </table:table-cell>
              <table:table-cell office:value-type="float" office:value="0.123806">
                <text:p>0.123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531013">
                <text:p>0.0531013</text:p>
              </table:table-cell>
              <table:table-cell office:value-type="float" office:value="0.129792">
                <text:p>0.1297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555542">
                <text:p>0.0555542</text:p>
              </table:table-cell>
              <table:table-cell office:value-type="float" office:value="0.135696">
                <text:p>0.135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579917">
                <text:p>0.0579917</text:p>
              </table:table-cell>
              <table:table-cell office:value-type="float" office:value="0.14152">
                <text:p>0.14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604147">
                <text:p>0.0604147</text:p>
              </table:table-cell>
              <table:table-cell office:value-type="float" office:value="0.147267">
                <text:p>0.14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628238">
                <text:p>0.0628238</text:p>
              </table:table-cell>
              <table:table-cell office:value-type="float" office:value="0.152937">
                <text:p>0.1529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652177">
                <text:p>0.0652177</text:p>
              </table:table-cell>
              <table:table-cell office:value-type="float" office:value="0.158532">
                <text:p>0.1585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675987">
                <text:p>0.0675987</text:p>
              </table:table-cell>
              <table:table-cell office:value-type="float" office:value="0.164054">
                <text:p>0.1640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699666">
                <text:p>0.0699666</text:p>
              </table:table-cell>
              <table:table-cell office:value-type="float" office:value="0.169504">
                <text:p>0.169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723213">
                <text:p>0.0723213</text:p>
              </table:table-cell>
              <table:table-cell office:value-type="float" office:value="0.174883">
                <text:p>0.1748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74661">
                <text:p>0.074661</text:p>
              </table:table-cell>
              <table:table-cell office:value-type="float" office:value="0.180193">
                <text:p>0.1801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769866">
                <text:p>0.0769866</text:p>
              </table:table-cell>
              <table:table-cell office:value-type="float" office:value="0.185436">
                <text:p>0.1854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792998">
                <text:p>0.0792998</text:p>
              </table:table-cell>
              <table:table-cell office:value-type="float" office:value="0.190611">
                <text:p>0.1906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816029">
                <text:p>0.0816029</text:p>
              </table:table-cell>
              <table:table-cell office:value-type="float" office:value="0.195721">
                <text:p>0.1957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838957">
                <text:p>0.0838957</text:p>
              </table:table-cell>
              <table:table-cell office:value-type="float" office:value="0.200767">
                <text:p>0.200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861774">
                <text:p>0.0861774</text:p>
              </table:table-cell>
              <table:table-cell office:value-type="float" office:value="0.20575">
                <text:p>0.205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884457">
                <text:p>0.0884457</text:p>
              </table:table-cell>
              <table:table-cell office:value-type="float" office:value="0.210672">
                <text:p>0.2106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906985">
                <text:p>0.0906985</text:p>
              </table:table-cell>
              <table:table-cell office:value-type="float" office:value="0.215532">
                <text:p>0.215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929369">
                <text:p>0.0929369</text:p>
              </table:table-cell>
              <table:table-cell office:value-type="float" office:value="0.220334">
                <text:p>0.220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951626">
                <text:p>0.0951626</text:p>
              </table:table-cell>
              <table:table-cell office:value-type="float" office:value="0.225077">
                <text:p>0.2250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973761">
                <text:p>0.0973761</text:p>
              </table:table-cell>
              <table:table-cell office:value-type="float" office:value="0.229762">
                <text:p>0.2297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995794">
                <text:p>0.0995794</text:p>
              </table:table-cell>
              <table:table-cell office:value-type="float" office:value="0.234391">
                <text:p>0.2343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101775">
                <text:p>0.101775</text:p>
              </table:table-cell>
              <table:table-cell office:value-type="float" office:value="0.238965">
                <text:p>0.2389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103959">
                <text:p>0.103959</text:p>
              </table:table-cell>
              <table:table-cell office:value-type="float" office:value="0.243485">
                <text:p>0.243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106126">
                <text:p>0.106126</text:p>
              </table:table-cell>
              <table:table-cell office:value-type="float" office:value="0.247951">
                <text:p>0.2479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108281">
                <text:p>0.108281</text:p>
              </table:table-cell>
              <table:table-cell office:value-type="float" office:value="0.252364">
                <text:p>0.2523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110425">
                <text:p>0.110425</text:p>
              </table:table-cell>
              <table:table-cell office:value-type="float" office:value="0.256727">
                <text:p>0.256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112558">
                <text:p>0.112558</text:p>
              </table:table-cell>
              <table:table-cell office:value-type="float" office:value="0.261038">
                <text:p>0.2610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114685">
                <text:p>0.114685</text:p>
              </table:table-cell>
              <table:table-cell office:value-type="float" office:value="0.2653">
                <text:p>0.26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116802">
                <text:p>0.116802</text:p>
              </table:table-cell>
              <table:table-cell office:value-type="float" office:value="0.269513">
                <text:p>0.2695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118909">
                <text:p>0.118909</text:p>
              </table:table-cell>
              <table:table-cell office:value-type="float" office:value="0.273678">
                <text:p>0.2736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121005">
                <text:p>0.121005</text:p>
              </table:table-cell>
              <table:table-cell office:value-type="float" office:value="0.277796">
                <text:p>0.277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12309">
                <text:p>0.12309</text:p>
              </table:table-cell>
              <table:table-cell office:value-type="float" office:value="0.281867">
                <text:p>0.2818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125167">
                <text:p>0.125167</text:p>
              </table:table-cell>
              <table:table-cell office:value-type="float" office:value="0.285893">
                <text:p>0.285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27233">
                <text:p>0.127233</text:p>
              </table:table-cell>
              <table:table-cell office:value-type="float" office:value="0.289874">
                <text:p>0.2898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29288">
                <text:p>0.129288</text:p>
              </table:table-cell>
              <table:table-cell office:value-type="float" office:value="0.29381">
                <text:p>0.293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131333">
                <text:p>0.131333</text:p>
              </table:table-cell>
              <table:table-cell office:value-type="float" office:value="0.297703">
                <text:p>0.2977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133373">
                <text:p>0.133373</text:p>
              </table:table-cell>
              <table:table-cell office:value-type="float" office:value="0.301554">
                <text:p>0.301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135403">
                <text:p>0.135403</text:p>
              </table:table-cell>
              <table:table-cell office:value-type="float" office:value="0.305363">
                <text:p>0.3053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137415">
                <text:p>0.137415</text:p>
              </table:table-cell>
              <table:table-cell office:value-type="float" office:value="0.30913">
                <text:p>0.309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139419">
                <text:p>0.139419</text:p>
              </table:table-cell>
              <table:table-cell office:value-type="float" office:value="0.312856">
                <text:p>0.3128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141412">
                <text:p>0.141412</text:p>
              </table:table-cell>
              <table:table-cell office:value-type="float" office:value="0.316543">
                <text:p>0.3165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143393">
                <text:p>0.143393</text:p>
              </table:table-cell>
              <table:table-cell office:value-type="float" office:value="0.32019">
                <text:p>0.320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145367">
                <text:p>0.145367</text:p>
              </table:table-cell>
              <table:table-cell office:value-type="float" office:value="0.323799">
                <text:p>0.3237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147324">
                <text:p>0.147324</text:p>
              </table:table-cell>
              <table:table-cell office:value-type="float" office:value="0.327369">
                <text:p>0.3273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149266">
                <text:p>0.149266</text:p>
              </table:table-cell>
              <table:table-cell office:value-type="float" office:value="0.330902">
                <text:p>0.330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151203">
                <text:p>0.151203</text:p>
              </table:table-cell>
              <table:table-cell office:value-type="float" office:value="0.334398">
                <text:p>0.3343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153135">
                <text:p>0.153135</text:p>
              </table:table-cell>
              <table:table-cell office:value-type="float" office:value="0.337858">
                <text:p>0.337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155058">
                <text:p>0.155058</text:p>
              </table:table-cell>
              <table:table-cell office:value-type="float" office:value="0.341282">
                <text:p>0.3412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15697">
                <text:p>0.15697</text:p>
              </table:table-cell>
              <table:table-cell office:value-type="float" office:value="0.344671">
                <text:p>0.344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158872">
                <text:p>0.158872</text:p>
              </table:table-cell>
              <table:table-cell office:value-type="float" office:value="0.348025">
                <text:p>0.3480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16077">
                <text:p>0.16077</text:p>
              </table:table-cell>
              <table:table-cell office:value-type="float" office:value="0.351344">
                <text:p>0.3513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162658">
                <text:p>0.162658</text:p>
              </table:table-cell>
              <table:table-cell office:value-type="float" office:value="0.354631">
                <text:p>0.3546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164537">
                <text:p>0.164537</text:p>
              </table:table-cell>
              <table:table-cell office:value-type="float" office:value="0.357884">
                <text:p>0.3578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166412">
                <text:p>0.166412</text:p>
              </table:table-cell>
              <table:table-cell office:value-type="float" office:value="0.361104">
                <text:p>0.3611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168273">
                <text:p>0.168273</text:p>
              </table:table-cell>
              <table:table-cell office:value-type="float" office:value="0.364292">
                <text:p>0.3642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170121">
                <text:p>0.170121</text:p>
              </table:table-cell>
              <table:table-cell office:value-type="float" office:value="0.367449">
                <text:p>0.3674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171961">
                <text:p>0.171961</text:p>
              </table:table-cell>
              <table:table-cell office:value-type="float" office:value="0.370574">
                <text:p>0.3705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173797">
                <text:p>0.173797</text:p>
              </table:table-cell>
              <table:table-cell office:value-type="float" office:value="0.373669">
                <text:p>0.3736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175619">
                <text:p>0.175619</text:p>
              </table:table-cell>
              <table:table-cell office:value-type="float" office:value="0.376733">
                <text:p>0.3767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177427">
                <text:p>0.177427</text:p>
              </table:table-cell>
              <table:table-cell office:value-type="float" office:value="0.379768">
                <text:p>0.3797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179232">
                <text:p>0.179232</text:p>
              </table:table-cell>
              <table:table-cell office:value-type="float" office:value="0.382773">
                <text:p>0.3827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181035">
                <text:p>0.181035</text:p>
              </table:table-cell>
              <table:table-cell office:value-type="float" office:value="0.385749">
                <text:p>0.385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182826">
                <text:p>0.182826</text:p>
              </table:table-cell>
              <table:table-cell office:value-type="float" office:value="0.388697">
                <text:p>0.388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184614">
                <text:p>0.184614</text:p>
              </table:table-cell>
              <table:table-cell office:value-type="float" office:value="0.391616">
                <text:p>0.3916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18639">
                <text:p>0.18639</text:p>
              </table:table-cell>
              <table:table-cell office:value-type="float" office:value="0.394508">
                <text:p>0.394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188159">
                <text:p>0.188159</text:p>
              </table:table-cell>
              <table:table-cell office:value-type="float" office:value="0.397373">
                <text:p>0.3973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189921">
                <text:p>0.189921</text:p>
              </table:table-cell>
              <table:table-cell office:value-type="float" office:value="0.40021">
                <text:p>0.400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191679">
                <text:p>0.191679</text:p>
              </table:table-cell>
              <table:table-cell office:value-type="float" office:value="0.403021">
                <text:p>0.403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193421">
                <text:p>0.193421</text:p>
              </table:table-cell>
              <table:table-cell office:value-type="float" office:value="0.405805">
                <text:p>0.4058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195155">
                <text:p>0.195155</text:p>
              </table:table-cell>
              <table:table-cell office:value-type="float" office:value="0.408564">
                <text:p>0.4085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196882">
                <text:p>0.196882</text:p>
              </table:table-cell>
              <table:table-cell office:value-type="float" office:value="0.411297">
                <text:p>0.4112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198602">
                <text:p>0.198602</text:p>
              </table:table-cell>
              <table:table-cell office:value-type="float" office:value="0.414005">
                <text:p>0.4140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200305">
                <text:p>0.200305</text:p>
              </table:table-cell>
              <table:table-cell office:value-type="float" office:value="0.416689">
                <text:p>0.4166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202005">
                <text:p>0.202005</text:p>
              </table:table-cell>
              <table:table-cell office:value-type="float" office:value="0.419347">
                <text:p>0.4193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203705">
                <text:p>0.203705</text:p>
              </table:table-cell>
              <table:table-cell office:value-type="float" office:value="0.421982">
                <text:p>0.4219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205394">
                <text:p>0.205394</text:p>
              </table:table-cell>
              <table:table-cell office:value-type="float" office:value="0.424593">
                <text:p>0.4245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207074">
                <text:p>0.207074</text:p>
              </table:table-cell>
              <table:table-cell office:value-type="float" office:value="0.42718">
                <text:p>0.427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208751">
                <text:p>0.208751</text:p>
              </table:table-cell>
              <table:table-cell office:value-type="float" office:value="0.429745">
                <text:p>0.4297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210418">
                <text:p>0.210418</text:p>
              </table:table-cell>
              <table:table-cell office:value-type="float" office:value="0.432286">
                <text:p>0.4322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212087">
                <text:p>0.212087</text:p>
              </table:table-cell>
              <table:table-cell office:value-type="float" office:value="0.434805">
                <text:p>0.434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21374">
                <text:p>0.21374</text:p>
              </table:table-cell>
              <table:table-cell office:value-type="float" office:value="0.437301">
                <text:p>0.4373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215382">
                <text:p>0.215382</text:p>
              </table:table-cell>
              <table:table-cell office:value-type="float" office:value="0.439776">
                <text:p>0.4397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217018">
                <text:p>0.217018</text:p>
              </table:table-cell>
              <table:table-cell office:value-type="float" office:value="0.442229">
                <text:p>0.4422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218649">
                <text:p>0.218649</text:p>
              </table:table-cell>
              <table:table-cell office:value-type="float" office:value="0.44466">
                <text:p>0.444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22026">
                <text:p>0.22026</text:p>
              </table:table-cell>
              <table:table-cell office:value-type="float" office:value="0.447071">
                <text:p>0.4470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221874">
                <text:p>0.221874</text:p>
              </table:table-cell>
              <table:table-cell office:value-type="float" office:value="0.44946">
                <text:p>0.449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223487">
                <text:p>0.223487</text:p>
              </table:table-cell>
              <table:table-cell office:value-type="float" office:value="0.45183">
                <text:p>0.451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225087">
                <text:p>0.225087</text:p>
              </table:table-cell>
              <table:table-cell office:value-type="float" office:value="0.454178">
                <text:p>0.4541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226679">
                <text:p>0.226679</text:p>
              </table:table-cell>
              <table:table-cell office:value-type="float" office:value="0.456507">
                <text:p>0.4565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228273">
                <text:p>0.228273</text:p>
              </table:table-cell>
              <table:table-cell office:value-type="float" office:value="0.458816">
                <text:p>0.4588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229858">
                <text:p>0.229858</text:p>
              </table:table-cell>
              <table:table-cell office:value-type="float" office:value="0.461105">
                <text:p>0.461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231438">
                <text:p>0.231438</text:p>
              </table:table-cell>
              <table:table-cell office:value-type="float" office:value="0.463375">
                <text:p>0.463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233001">
                <text:p>0.233001</text:p>
              </table:table-cell>
              <table:table-cell office:value-type="float" office:value="0.465626">
                <text:p>0.465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234561">
                <text:p>0.234561</text:p>
              </table:table-cell>
              <table:table-cell office:value-type="float" office:value="0.467859">
                <text:p>0.4678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236115">
                <text:p>0.236115</text:p>
              </table:table-cell>
              <table:table-cell office:value-type="float" office:value="0.470072">
                <text:p>0.4700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23765">
                <text:p>0.23765</text:p>
              </table:table-cell>
              <table:table-cell office:value-type="float" office:value="0.472268">
                <text:p>0.4722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239191">
                <text:p>0.239191</text:p>
              </table:table-cell>
              <table:table-cell office:value-type="float" office:value="0.474445">
                <text:p>0.474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240726">
                <text:p>0.240726</text:p>
              </table:table-cell>
              <table:table-cell office:value-type="float" office:value="0.476604">
                <text:p>0.4766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242253">
                <text:p>0.242253</text:p>
              </table:table-cell>
              <table:table-cell office:value-type="float" office:value="0.478746">
                <text:p>0.478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243776">
                <text:p>0.243776</text:p>
              </table:table-cell>
              <table:table-cell office:value-type="float" office:value="0.48087">
                <text:p>0.48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245291">
                <text:p>0.245291</text:p>
              </table:table-cell>
              <table:table-cell office:value-type="float" office:value="0.482977">
                <text:p>0.4829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246805">
                <text:p>0.246805</text:p>
              </table:table-cell>
              <table:table-cell office:value-type="float" office:value="0.485067">
                <text:p>0.4850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248304">
                <text:p>0.248304</text:p>
              </table:table-cell>
              <table:table-cell office:value-type="float" office:value="0.48714">
                <text:p>0.487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2498">
                <text:p>0.2498</text:p>
              </table:table-cell>
              <table:table-cell office:value-type="float" office:value="0.489197">
                <text:p>0.4891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251289">
                <text:p>0.251289</text:p>
              </table:table-cell>
              <table:table-cell office:value-type="float" office:value="0.491237">
                <text:p>0.4912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252761">
                <text:p>0.252761</text:p>
              </table:table-cell>
              <table:table-cell office:value-type="float" office:value="0.49326">
                <text:p>0.493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254232">
                <text:p>0.254232</text:p>
              </table:table-cell>
              <table:table-cell office:value-type="float" office:value="0.495268">
                <text:p>0.4952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255707">
                <text:p>0.255707</text:p>
              </table:table-cell>
              <table:table-cell office:value-type="float" office:value="0.49726">
                <text:p>0.497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257172">
                <text:p>0.257172</text:p>
              </table:table-cell>
              <table:table-cell office:value-type="float" office:value="0.499236">
                <text:p>0.4992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25863">
                <text:p>0.25863</text:p>
              </table:table-cell>
              <table:table-cell office:value-type="float" office:value="0.501197">
                <text:p>0.5011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26008">
                <text:p>0.26008</text:p>
              </table:table-cell>
              <table:table-cell office:value-type="float" office:value="0.503143">
                <text:p>0.503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261531">
                <text:p>0.261531</text:p>
              </table:table-cell>
              <table:table-cell office:value-type="float" office:value="0.505073">
                <text:p>0.5050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262967">
                <text:p>0.262967</text:p>
              </table:table-cell>
              <table:table-cell office:value-type="float" office:value="0.506988">
                <text:p>0.5069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264404">
                <text:p>0.264404</text:p>
              </table:table-cell>
              <table:table-cell office:value-type="float" office:value="0.508889">
                <text:p>0.5088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265827">
                <text:p>0.265827</text:p>
              </table:table-cell>
              <table:table-cell office:value-type="float" office:value="0.510775">
                <text:p>0.5107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267238">
                <text:p>0.267238</text:p>
              </table:table-cell>
              <table:table-cell office:value-type="float" office:value="0.512647">
                <text:p>0.5126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268654">
                <text:p>0.268654</text:p>
              </table:table-cell>
              <table:table-cell office:value-type="float" office:value="0.514504">
                <text:p>0.5145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270062">
                <text:p>0.270062</text:p>
              </table:table-cell>
              <table:table-cell office:value-type="float" office:value="0.516347">
                <text:p>0.5163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271464">
                <text:p>0.271464</text:p>
              </table:table-cell>
              <table:table-cell office:value-type="float" office:value="0.518177">
                <text:p>0.5181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272865">
                <text:p>0.272865</text:p>
              </table:table-cell>
              <table:table-cell office:value-type="float" office:value="0.519992">
                <text:p>0.5199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274261">
                <text:p>0.274261</text:p>
              </table:table-cell>
              <table:table-cell office:value-type="float" office:value="0.521794">
                <text:p>0.5217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275649">
                <text:p>0.275649</text:p>
              </table:table-cell>
              <table:table-cell office:value-type="float" office:value="0.523583">
                <text:p>0.5235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277029">
                <text:p>0.277029</text:p>
              </table:table-cell>
              <table:table-cell office:value-type="float" office:value="0.525358">
                <text:p>0.5253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278404">
                <text:p>0.278404</text:p>
              </table:table-cell>
              <table:table-cell office:value-type="float" office:value="0.52712">
                <text:p>0.527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279756">
                <text:p>0.279756</text:p>
              </table:table-cell>
              <table:table-cell office:value-type="float" office:value="0.528869">
                <text:p>0.5288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281124">
                <text:p>0.281124</text:p>
              </table:table-cell>
              <table:table-cell office:value-type="float" office:value="0.530605">
                <text:p>0.5306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28248">
                <text:p>0.28248</text:p>
              </table:table-cell>
              <table:table-cell office:value-type="float" office:value="0.532328">
                <text:p>0.5323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283832">
                <text:p>0.283832</text:p>
              </table:table-cell>
              <table:table-cell office:value-type="float" office:value="0.534038">
                <text:p>0.5340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28518">
                <text:p>0.28518</text:p>
              </table:table-cell>
              <table:table-cell office:value-type="float" office:value="0.535737">
                <text:p>0.5357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286528">
                <text:p>0.286528</text:p>
              </table:table-cell>
              <table:table-cell office:value-type="float" office:value="0.537423">
                <text:p>0.5374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287861">
                <text:p>0.287861</text:p>
              </table:table-cell>
              <table:table-cell office:value-type="float" office:value="0.539096">
                <text:p>0.5390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289192">
                <text:p>0.289192</text:p>
              </table:table-cell>
              <table:table-cell office:value-type="float" office:value="0.540758">
                <text:p>0.5407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290513">
                <text:p>0.290513</text:p>
              </table:table-cell>
              <table:table-cell office:value-type="float" office:value="0.542407">
                <text:p>0.542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291822">
                <text:p>0.291822</text:p>
              </table:table-cell>
              <table:table-cell office:value-type="float" office:value="0.544045">
                <text:p>0.5440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293141">
                <text:p>0.293141</text:p>
              </table:table-cell>
              <table:table-cell office:value-type="float" office:value="0.545671">
                <text:p>0.5456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294447">
                <text:p>0.294447</text:p>
              </table:table-cell>
              <table:table-cell office:value-type="float" office:value="0.547286">
                <text:p>0.5472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295753">
                <text:p>0.295753</text:p>
              </table:table-cell>
              <table:table-cell office:value-type="float" office:value="0.548889">
                <text:p>0.5488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297051">
                <text:p>0.297051</text:p>
              </table:table-cell>
              <table:table-cell office:value-type="float" office:value="0.550481">
                <text:p>0.5504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298353">
                <text:p>0.298353</text:p>
              </table:table-cell>
              <table:table-cell office:value-type="float" office:value="0.552062">
                <text:p>0.5520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299637">
                <text:p>0.299637</text:p>
              </table:table-cell>
              <table:table-cell office:value-type="float" office:value="0.553631">
                <text:p>0.5536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300921">
                <text:p>0.300921</text:p>
              </table:table-cell>
              <table:table-cell office:value-type="float" office:value="0.55519">
                <text:p>0.555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302181">
                <text:p>0.302181</text:p>
              </table:table-cell>
              <table:table-cell office:value-type="float" office:value="0.556738">
                <text:p>0.5567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303456">
                <text:p>0.303456</text:p>
              </table:table-cell>
              <table:table-cell office:value-type="float" office:value="0.558275">
                <text:p>0.5582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304725">
                <text:p>0.304725</text:p>
              </table:table-cell>
              <table:table-cell office:value-type="float" office:value="0.559801">
                <text:p>0.5598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305983">
                <text:p>0.305983</text:p>
              </table:table-cell>
              <table:table-cell office:value-type="float" office:value="0.561317">
                <text:p>0.5613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30724">
                <text:p>0.30724</text:p>
              </table:table-cell>
              <table:table-cell office:value-type="float" office:value="0.562822">
                <text:p>0.5628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308501">
                <text:p>0.308501</text:p>
              </table:table-cell>
              <table:table-cell office:value-type="float" office:value="0.564318">
                <text:p>0.5643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309743">
                <text:p>0.309743</text:p>
              </table:table-cell>
              <table:table-cell office:value-type="float" office:value="0.565803">
                <text:p>0.5658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310991">
                <text:p>0.310991</text:p>
              </table:table-cell>
              <table:table-cell office:value-type="float" office:value="0.567278">
                <text:p>0.5672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31221">
                <text:p>0.31221</text:p>
              </table:table-cell>
              <table:table-cell office:value-type="float" office:value="0.568742">
                <text:p>0.5687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313441">
                <text:p>0.313441</text:p>
              </table:table-cell>
              <table:table-cell office:value-type="float" office:value="0.570197">
                <text:p>0.5701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314672">
                <text:p>0.314672</text:p>
              </table:table-cell>
              <table:table-cell office:value-type="float" office:value="0.571643">
                <text:p>0.5716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315892">
                <text:p>0.315892</text:p>
              </table:table-cell>
              <table:table-cell office:value-type="float" office:value="0.573078">
                <text:p>0.5730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317109">
                <text:p>0.317109</text:p>
              </table:table-cell>
              <table:table-cell office:value-type="float" office:value="0.574504">
                <text:p>0.5745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31833">
                <text:p>0.31833</text:p>
              </table:table-cell>
              <table:table-cell office:value-type="float" office:value="0.575921">
                <text:p>0.5759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.319535">
                <text:p>0.319535</text:p>
              </table:table-cell>
              <table:table-cell office:value-type="float" office:value="0.577328">
                <text:p>0.5773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.320743">
                <text:p>0.320743</text:p>
              </table:table-cell>
              <table:table-cell office:value-type="float" office:value="0.578726">
                <text:p>0.5787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.321919">
                <text:p>0.321919</text:p>
              </table:table-cell>
              <table:table-cell office:value-type="float" office:value="0.580114">
                <text:p>0.5801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.323121">
                <text:p>0.323121</text:p>
              </table:table-cell>
              <table:table-cell office:value-type="float" office:value="0.581494">
                <text:p>0.5814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.324309">
                <text:p>0.324309</text:p>
              </table:table-cell>
              <table:table-cell office:value-type="float" office:value="0.582864">
                <text:p>0.5828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.325488">
                <text:p>0.325488</text:p>
              </table:table-cell>
              <table:table-cell office:value-type="float" office:value="0.584226">
                <text:p>0.5842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0.326674">
                <text:p>0.326674</text:p>
              </table:table-cell>
              <table:table-cell office:value-type="float" office:value="0.585578">
                <text:p>0.5855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0.327855">
                <text:p>0.327855</text:p>
              </table:table-cell>
              <table:table-cell office:value-type="float" office:value="0.586922">
                <text:p>0.5869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0.329024">
                <text:p>0.329024</text:p>
              </table:table-cell>
              <table:table-cell office:value-type="float" office:value="0.588257">
                <text:p>0.5882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0.330189">
                <text:p>0.330189</text:p>
              </table:table-cell>
              <table:table-cell office:value-type="float" office:value="0.589584">
                <text:p>0.5895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0.331335">
                <text:p>0.331335</text:p>
              </table:table-cell>
              <table:table-cell office:value-type="float" office:value="0.590902">
                <text:p>0.5909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0.3325">
                <text:p>0.3325</text:p>
              </table:table-cell>
              <table:table-cell office:value-type="float" office:value="0.592211">
                <text:p>0.5922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0.333653">
                <text:p>0.333653</text:p>
              </table:table-cell>
              <table:table-cell office:value-type="float" office:value="0.593512">
                <text:p>0.5935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0.334801">
                <text:p>0.334801</text:p>
              </table:table-cell>
              <table:table-cell office:value-type="float" office:value="0.594805">
                <text:p>0.5948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.335949">
                <text:p>0.335949</text:p>
              </table:table-cell>
              <table:table-cell office:value-type="float" office:value="0.59609">
                <text:p>0.596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337085">
                <text:p>0.337085</text:p>
              </table:table-cell>
              <table:table-cell office:value-type="float" office:value="0.597367">
                <text:p>0.5973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338225">
                <text:p>0.338225</text:p>
              </table:table-cell>
              <table:table-cell office:value-type="float" office:value="0.598635">
                <text:p>0.5986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339339">
                <text:p>0.339339</text:p>
              </table:table-cell>
              <table:table-cell office:value-type="float" office:value="0.599896">
                <text:p>0.5998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340465">
                <text:p>0.340465</text:p>
              </table:table-cell>
              <table:table-cell office:value-type="float" office:value="0.601149">
                <text:p>0.6011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341589">
                <text:p>0.341589</text:p>
              </table:table-cell>
              <table:table-cell office:value-type="float" office:value="0.602394">
                <text:p>0.6023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342705">
                <text:p>0.342705</text:p>
              </table:table-cell>
              <table:table-cell office:value-type="float" office:value="0.603631">
                <text:p>0.6036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343821">
                <text:p>0.343821</text:p>
              </table:table-cell>
              <table:table-cell office:value-type="float" office:value="0.60486">
                <text:p>0.604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344933">
                <text:p>0.344933</text:p>
              </table:table-cell>
              <table:table-cell office:value-type="float" office:value="0.606082">
                <text:p>0.6060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346039">
                <text:p>0.346039</text:p>
              </table:table-cell>
              <table:table-cell office:value-type="float" office:value="0.607296">
                <text:p>0.6072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347132">
                <text:p>0.347132</text:p>
              </table:table-cell>
              <table:table-cell office:value-type="float" office:value="0.608503">
                <text:p>0.6085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348221">
                <text:p>0.348221</text:p>
              </table:table-cell>
              <table:table-cell office:value-type="float" office:value="0.609703">
                <text:p>0.6097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34932">
                <text:p>0.34932</text:p>
              </table:table-cell>
              <table:table-cell office:value-type="float" office:value="0.610895">
                <text:p>0.6108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.350404">
                <text:p>0.350404</text:p>
              </table:table-cell>
              <table:table-cell office:value-type="float" office:value="0.61208">
                <text:p>0.612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.351487">
                <text:p>0.351487</text:p>
              </table:table-cell>
              <table:table-cell office:value-type="float" office:value="0.613258">
                <text:p>0.6132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352577">
                <text:p>0.352577</text:p>
              </table:table-cell>
              <table:table-cell office:value-type="float" office:value="0.614428">
                <text:p>0.6144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353652">
                <text:p>0.353652</text:p>
              </table:table-cell>
              <table:table-cell office:value-type="float" office:value="0.615592">
                <text:p>0.6155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354718">
                <text:p>0.354718</text:p>
              </table:table-cell>
              <table:table-cell office:value-type="float" office:value="0.616748">
                <text:p>0.6167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355775">
                <text:p>0.355775</text:p>
              </table:table-cell>
              <table:table-cell office:value-type="float" office:value="0.617898">
                <text:p>0.6178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.356845">
                <text:p>0.356845</text:p>
              </table:table-cell>
              <table:table-cell office:value-type="float" office:value="0.61904">
                <text:p>0.619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0.357896">
                <text:p>0.357896</text:p>
              </table:table-cell>
              <table:table-cell office:value-type="float" office:value="0.620176">
                <text:p>0.6201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0.358948">
                <text:p>0.358948</text:p>
              </table:table-cell>
              <table:table-cell office:value-type="float" office:value="0.621305">
                <text:p>0.6213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0.360006">
                <text:p>0.360006</text:p>
              </table:table-cell>
              <table:table-cell office:value-type="float" office:value="0.622428">
                <text:p>0.6224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0.361058">
                <text:p>0.361058</text:p>
              </table:table-cell>
              <table:table-cell office:value-type="float" office:value="0.623544">
                <text:p>0.6235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.362097">
                <text:p>0.362097</text:p>
              </table:table-cell>
              <table:table-cell office:value-type="float" office:value="0.624653">
                <text:p>0.6246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363127">
                <text:p>0.363127</text:p>
              </table:table-cell>
              <table:table-cell office:value-type="float" office:value="0.625756">
                <text:p>0.6257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364169">
                <text:p>0.364169</text:p>
              </table:table-cell>
              <table:table-cell office:value-type="float" office:value="0.626852">
                <text:p>0.6268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.365197">
                <text:p>0.365197</text:p>
              </table:table-cell>
              <table:table-cell office:value-type="float" office:value="0.627942">
                <text:p>0.6279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.366232">
                <text:p>0.366232</text:p>
              </table:table-cell>
              <table:table-cell office:value-type="float" office:value="0.629025">
                <text:p>0.6290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0.36726">
                <text:p>0.36726</text:p>
              </table:table-cell>
              <table:table-cell office:value-type="float" office:value="0.630102">
                <text:p>0.6301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0.368281">
                <text:p>0.368281</text:p>
              </table:table-cell>
              <table:table-cell office:value-type="float" office:value="0.631173">
                <text:p>0.6311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0.369283">
                <text:p>0.369283</text:p>
              </table:table-cell>
              <table:table-cell office:value-type="float" office:value="0.632238">
                <text:p>0.6322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0.370288">
                <text:p>0.370288</text:p>
              </table:table-cell>
              <table:table-cell office:value-type="float" office:value="0.633297">
                <text:p>0.6332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0.371304">
                <text:p>0.371304</text:p>
              </table:table-cell>
              <table:table-cell office:value-type="float" office:value="0.634349">
                <text:p>0.6343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0.372307">
                <text:p>0.372307</text:p>
              </table:table-cell>
              <table:table-cell office:value-type="float" office:value="0.635396">
                <text:p>0.6353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0.373308">
                <text:p>0.373308</text:p>
              </table:table-cell>
              <table:table-cell office:value-type="float" office:value="0.636436">
                <text:p>0.6364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0.374307">
                <text:p>0.374307</text:p>
              </table:table-cell>
              <table:table-cell office:value-type="float" office:value="0.637471">
                <text:p>0.6374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0.375305">
                <text:p>0.375305</text:p>
              </table:table-cell>
              <table:table-cell office:value-type="float" office:value="0.6385">
                <text:p>0.63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0.376273">
                <text:p>0.376273</text:p>
              </table:table-cell>
              <table:table-cell office:value-type="float" office:value="0.639523">
                <text:p>0.6395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0.377269">
                <text:p>0.377269</text:p>
              </table:table-cell>
              <table:table-cell office:value-type="float" office:value="0.64054">
                <text:p>0.640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0.378246">
                <text:p>0.378246</text:p>
              </table:table-cell>
              <table:table-cell office:value-type="float" office:value="0.641551">
                <text:p>0.6415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0.37922">
                <text:p>0.37922</text:p>
              </table:table-cell>
              <table:table-cell office:value-type="float" office:value="0.642557">
                <text:p>0.6425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0.380196">
                <text:p>0.380196</text:p>
              </table:table-cell>
              <table:table-cell office:value-type="float" office:value="0.643557">
                <text:p>0.6435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0.381162">
                <text:p>0.381162</text:p>
              </table:table-cell>
              <table:table-cell office:value-type="float" office:value="0.644552">
                <text:p>0.6445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0.382126">
                <text:p>0.382126</text:p>
              </table:table-cell>
              <table:table-cell office:value-type="float" office:value="0.645541">
                <text:p>0.6455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0.383076">
                <text:p>0.383076</text:p>
              </table:table-cell>
              <table:table-cell office:value-type="float" office:value="0.646524">
                <text:p>0.6465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0.384037">
                <text:p>0.384037</text:p>
              </table:table-cell>
              <table:table-cell office:value-type="float" office:value="0.647503">
                <text:p>0.6475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0.384987">
                <text:p>0.384987</text:p>
              </table:table-cell>
              <table:table-cell office:value-type="float" office:value="0.648475">
                <text:p>0.6484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0.385941">
                <text:p>0.385941</text:p>
              </table:table-cell>
              <table:table-cell office:value-type="float" office:value="0.649443">
                <text:p>0.6494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0.386887">
                <text:p>0.386887</text:p>
              </table:table-cell>
              <table:table-cell office:value-type="float" office:value="0.650405">
                <text:p>0.6504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0.387833">
                <text:p>0.387833</text:p>
              </table:table-cell>
              <table:table-cell office:value-type="float" office:value="0.651361">
                <text:p>0.6513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0.388758">
                <text:p>0.388758</text:p>
              </table:table-cell>
              <table:table-cell office:value-type="float" office:value="0.652313">
                <text:p>0.6523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0.3897">
                <text:p>0.3897</text:p>
              </table:table-cell>
              <table:table-cell office:value-type="float" office:value="0.653259">
                <text:p>0.6532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0.390633">
                <text:p>0.390633</text:p>
              </table:table-cell>
              <table:table-cell office:value-type="float" office:value="0.654201">
                <text:p>0.6542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0.391562">
                <text:p>0.391562</text:p>
              </table:table-cell>
              <table:table-cell office:value-type="float" office:value="0.655137">
                <text:p>0.6551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0.392494">
                <text:p>0.392494</text:p>
              </table:table-cell>
              <table:table-cell office:value-type="float" office:value="0.656068">
                <text:p>0.656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0.39342">
                <text:p>0.39342</text:p>
              </table:table-cell>
              <table:table-cell office:value-type="float" office:value="0.656994">
                <text:p>0.6569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0.394334">
                <text:p>0.394334</text:p>
              </table:table-cell>
              <table:table-cell office:value-type="float" office:value="0.657915">
                <text:p>0.6579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0.395243">
                <text:p>0.395243</text:p>
              </table:table-cell>
              <table:table-cell office:value-type="float" office:value="0.658831">
                <text:p>0.6588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0.396162">
                <text:p>0.396162</text:p>
              </table:table-cell>
              <table:table-cell office:value-type="float" office:value="0.659742">
                <text:p>0.6597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0.397066">
                <text:p>0.397066</text:p>
              </table:table-cell>
              <table:table-cell office:value-type="float" office:value="0.660649">
                <text:p>0.6606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0.397985">
                <text:p>0.397985</text:p>
              </table:table-cell>
              <table:table-cell office:value-type="float" office:value="0.66155">
                <text:p>0.661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398885">
                <text:p>0.398885</text:p>
              </table:table-cell>
              <table:table-cell office:value-type="float" office:value="0.662447">
                <text:p>0.6624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0.399792">
                <text:p>0.399792</text:p>
              </table:table-cell>
              <table:table-cell office:value-type="float" office:value="0.663339">
                <text:p>0.6633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0.400672">
                <text:p>0.400672</text:p>
              </table:table-cell>
              <table:table-cell office:value-type="float" office:value="0.664227">
                <text:p>0.6642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0.401577">
                <text:p>0.401577</text:p>
              </table:table-cell>
              <table:table-cell office:value-type="float" office:value="0.665109">
                <text:p>0.6651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.402466">
                <text:p>0.402466</text:p>
              </table:table-cell>
              <table:table-cell office:value-type="float" office:value="0.665988">
                <text:p>0.6659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.403358">
                <text:p>0.403358</text:p>
              </table:table-cell>
              <table:table-cell office:value-type="float" office:value="0.666861">
                <text:p>0.6668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0.404242">
                <text:p>0.404242</text:p>
              </table:table-cell>
              <table:table-cell office:value-type="float" office:value="0.66773">
                <text:p>0.667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0.405127">
                <text:p>0.405127</text:p>
              </table:table-cell>
              <table:table-cell office:value-type="float" office:value="0.668594">
                <text:p>0.668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0.405987">
                <text:p>0.405987</text:p>
              </table:table-cell>
              <table:table-cell office:value-type="float" office:value="0.669454">
                <text:p>0.6694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0.406878">
                <text:p>0.406878</text:p>
              </table:table-cell>
              <table:table-cell office:value-type="float" office:value="0.67031">
                <text:p>0.670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0.407752">
                <text:p>0.407752</text:p>
              </table:table-cell>
              <table:table-cell office:value-type="float" office:value="0.671161">
                <text:p>0.6711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0.408619">
                <text:p>0.408619</text:p>
              </table:table-cell>
              <table:table-cell office:value-type="float" office:value="0.672007">
                <text:p>0.6720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0.409494">
                <text:p>0.409494</text:p>
              </table:table-cell>
              <table:table-cell office:value-type="float" office:value="0.67285">
                <text:p>0.672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0.41036">
                <text:p>0.41036</text:p>
              </table:table-cell>
              <table:table-cell office:value-type="float" office:value="0.673688">
                <text:p>0.6736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0.411206">
                <text:p>0.411206</text:p>
              </table:table-cell>
              <table:table-cell office:value-type="float" office:value="0.674522">
                <text:p>0.6745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0.412074">
                <text:p>0.412074</text:p>
              </table:table-cell>
              <table:table-cell office:value-type="float" office:value="0.675351">
                <text:p>0.6753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0.412928">
                <text:p>0.412928</text:p>
              </table:table-cell>
              <table:table-cell office:value-type="float" office:value="0.676176">
                <text:p>0.6761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0.41378">
                <text:p>0.41378</text:p>
              </table:table-cell>
              <table:table-cell office:value-type="float" office:value="0.676997">
                <text:p>0.6769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0.414629">
                <text:p>0.414629</text:p>
              </table:table-cell>
              <table:table-cell office:value-type="float" office:value="0.677814">
                <text:p>0.6778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0.415486">
                <text:p>0.415486</text:p>
              </table:table-cell>
              <table:table-cell office:value-type="float" office:value="0.678627">
                <text:p>0.6786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0.416316">
                <text:p>0.416316</text:p>
              </table:table-cell>
              <table:table-cell office:value-type="float" office:value="0.679436">
                <text:p>0.6794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0.417162">
                <text:p>0.417162</text:p>
              </table:table-cell>
              <table:table-cell office:value-type="float" office:value="0.68024">
                <text:p>0.680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0.418002">
                <text:p>0.418002</text:p>
              </table:table-cell>
              <table:table-cell office:value-type="float" office:value="0.681041">
                <text:p>0.6810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0.418838">
                <text:p>0.418838</text:p>
              </table:table-cell>
              <table:table-cell office:value-type="float" office:value="0.681838">
                <text:p>0.6818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0.419669">
                <text:p>0.419669</text:p>
              </table:table-cell>
              <table:table-cell office:value-type="float" office:value="0.68263">
                <text:p>0.682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0.420509">
                <text:p>0.420509</text:p>
              </table:table-cell>
              <table:table-cell office:value-type="float" office:value="0.683419">
                <text:p>0.6834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0.421321">
                <text:p>0.421321</text:p>
              </table:table-cell>
              <table:table-cell office:value-type="float" office:value="0.684204">
                <text:p>0.6842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0.422154">
                <text:p>0.422154</text:p>
              </table:table-cell>
              <table:table-cell office:value-type="float" office:value="0.684985">
                <text:p>0.6849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0.422976">
                <text:p>0.422976</text:p>
              </table:table-cell>
              <table:table-cell office:value-type="float" office:value="0.685762">
                <text:p>0.6857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0.423792">
                <text:p>0.423792</text:p>
              </table:table-cell>
              <table:table-cell office:value-type="float" office:value="0.686535">
                <text:p>0.6865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0.424615">
                <text:p>0.424615</text:p>
              </table:table-cell>
              <table:table-cell office:value-type="float" office:value="0.687305">
                <text:p>0.6873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0.42543">
                <text:p>0.42543</text:p>
              </table:table-cell>
              <table:table-cell office:value-type="float" office:value="0.68807">
                <text:p>0.688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0.426221">
                <text:p>0.426221</text:p>
              </table:table-cell>
              <table:table-cell office:value-type="float" office:value="0.688832">
                <text:p>0.6888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0.427042">
                <text:p>0.427042</text:p>
              </table:table-cell>
              <table:table-cell office:value-type="float" office:value="0.68959">
                <text:p>0.689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0.427849">
                <text:p>0.427849</text:p>
              </table:table-cell>
              <table:table-cell office:value-type="float" office:value="0.690345">
                <text:p>0.6903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0.428646">
                <text:p>0.428646</text:p>
              </table:table-cell>
              <table:table-cell office:value-type="float" office:value="0.691096">
                <text:p>0.6910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0.429452">
                <text:p>0.429452</text:p>
              </table:table-cell>
              <table:table-cell office:value-type="float" office:value="0.691843">
                <text:p>0.6918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0.430255">
                <text:p>0.430255</text:p>
              </table:table-cell>
              <table:table-cell office:value-type="float" office:value="0.692587">
                <text:p>0.6925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0.431036">
                <text:p>0.431036</text:p>
              </table:table-cell>
              <table:table-cell office:value-type="float" office:value="0.693327">
                <text:p>0.6933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0.431838">
                <text:p>0.431838</text:p>
              </table:table-cell>
              <table:table-cell office:value-type="float" office:value="0.694063">
                <text:p>0.6940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0.432625">
                <text:p>0.432625</text:p>
              </table:table-cell>
              <table:table-cell office:value-type="float" office:value="0.694796">
                <text:p>0.6947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0.433413">
                <text:p>0.433413</text:p>
              </table:table-cell>
              <table:table-cell office:value-type="float" office:value="0.695526">
                <text:p>0.6955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0.434201">
                <text:p>0.434201</text:p>
              </table:table-cell>
              <table:table-cell office:value-type="float" office:value="0.696252">
                <text:p>0.6962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0.434988">
                <text:p>0.434988</text:p>
              </table:table-cell>
              <table:table-cell office:value-type="float" office:value="0.696974">
                <text:p>0.6969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0.435755">
                <text:p>0.435755</text:p>
              </table:table-cell>
              <table:table-cell office:value-type="float" office:value="0.697693">
                <text:p>0.6976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0.436538">
                <text:p>0.436538</text:p>
              </table:table-cell>
              <table:table-cell office:value-type="float" office:value="0.698409">
                <text:p>0.6984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0.437309">
                <text:p>0.437309</text:p>
              </table:table-cell>
              <table:table-cell office:value-type="float" office:value="0.699121">
                <text:p>0.6991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0.438084">
                <text:p>0.438084</text:p>
              </table:table-cell>
              <table:table-cell office:value-type="float" office:value="0.69983">
                <text:p>0.699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0.438862">
                <text:p>0.438862</text:p>
              </table:table-cell>
              <table:table-cell office:value-type="float" office:value="0.700536">
                <text:p>0.7005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0.439617">
                <text:p>0.439617</text:p>
              </table:table-cell>
              <table:table-cell office:value-type="float" office:value="0.701238">
                <text:p>0.7012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0.440375">
                <text:p>0.440375</text:p>
              </table:table-cell>
              <table:table-cell office:value-type="float" office:value="0.701937">
                <text:p>0.7019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0.441145">
                <text:p>0.441145</text:p>
              </table:table-cell>
              <table:table-cell office:value-type="float" office:value="0.702633">
                <text:p>0.7026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0.441902">
                <text:p>0.441902</text:p>
              </table:table-cell>
              <table:table-cell office:value-type="float" office:value="0.703326">
                <text:p>0.7033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0.442657">
                <text:p>0.442657</text:p>
              </table:table-cell>
              <table:table-cell office:value-type="float" office:value="0.704015">
                <text:p>0.704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0.443423">
                <text:p>0.443423</text:p>
              </table:table-cell>
              <table:table-cell office:value-type="float" office:value="0.704701">
                <text:p>0.7047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0.444155">
                <text:p>0.444155</text:p>
              </table:table-cell>
              <table:table-cell office:value-type="float" office:value="0.705384">
                <text:p>0.7053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0.444918">
                <text:p>0.444918</text:p>
              </table:table-cell>
              <table:table-cell office:value-type="float" office:value="0.706064">
                <text:p>0.7060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0.445666">
                <text:p>0.445666</text:p>
              </table:table-cell>
              <table:table-cell office:value-type="float" office:value="0.706741">
                <text:p>0.7067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0.446413">
                <text:p>0.446413</text:p>
              </table:table-cell>
              <table:table-cell office:value-type="float" office:value="0.707414">
                <text:p>0.7074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0.447158">
                <text:p>0.447158</text:p>
              </table:table-cell>
              <table:table-cell office:value-type="float" office:value="0.708085">
                <text:p>0.7080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0.447901">
                <text:p>0.447901</text:p>
              </table:table-cell>
              <table:table-cell office:value-type="float" office:value="0.708752">
                <text:p>0.7087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0.448627">
                <text:p>0.448627</text:p>
              </table:table-cell>
              <table:table-cell office:value-type="float" office:value="0.709416">
                <text:p>0.7094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0.449368">
                <text:p>0.449368</text:p>
              </table:table-cell>
              <table:table-cell office:value-type="float" office:value="0.710078">
                <text:p>0.7100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0.450101">
                <text:p>0.450101</text:p>
              </table:table-cell>
              <table:table-cell office:value-type="float" office:value="0.710736">
                <text:p>0.7107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0.450832">
                <text:p>0.450832</text:p>
              </table:table-cell>
              <table:table-cell office:value-type="float" office:value="0.711391">
                <text:p>0.7113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0.451569">
                <text:p>0.451569</text:p>
              </table:table-cell>
              <table:table-cell office:value-type="float" office:value="0.712044">
                <text:p>0.7120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0.452275">
                <text:p>0.452275</text:p>
              </table:table-cell>
              <table:table-cell office:value-type="float" office:value="0.712693">
                <text:p>0.7126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0.453012">
                <text:p>0.453012</text:p>
              </table:table-cell>
              <table:table-cell office:value-type="float" office:value="0.71334">
                <text:p>0.713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0.453734">
                <text:p>0.453734</text:p>
              </table:table-cell>
              <table:table-cell office:value-type="float" office:value="0.713983">
                <text:p>0.7139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0.454448">
                <text:p>0.454448</text:p>
              </table:table-cell>
              <table:table-cell office:value-type="float" office:value="0.714624">
                <text:p>0.7146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0.455169">
                <text:p>0.455169</text:p>
              </table:table-cell>
              <table:table-cell office:value-type="float" office:value="0.715262">
                <text:p>0.7152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0.455891">
                <text:p>0.455891</text:p>
              </table:table-cell>
              <table:table-cell office:value-type="float" office:value="0.715897">
                <text:p>0.7158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0.456584">
                <text:p>0.456584</text:p>
              </table:table-cell>
              <table:table-cell office:value-type="float" office:value="0.716529">
                <text:p>0.7165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0.457304">
                <text:p>0.457304</text:p>
              </table:table-cell>
              <table:table-cell office:value-type="float" office:value="0.717159">
                <text:p>0.7171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0.458013">
                <text:p>0.458013</text:p>
              </table:table-cell>
              <table:table-cell office:value-type="float" office:value="0.717785">
                <text:p>0.7177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0.458719">
                <text:p>0.458719</text:p>
              </table:table-cell>
              <table:table-cell office:value-type="float" office:value="0.718409">
                <text:p>0.7184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0.459431">
                <text:p>0.459431</text:p>
              </table:table-cell>
              <table:table-cell office:value-type="float" office:value="0.71903">
                <text:p>0.719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0.460117">
                <text:p>0.460117</text:p>
              </table:table-cell>
              <table:table-cell office:value-type="float" office:value="0.719648">
                <text:p>0.7196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0.460825">
                <text:p>0.460825</text:p>
              </table:table-cell>
              <table:table-cell office:value-type="float" office:value="0.720264">
                <text:p>0.7202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0.461523">
                <text:p>0.461523</text:p>
              </table:table-cell>
              <table:table-cell office:value-type="float" office:value="0.720877">
                <text:p>0.7208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0.462219">
                <text:p>0.462219</text:p>
              </table:table-cell>
              <table:table-cell office:value-type="float" office:value="0.721487">
                <text:p>0.7214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0.462915">
                <text:p>0.462915</text:p>
              </table:table-cell>
              <table:table-cell office:value-type="float" office:value="0.722095">
                <text:p>0.7220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0.463607">
                <text:p>0.463607</text:p>
              </table:table-cell>
              <table:table-cell office:value-type="float" office:value="0.7227">
                <text:p>0.72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0.464286">
                <text:p>0.464286</text:p>
              </table:table-cell>
              <table:table-cell office:value-type="float" office:value="0.723302">
                <text:p>0.7233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0.464972">
                <text:p>0.464972</text:p>
              </table:table-cell>
              <table:table-cell office:value-type="float" office:value="0.723902">
                <text:p>0.7239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0.465657">
                <text:p>0.465657</text:p>
              </table:table-cell>
              <table:table-cell office:value-type="float" office:value="0.724499">
                <text:p>0.7244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0.466338">
                <text:p>0.466338</text:p>
              </table:table-cell>
              <table:table-cell office:value-type="float" office:value="0.725093">
                <text:p>0.7250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0.467029">
                <text:p>0.467029</text:p>
              </table:table-cell>
              <table:table-cell office:value-type="float" office:value="0.725685">
                <text:p>0.7256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0.467683">
                <text:p>0.467683</text:p>
              </table:table-cell>
              <table:table-cell office:value-type="float" office:value="0.726275">
                <text:p>0.7262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0.468379">
                <text:p>0.468379</text:p>
              </table:table-cell>
              <table:table-cell office:value-type="float" office:value="0.726862">
                <text:p>0.7268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0.469048">
                <text:p>0.469048</text:p>
              </table:table-cell>
              <table:table-cell office:value-type="float" office:value="0.727446">
                <text:p>0.7274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0.469727">
                <text:p>0.469727</text:p>
              </table:table-cell>
              <table:table-cell office:value-type="float" office:value="0.728028">
                <text:p>0.7280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0.470404">
                <text:p>0.470404</text:p>
              </table:table-cell>
              <table:table-cell office:value-type="float" office:value="0.728607">
                <text:p>0.7286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0.471055">
                <text:p>0.471055</text:p>
              </table:table-cell>
              <table:table-cell office:value-type="float" office:value="0.729184">
                <text:p>0.729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0.471728">
                <text:p>0.471728</text:p>
              </table:table-cell>
              <table:table-cell office:value-type="float" office:value="0.729759">
                <text:p>0.7297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0.472395">
                <text:p>0.472395</text:p>
              </table:table-cell>
              <table:table-cell office:value-type="float" office:value="0.730331">
                <text:p>0.7303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0.473058">
                <text:p>0.473058</text:p>
              </table:table-cell>
              <table:table-cell office:value-type="float" office:value="0.730901">
                <text:p>0.7309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0.473719">
                <text:p>0.473719</text:p>
              </table:table-cell>
              <table:table-cell office:value-type="float" office:value="0.731468">
                <text:p>0.7314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0.474378">
                <text:p>0.474378</text:p>
              </table:table-cell>
              <table:table-cell office:value-type="float" office:value="0.732033">
                <text:p>0.7320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0.475024">
                <text:p>0.475024</text:p>
              </table:table-cell>
              <table:table-cell office:value-type="float" office:value="0.732595">
                <text:p>0.7325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.475676">
                <text:p>0.475676</text:p>
              </table:table-cell>
              <table:table-cell office:value-type="float" office:value="0.733155">
                <text:p>0.7331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0.476328">
                <text:p>0.476328</text:p>
              </table:table-cell>
              <table:table-cell office:value-type="float" office:value="0.733713">
                <text:p>0.7337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0.476983">
                <text:p>0.476983</text:p>
              </table:table-cell>
              <table:table-cell office:value-type="float" office:value="0.734269">
                <text:p>0.7342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0.477635">
                <text:p>0.477635</text:p>
              </table:table-cell>
              <table:table-cell office:value-type="float" office:value="0.734822">
                <text:p>0.7348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0.478266">
                <text:p>0.478266</text:p>
              </table:table-cell>
              <table:table-cell office:value-type="float" office:value="0.735373">
                <text:p>0.7353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0.47892">
                <text:p>0.47892</text:p>
              </table:table-cell>
              <table:table-cell office:value-type="float" office:value="0.735921">
                <text:p>0.7359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0.479562">
                <text:p>0.479562</text:p>
              </table:table-cell>
              <table:table-cell office:value-type="float" office:value="0.736468">
                <text:p>0.7364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0.480202">
                <text:p>0.480202</text:p>
              </table:table-cell>
              <table:table-cell office:value-type="float" office:value="0.737012">
                <text:p>0.7370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0.480848">
                <text:p>0.480848</text:p>
              </table:table-cell>
              <table:table-cell office:value-type="float" office:value="0.737553">
                <text:p>0.7375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0.481463">
                <text:p>0.481463</text:p>
              </table:table-cell>
              <table:table-cell office:value-type="float" office:value="0.738093">
                <text:p>0.7380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0.482112">
                <text:p>0.482112</text:p>
              </table:table-cell>
              <table:table-cell office:value-type="float" office:value="0.73863">
                <text:p>0.738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0.482742">
                <text:p>0.482742</text:p>
              </table:table-cell>
              <table:table-cell office:value-type="float" office:value="0.739166">
                <text:p>0.7391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0.483379">
                <text:p>0.483379</text:p>
              </table:table-cell>
              <table:table-cell office:value-type="float" office:value="0.739699">
                <text:p>0.7396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0.484016">
                <text:p>0.484016</text:p>
              </table:table-cell>
              <table:table-cell office:value-type="float" office:value="0.740229">
                <text:p>0.7402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0.484622">
                <text:p>0.484622</text:p>
              </table:table-cell>
              <table:table-cell office:value-type="float" office:value="0.740758">
                <text:p>0.7407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0.48526">
                <text:p>0.48526</text:p>
              </table:table-cell>
              <table:table-cell office:value-type="float" office:value="0.741285">
                <text:p>0.7412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0.485883">
                <text:p>0.485883</text:p>
              </table:table-cell>
              <table:table-cell office:value-type="float" office:value="0.741809">
                <text:p>0.7418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0.486502">
                <text:p>0.486502</text:p>
              </table:table-cell>
              <table:table-cell office:value-type="float" office:value="0.742331">
                <text:p>0.7423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0.487126">
                <text:p>0.487126</text:p>
              </table:table-cell>
              <table:table-cell office:value-type="float" office:value="0.742851">
                <text:p>0.7428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0.487739">
                <text:p>0.487739</text:p>
              </table:table-cell>
              <table:table-cell office:value-type="float" office:value="0.743369">
                <text:p>0.7433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0.488353">
                <text:p>0.488353</text:p>
              </table:table-cell>
              <table:table-cell office:value-type="float" office:value="0.743885">
                <text:p>0.7438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0.488976">
                <text:p>0.488976</text:p>
              </table:table-cell>
              <table:table-cell office:value-type="float" office:value="0.744399">
                <text:p>0.7443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0.489588">
                <text:p>0.489588</text:p>
              </table:table-cell>
              <table:table-cell office:value-type="float" office:value="0.744911">
                <text:p>0.7449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0.490201">
                <text:p>0.490201</text:p>
              </table:table-cell>
              <table:table-cell office:value-type="float" office:value="0.745421">
                <text:p>0.7454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0.490807">
                <text:p>0.490807</text:p>
              </table:table-cell>
              <table:table-cell office:value-type="float" office:value="0.745929">
                <text:p>0.7459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0.491407">
                <text:p>0.491407</text:p>
              </table:table-cell>
              <table:table-cell office:value-type="float" office:value="0.746434">
                <text:p>0.7464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0.492022">
                <text:p>0.492022</text:p>
              </table:table-cell>
              <table:table-cell office:value-type="float" office:value="0.746938">
                <text:p>0.7469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0.492618">
                <text:p>0.492618</text:p>
              </table:table-cell>
              <table:table-cell office:value-type="float" office:value="0.74744">
                <text:p>0.747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0.49323">
                <text:p>0.49323</text:p>
              </table:table-cell>
              <table:table-cell office:value-type="float" office:value="0.747939">
                <text:p>0.7479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0.49383">
                <text:p>0.49383</text:p>
              </table:table-cell>
              <table:table-cell office:value-type="float" office:value="0.748437">
                <text:p>0.7484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0.494418">
                <text:p>0.494418</text:p>
              </table:table-cell>
              <table:table-cell office:value-type="float" office:value="0.748933">
                <text:p>0.7489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0.495023">
                <text:p>0.495023</text:p>
              </table:table-cell>
              <table:table-cell office:value-type="float" office:value="0.749427">
                <text:p>0.7494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0.495613">
                <text:p>0.495613</text:p>
              </table:table-cell>
              <table:table-cell office:value-type="float" office:value="0.749919">
                <text:p>0.7499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0.49621">
                <text:p>0.49621</text:p>
              </table:table-cell>
              <table:table-cell office:value-type="float" office:value="0.750409">
                <text:p>0.7504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0.496806">
                <text:p>0.496806</text:p>
              </table:table-cell>
              <table:table-cell office:value-type="float" office:value="0.750897">
                <text:p>0.7508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0.497386">
                <text:p>0.497386</text:p>
              </table:table-cell>
              <table:table-cell office:value-type="float" office:value="0.751383">
                <text:p>0.7513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0.497969">
                <text:p>0.497969</text:p>
              </table:table-cell>
              <table:table-cell office:value-type="float" office:value="0.751867">
                <text:p>0.7518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0.498558">
                <text:p>0.498558</text:p>
              </table:table-cell>
              <table:table-cell office:value-type="float" office:value="0.75235">
                <text:p>0.752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0.499148">
                <text:p>0.499148</text:p>
              </table:table-cell>
              <table:table-cell office:value-type="float" office:value="0.75283">
                <text:p>0.752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0.499736">
                <text:p>0.499736</text:p>
              </table:table-cell>
              <table:table-cell office:value-type="float" office:value="0.753309">
                <text:p>0.7533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0.500307">
                <text:p>0.500307</text:p>
              </table:table-cell>
              <table:table-cell office:value-type="float" office:value="0.753786">
                <text:p>0.7537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0.500882">
                <text:p>0.500882</text:p>
              </table:table-cell>
              <table:table-cell office:value-type="float" office:value="0.754261">
                <text:p>0.7542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0.501463">
                <text:p>0.501463</text:p>
              </table:table-cell>
              <table:table-cell office:value-type="float" office:value="0.754734">
                <text:p>0.7547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0.502045">
                <text:p>0.502045</text:p>
              </table:table-cell>
              <table:table-cell office:value-type="float" office:value="0.755205">
                <text:p>0.7552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0.502624">
                <text:p>0.502624</text:p>
              </table:table-cell>
              <table:table-cell office:value-type="float" office:value="0.755674">
                <text:p>0.7556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0.503187">
                <text:p>0.503187</text:p>
              </table:table-cell>
              <table:table-cell office:value-type="float" office:value="0.756142">
                <text:p>0.7561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0.503766">
                <text:p>0.503766</text:p>
              </table:table-cell>
              <table:table-cell office:value-type="float" office:value="0.756608">
                <text:p>0.7566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0.504331">
                <text:p>0.504331</text:p>
              </table:table-cell>
              <table:table-cell office:value-type="float" office:value="0.757072">
                <text:p>0.7570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0.504903">
                <text:p>0.504903</text:p>
              </table:table-cell>
              <table:table-cell office:value-type="float" office:value="0.757535">
                <text:p>0.7575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0.505473">
                <text:p>0.505473</text:p>
              </table:table-cell>
              <table:table-cell office:value-type="float" office:value="0.757995">
                <text:p>0.7579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0.506028">
                <text:p>0.506028</text:p>
              </table:table-cell>
              <table:table-cell office:value-type="float" office:value="0.758454">
                <text:p>0.7584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0.506599">
                <text:p>0.506599</text:p>
              </table:table-cell>
              <table:table-cell office:value-type="float" office:value="0.758911">
                <text:p>0.7589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0.507155">
                <text:p>0.507155</text:p>
              </table:table-cell>
              <table:table-cell office:value-type="float" office:value="0.759367">
                <text:p>0.7593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0.507726">
                <text:p>0.507726</text:p>
              </table:table-cell>
              <table:table-cell office:value-type="float" office:value="0.75982">
                <text:p>0.759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0.508282">
                <text:p>0.508282</text:p>
              </table:table-cell>
              <table:table-cell office:value-type="float" office:value="0.760272">
                <text:p>0.7602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0.508832">
                <text:p>0.508832</text:p>
              </table:table-cell>
              <table:table-cell office:value-type="float" office:value="0.760723">
                <text:p>0.7607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0.509397">
                <text:p>0.509397</text:p>
              </table:table-cell>
              <table:table-cell office:value-type="float" office:value="0.761171">
                <text:p>0.7611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0.509952">
                <text:p>0.509952</text:p>
              </table:table-cell>
              <table:table-cell office:value-type="float" office:value="0.761618">
                <text:p>0.7616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0.510506">
                <text:p>0.510506</text:p>
              </table:table-cell>
              <table:table-cell office:value-type="float" office:value="0.762063">
                <text:p>0.7620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0.511051">
                <text:p>0.511051</text:p>
              </table:table-cell>
              <table:table-cell office:value-type="float" office:value="0.762507">
                <text:p>0.7625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0.511599">
                <text:p>0.511599</text:p>
              </table:table-cell>
              <table:table-cell office:value-type="float" office:value="0.762949">
                <text:p>0.7629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0.512155">
                <text:p>0.512155</text:p>
              </table:table-cell>
              <table:table-cell office:value-type="float" office:value="0.763389">
                <text:p>0.7633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0.512698">
                <text:p>0.512698</text:p>
              </table:table-cell>
              <table:table-cell office:value-type="float" office:value="0.763828">
                <text:p>0.7638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0.513249">
                <text:p>0.513249</text:p>
              </table:table-cell>
              <table:table-cell office:value-type="float" office:value="0.764265">
                <text:p>0.7642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0.513775">
                <text:p>0.513775</text:p>
              </table:table-cell>
              <table:table-cell office:value-type="float" office:value="0.7647">
                <text:p>0.76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0.514325">
                <text:p>0.514325</text:p>
              </table:table-cell>
              <table:table-cell office:value-type="float" office:value="0.765134">
                <text:p>0.7651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0.514864">
                <text:p>0.514864</text:p>
              </table:table-cell>
              <table:table-cell office:value-type="float" office:value="0.765566">
                <text:p>0.7655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0.515407">
                <text:p>0.515407</text:p>
              </table:table-cell>
              <table:table-cell office:value-type="float" office:value="0.765997">
                <text:p>0.7659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0.515952">
                <text:p>0.515952</text:p>
              </table:table-cell>
              <table:table-cell office:value-type="float" office:value="0.766426">
                <text:p>0.7664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0.516464">
                <text:p>0.516464</text:p>
              </table:table-cell>
              <table:table-cell office:value-type="float" office:value="0.766854">
                <text:p>0.7668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0.517007">
                <text:p>0.517007</text:p>
              </table:table-cell>
              <table:table-cell office:value-type="float" office:value="0.767279">
                <text:p>0.7672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0.517535">
                <text:p>0.517535</text:p>
              </table:table-cell>
              <table:table-cell office:value-type="float" office:value="0.767704">
                <text:p>0.7677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0.518069">
                <text:p>0.518069</text:p>
              </table:table-cell>
              <table:table-cell office:value-type="float" office:value="0.768127">
                <text:p>0.7681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.51861">
                <text:p>0.51861</text:p>
              </table:table-cell>
              <table:table-cell office:value-type="float" office:value="0.768548">
                <text:p>0.7685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.519109">
                <text:p>0.519109</text:p>
              </table:table-cell>
              <table:table-cell office:value-type="float" office:value="0.768968">
                <text:p>0.7689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.51965">
                <text:p>0.51965</text:p>
              </table:table-cell>
              <table:table-cell office:value-type="float" office:value="0.769386">
                <text:p>0.7693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.520175">
                <text:p>0.520175</text:p>
              </table:table-cell>
              <table:table-cell office:value-type="float" office:value="0.769803">
                <text:p>0.7698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.52069">
                <text:p>0.52069</text:p>
              </table:table-cell>
              <table:table-cell office:value-type="float" office:value="0.770218">
                <text:p>0.7702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.521218">
                <text:p>0.521218</text:p>
              </table:table-cell>
              <table:table-cell office:value-type="float" office:value="0.770632">
                <text:p>0.7706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.521721">
                <text:p>0.521721</text:p>
              </table:table-cell>
              <table:table-cell office:value-type="float" office:value="0.771044">
                <text:p>0.7710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.522238">
                <text:p>0.522238</text:p>
              </table:table-cell>
              <table:table-cell office:value-type="float" office:value="0.771455">
                <text:p>0.7714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0.522746">
                <text:p>0.522746</text:p>
              </table:table-cell>
              <table:table-cell office:value-type="float" office:value="0.771864">
                <text:p>0.7718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0.523259">
                <text:p>0.523259</text:p>
              </table:table-cell>
              <table:table-cell office:value-type="float" office:value="0.772272">
                <text:p>0.7722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0.523777">
                <text:p>0.523777</text:p>
              </table:table-cell>
              <table:table-cell office:value-type="float" office:value="0.772678">
                <text:p>0.7726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0.52428">
                <text:p>0.52428</text:p>
              </table:table-cell>
              <table:table-cell office:value-type="float" office:value="0.773083">
                <text:p>0.7730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0.5248">
                <text:p>0.5248</text:p>
              </table:table-cell>
              <table:table-cell office:value-type="float" office:value="0.773487">
                <text:p>0.7734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0.525307">
                <text:p>0.525307</text:p>
              </table:table-cell>
              <table:table-cell office:value-type="float" office:value="0.773889">
                <text:p>0.7738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0.525813">
                <text:p>0.525813</text:p>
              </table:table-cell>
              <table:table-cell office:value-type="float" office:value="0.774289">
                <text:p>0.7742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0.526306">
                <text:p>0.526306</text:p>
              </table:table-cell>
              <table:table-cell office:value-type="float" office:value="0.774689">
                <text:p>0.7746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0.526821">
                <text:p>0.526821</text:p>
              </table:table-cell>
              <table:table-cell office:value-type="float" office:value="0.775086">
                <text:p>0.7750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0.527321">
                <text:p>0.527321</text:p>
              </table:table-cell>
              <table:table-cell office:value-type="float" office:value="0.775483">
                <text:p>0.7754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0.527822">
                <text:p>0.527822</text:p>
              </table:table-cell>
              <table:table-cell office:value-type="float" office:value="0.775878">
                <text:p>0.7758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0.528326">
                <text:p>0.528326</text:p>
              </table:table-cell>
              <table:table-cell office:value-type="float" office:value="0.776271">
                <text:p>0.7762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0.5288">
                <text:p>0.5288</text:p>
              </table:table-cell>
              <table:table-cell office:value-type="float" office:value="0.776664">
                <text:p>0.7766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0.529308">
                <text:p>0.529308</text:p>
              </table:table-cell>
              <table:table-cell office:value-type="float" office:value="0.777054">
                <text:p>0.7770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0.529796">
                <text:p>0.529796</text:p>
              </table:table-cell>
              <table:table-cell office:value-type="float" office:value="0.777444">
                <text:p>0.7774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0.530288">
                <text:p>0.530288</text:p>
              </table:table-cell>
              <table:table-cell office:value-type="float" office:value="0.777832">
                <text:p>0.7778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0.530785">
                <text:p>0.530785</text:p>
              </table:table-cell>
              <table:table-cell office:value-type="float" office:value="0.778219">
                <text:p>0.7782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0.53126">
                <text:p>0.53126</text:p>
              </table:table-cell>
              <table:table-cell office:value-type="float" office:value="0.778604">
                <text:p>0.7786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0.53175">
                <text:p>0.53175</text:p>
              </table:table-cell>
              <table:table-cell office:value-type="float" office:value="0.778988">
                <text:p>0.7789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0.532238">
                <text:p>0.532238</text:p>
              </table:table-cell>
              <table:table-cell office:value-type="float" office:value="0.779371">
                <text:p>0.7793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0.532725">
                <text:p>0.532725</text:p>
              </table:table-cell>
              <table:table-cell office:value-type="float" office:value="0.779753">
                <text:p>0.7797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0.53321">
                <text:p>0.53321</text:p>
              </table:table-cell>
              <table:table-cell office:value-type="float" office:value="0.780133">
                <text:p>0.7801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0.53369">
                <text:p>0.53369</text:p>
              </table:table-cell>
              <table:table-cell office:value-type="float" office:value="0.780512">
                <text:p>0.7805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0.534179">
                <text:p>0.534179</text:p>
              </table:table-cell>
              <table:table-cell office:value-type="float" office:value="0.780889">
                <text:p>0.7808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0.534654">
                <text:p>0.534654</text:p>
              </table:table-cell>
              <table:table-cell office:value-type="float" office:value="0.781265">
                <text:p>0.7812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0.535147">
                <text:p>0.535147</text:p>
              </table:table-cell>
              <table:table-cell office:value-type="float" office:value="0.78164">
                <text:p>0.781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0.535607">
                <text:p>0.535607</text:p>
              </table:table-cell>
              <table:table-cell office:value-type="float" office:value="0.782014">
                <text:p>0.7820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0.536094">
                <text:p>0.536094</text:p>
              </table:table-cell>
              <table:table-cell office:value-type="float" office:value="0.782386">
                <text:p>0.7823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0.536565">
                <text:p>0.536565</text:p>
              </table:table-cell>
              <table:table-cell office:value-type="float" office:value="0.782757">
                <text:p>0.7827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0.537042">
                <text:p>0.537042</text:p>
              </table:table-cell>
              <table:table-cell office:value-type="float" office:value="0.783127">
                <text:p>0.7831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53752">
                <text:p>0.53752</text:p>
              </table:table-cell>
              <table:table-cell office:value-type="float" office:value="0.783496">
                <text:p>0.7834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537978">
                <text:p>0.537978</text:p>
              </table:table-cell>
              <table:table-cell office:value-type="float" office:value="0.783863">
                <text:p>0.7838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538451">
                <text:p>0.538451</text:p>
              </table:table-cell>
              <table:table-cell office:value-type="float" office:value="0.784229">
                <text:p>0.7842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53892">
                <text:p>0.53892</text:p>
              </table:table-cell>
              <table:table-cell office:value-type="float" office:value="0.784594">
                <text:p>0.7845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53939">
                <text:p>0.53939</text:p>
              </table:table-cell>
              <table:table-cell office:value-type="float" office:value="0.784958">
                <text:p>0.7849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539857">
                <text:p>0.539857</text:p>
              </table:table-cell>
              <table:table-cell office:value-type="float" office:value="0.78532">
                <text:p>0.785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54032">
                <text:p>0.54032</text:p>
              </table:table-cell>
              <table:table-cell office:value-type="float" office:value="0.785681">
                <text:p>0.7856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540793">
                <text:p>0.540793</text:p>
              </table:table-cell>
              <table:table-cell office:value-type="float" office:value="0.786041">
                <text:p>0.7860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541259">
                <text:p>0.541259</text:p>
              </table:table-cell>
              <table:table-cell office:value-type="float" office:value="0.7864">
                <text:p>0.78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541727">
                <text:p>0.541727</text:p>
              </table:table-cell>
              <table:table-cell office:value-type="float" office:value="0.786758">
                <text:p>0.7867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542166">
                <text:p>0.542166</text:p>
              </table:table-cell>
              <table:table-cell office:value-type="float" office:value="0.787114">
                <text:p>0.7871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542639">
                <text:p>0.542639</text:p>
              </table:table-cell>
              <table:table-cell office:value-type="float" office:value="0.787469">
                <text:p>0.7874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543096">
                <text:p>0.543096</text:p>
              </table:table-cell>
              <table:table-cell office:value-type="float" office:value="0.787823">
                <text:p>0.7878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543548">
                <text:p>0.543548</text:p>
              </table:table-cell>
              <table:table-cell office:value-type="float" office:value="0.788176">
                <text:p>0.7881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544014">
                <text:p>0.544014</text:p>
              </table:table-cell>
              <table:table-cell office:value-type="float" office:value="0.788528">
                <text:p>0.7885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544459">
                <text:p>0.544459</text:p>
              </table:table-cell>
              <table:table-cell office:value-type="float" office:value="0.788878">
                <text:p>0.7888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544921">
                <text:p>0.544921</text:p>
              </table:table-cell>
              <table:table-cell office:value-type="float" office:value="0.789227">
                <text:p>0.7892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545366">
                <text:p>0.545366</text:p>
              </table:table-cell>
              <table:table-cell office:value-type="float" office:value="0.789576">
                <text:p>0.78957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545827">
                <text:p>0.545827</text:p>
              </table:table-cell>
              <table:table-cell office:value-type="float" office:value="0.789923">
                <text:p>0.7899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546265">
                <text:p>0.546265</text:p>
              </table:table-cell>
              <table:table-cell office:value-type="float" office:value="0.790268">
                <text:p>0.7902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546727">
                <text:p>0.546727</text:p>
              </table:table-cell>
              <table:table-cell office:value-type="float" office:value="0.790613">
                <text:p>0.7906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547172">
                <text:p>0.547172</text:p>
              </table:table-cell>
              <table:table-cell office:value-type="float" office:value="0.790957">
                <text:p>0.7909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547618">
                <text:p>0.547618</text:p>
              </table:table-cell>
              <table:table-cell office:value-type="float" office:value="0.791299">
                <text:p>0.7912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0.548075">
                <text:p>0.548075</text:p>
              </table:table-cell>
              <table:table-cell office:value-type="float" office:value="0.791641">
                <text:p>0.7916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0.548504">
                <text:p>0.548504</text:p>
              </table:table-cell>
              <table:table-cell office:value-type="float" office:value="0.791981">
                <text:p>0.7919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0.548951">
                <text:p>0.548951</text:p>
              </table:table-cell>
              <table:table-cell office:value-type="float" office:value="0.79232">
                <text:p>0.792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0.549393">
                <text:p>0.549393</text:p>
              </table:table-cell>
              <table:table-cell office:value-type="float" office:value="0.792658">
                <text:p>0.7926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0.549844">
                <text:p>0.549844</text:p>
              </table:table-cell>
              <table:table-cell office:value-type="float" office:value="0.792995">
                <text:p>0.7929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0.550276">
                <text:p>0.550276</text:p>
              </table:table-cell>
              <table:table-cell office:value-type="float" office:value="0.793331">
                <text:p>0.7933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0.550722">
                <text:p>0.550722</text:p>
              </table:table-cell>
              <table:table-cell office:value-type="float" office:value="0.793666">
                <text:p>0.7936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0.55116">
                <text:p>0.55116</text:p>
              </table:table-cell>
              <table:table-cell office:value-type="float" office:value="0.793999">
                <text:p>0.7939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0.551598">
                <text:p>0.551598</text:p>
              </table:table-cell>
              <table:table-cell office:value-type="float" office:value="0.794332">
                <text:p>0.7943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0.552042">
                <text:p>0.552042</text:p>
              </table:table-cell>
              <table:table-cell office:value-type="float" office:value="0.794663">
                <text:p>0.7946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0.552462">
                <text:p>0.552462</text:p>
              </table:table-cell>
              <table:table-cell office:value-type="float" office:value="0.794994">
                <text:p>0.7949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0.552899">
                <text:p>0.552899</text:p>
              </table:table-cell>
              <table:table-cell office:value-type="float" office:value="0.795323">
                <text:p>0.7953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0.553326">
                <text:p>0.553326</text:p>
              </table:table-cell>
              <table:table-cell office:value-type="float" office:value="0.795651">
                <text:p>0.7956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0.55376">
                <text:p>0.55376</text:p>
              </table:table-cell>
              <table:table-cell office:value-type="float" office:value="0.795979">
                <text:p>0.7959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0.55419">
                <text:p>0.55419</text:p>
              </table:table-cell>
              <table:table-cell office:value-type="float" office:value="0.796305">
                <text:p>0.7963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554617">
                <text:p>0.554617</text:p>
              </table:table-cell>
              <table:table-cell office:value-type="float" office:value="0.79663">
                <text:p>0.796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0.555054">
                <text:p>0.555054</text:p>
              </table:table-cell>
              <table:table-cell office:value-type="float" office:value="0.796954">
                <text:p>0.7969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0.555482">
                <text:p>0.555482</text:p>
              </table:table-cell>
              <table:table-cell office:value-type="float" office:value="0.797277">
                <text:p>0.7972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0.555916">
                <text:p>0.555916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0.556325">
                <text:p>0.556325</text:p>
              </table:table-cell>
              <table:table-cell office:value-type="float" office:value="0.797921">
                <text:p>0.7979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0.556755">
                <text:p>0.556755</text:p>
              </table:table-cell>
              <table:table-cell office:value-type="float" office:value="0.798241">
                <text:p>0.7982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0.557172">
                <text:p>0.557172</text:p>
              </table:table-cell>
              <table:table-cell office:value-type="float" office:value="0.79856">
                <text:p>0.798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0.557596">
                <text:p>0.557596</text:p>
              </table:table-cell>
              <table:table-cell office:value-type="float" office:value="0.798878">
                <text:p>0.7988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0.558016">
                <text:p>0.558016</text:p>
              </table:table-cell>
              <table:table-cell office:value-type="float" office:value="0.799195">
                <text:p>0.7991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0.558434">
                <text:p>0.558434</text:p>
              </table:table-cell>
              <table:table-cell office:value-type="float" office:value="0.799511">
                <text:p>0.7995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0.55886">
                <text:p>0.55886</text:p>
              </table:table-cell>
              <table:table-cell office:value-type="float" office:value="0.799826">
                <text:p>0.7998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0.559279">
                <text:p>0.559279</text:p>
              </table:table-cell>
              <table:table-cell office:value-type="float" office:value="0.80014">
                <text:p>0.800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0.559704">
                <text:p>0.559704</text:p>
              </table:table-cell>
              <table:table-cell office:value-type="float" office:value="0.800453">
                <text:p>0.8004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0.560105">
                <text:p>0.560105</text:p>
              </table:table-cell>
              <table:table-cell office:value-type="float" office:value="0.800765">
                <text:p>0.8007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0.560522">
                <text:p>0.560522</text:p>
              </table:table-cell>
              <table:table-cell office:value-type="float" office:value="0.801076">
                <text:p>0.8010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0.560927">
                <text:p>0.560927</text:p>
              </table:table-cell>
              <table:table-cell office:value-type="float" office:value="0.801386">
                <text:p>0.8013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0.561351">
                <text:p>0.561351</text:p>
              </table:table-cell>
              <table:table-cell office:value-type="float" office:value="0.801696">
                <text:p>0.8016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0.561755">
                <text:p>0.561755</text:p>
              </table:table-cell>
              <table:table-cell office:value-type="float" office:value="0.802004">
                <text:p>0.8020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0.562176">
                <text:p>0.562176</text:p>
              </table:table-cell>
              <table:table-cell office:value-type="float" office:value="0.802311">
                <text:p>0.8023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0.562582">
                <text:p>0.562582</text:p>
              </table:table-cell>
              <table:table-cell office:value-type="float" office:value="0.802617">
                <text:p>0.8026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0.56299">
                <text:p>0.56299</text:p>
              </table:table-cell>
              <table:table-cell office:value-type="float" office:value="0.802923">
                <text:p>0.8029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0.563407">
                <text:p>0.563407</text:p>
              </table:table-cell>
              <table:table-cell office:value-type="float" office:value="0.803227">
                <text:p>0.80322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0.563798">
                <text:p>0.563798</text:p>
              </table:table-cell>
              <table:table-cell office:value-type="float" office:value="0.803531">
                <text:p>0.8035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0.564203">
                <text:p>0.564203</text:p>
              </table:table-cell>
              <table:table-cell office:value-type="float" office:value="0.803833">
                <text:p>0.8038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0.564605">
                <text:p>0.564605</text:p>
              </table:table-cell>
              <table:table-cell office:value-type="float" office:value="0.804135">
                <text:p>0.8041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0.565021">
                <text:p>0.565021</text:p>
              </table:table-cell>
              <table:table-cell office:value-type="float" office:value="0.804435">
                <text:p>0.8044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0.565409">
                <text:p>0.565409</text:p>
              </table:table-cell>
              <table:table-cell office:value-type="float" office:value="0.804735">
                <text:p>0.8047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0.565826">
                <text:p>0.565826</text:p>
              </table:table-cell>
              <table:table-cell office:value-type="float" office:value="0.805034">
                <text:p>0.8050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0.566225">
                <text:p>0.566225</text:p>
              </table:table-cell>
              <table:table-cell office:value-type="float" office:value="0.805332">
                <text:p>0.8053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0.566623">
                <text:p>0.566623</text:p>
              </table:table-cell>
              <table:table-cell office:value-type="float" office:value="0.805629">
                <text:p>0.8056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0.567029">
                <text:p>0.567029</text:p>
              </table:table-cell>
              <table:table-cell office:value-type="float" office:value="0.805925">
                <text:p>0.8059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0.567419">
                <text:p>0.567419</text:p>
              </table:table-cell>
              <table:table-cell office:value-type="float" office:value="0.80622">
                <text:p>0.806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0.567825">
                <text:p>0.567825</text:p>
              </table:table-cell>
              <table:table-cell office:value-type="float" office:value="0.806515">
                <text:p>0.8065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0.568215">
                <text:p>0.568215</text:p>
              </table:table-cell>
              <table:table-cell office:value-type="float" office:value="0.806808">
                <text:p>0.8068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0.568623">
                <text:p>0.568623</text:p>
              </table:table-cell>
              <table:table-cell office:value-type="float" office:value="0.807101">
                <text:p>0.8071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0.568994">
                <text:p>0.568994</text:p>
              </table:table-cell>
              <table:table-cell office:value-type="float" office:value="0.807392">
                <text:p>0.8073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0.569398">
                <text:p>0.569398</text:p>
              </table:table-cell>
              <table:table-cell office:value-type="float" office:value="0.807683">
                <text:p>0.8076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0.569785">
                <text:p>0.569785</text:p>
              </table:table-cell>
              <table:table-cell office:value-type="float" office:value="0.807973">
                <text:p>0.80797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0.570177">
                <text:p>0.570177</text:p>
              </table:table-cell>
              <table:table-cell office:value-type="float" office:value="0.808262">
                <text:p>0.8082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0.570567">
                <text:p>0.570567</text:p>
              </table:table-cell>
              <table:table-cell office:value-type="float" office:value="0.80855">
                <text:p>0.808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0.570953">
                <text:p>0.570953</text:p>
              </table:table-cell>
              <table:table-cell office:value-type="float" office:value="0.808837">
                <text:p>0.8088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0.571349">
                <text:p>0.571349</text:p>
              </table:table-cell>
              <table:table-cell office:value-type="float" office:value="0.809124">
                <text:p>0.8091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0.571735">
                <text:p>0.571735</text:p>
              </table:table-cell>
              <table:table-cell office:value-type="float" office:value="0.809409">
                <text:p>0.8094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0.572129">
                <text:p>0.572129</text:p>
              </table:table-cell>
              <table:table-cell office:value-type="float" office:value="0.809694">
                <text:p>0.8096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0.572499">
                <text:p>0.572499</text:p>
              </table:table-cell>
              <table:table-cell office:value-type="float" office:value="0.809978">
                <text:p>0.80997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0.572882">
                <text:p>0.572882</text:p>
              </table:table-cell>
              <table:table-cell office:value-type="float" office:value="0.810261">
                <text:p>0.8102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0.573262">
                <text:p>0.573262</text:p>
              </table:table-cell>
              <table:table-cell office:value-type="float" office:value="0.810543">
                <text:p>0.8105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0.573658">
                <text:p>0.573658</text:p>
              </table:table-cell>
              <table:table-cell office:value-type="float" office:value="0.810825">
                <text:p>0.8108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0.574022">
                <text:p>0.574022</text:p>
              </table:table-cell>
              <table:table-cell office:value-type="float" office:value="0.811105">
                <text:p>0.8111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0.574421">
                <text:p>0.574421</text:p>
              </table:table-cell>
              <table:table-cell office:value-type="float" office:value="0.811385">
                <text:p>0.81138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0.574799">
                <text:p>0.574799</text:p>
              </table:table-cell>
              <table:table-cell office:value-type="float" office:value="0.811664">
                <text:p>0.8116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0.575178">
                <text:p>0.575178</text:p>
              </table:table-cell>
              <table:table-cell office:value-type="float" office:value="0.811942">
                <text:p>0.8119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0.575556">
                <text:p>0.575556</text:p>
              </table:table-cell>
              <table:table-cell office:value-type="float" office:value="0.812219">
                <text:p>0.8122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0.575925">
                <text:p>0.575925</text:p>
              </table:table-cell>
              <table:table-cell office:value-type="float" office:value="0.812495">
                <text:p>0.81249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0.576312">
                <text:p>0.576312</text:p>
              </table:table-cell>
              <table:table-cell office:value-type="float" office:value="0.812771">
                <text:p>0.8127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0.576686">
                <text:p>0.576686</text:p>
              </table:table-cell>
              <table:table-cell office:value-type="float" office:value="0.813046">
                <text:p>0.8130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0.577068">
                <text:p>0.577068</text:p>
              </table:table-cell>
              <table:table-cell office:value-type="float" office:value="0.81332">
                <text:p>0.813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0.577425">
                <text:p>0.577425</text:p>
              </table:table-cell>
              <table:table-cell office:value-type="float" office:value="0.813593">
                <text:p>0.8135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0.577798">
                <text:p>0.577798</text:p>
              </table:table-cell>
              <table:table-cell office:value-type="float" office:value="0.813865">
                <text:p>0.8138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0.578165">
                <text:p>0.578165</text:p>
              </table:table-cell>
              <table:table-cell office:value-type="float" office:value="0.814137">
                <text:p>0.8141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0.578548">
                <text:p>0.578548</text:p>
              </table:table-cell>
              <table:table-cell office:value-type="float" office:value="0.814408">
                <text:p>0.8144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0.578901">
                <text:p>0.578901</text:p>
              </table:table-cell>
              <table:table-cell office:value-type="float" office:value="0.814678">
                <text:p>0.8146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0.579287">
                <text:p>0.579287</text:p>
              </table:table-cell>
              <table:table-cell office:value-type="float" office:value="0.814947">
                <text:p>0.8149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0.579653">
                <text:p>0.579653</text:p>
              </table:table-cell>
              <table:table-cell office:value-type="float" office:value="0.815215">
                <text:p>0.8152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0.58002">
                <text:p>0.58002</text:p>
              </table:table-cell>
              <table:table-cell office:value-type="float" office:value="0.815483">
                <text:p>0.815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8.991cm" xlink:href=".." xlink:type="simple" chart:class="chart:scatter" chart:style-name="ch1">
        <chart:legend chart:legend-position="end" svg:x="14.283cm" svg:y="4.196cm" style:legend-expansion="high" chart:style-name="ch2"/>
        <chart:plot-area chart:style-name="ch3" table:cell-range-address="Sheet1.A1:Sheet1.A615 Sheet1.E1:Sheet1.E615" chart:data-source-has-labels="row" svg:x="0.77cm" svg:y="0.851cm" svg:width="12.873cm" svg:height="7.541cm">
          <chartooo:coordinate-region svg:x="1.497cm" svg:y="1.051cm" svg:width="12.052cm" svg:height="6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615" chart:label-cell-address="Sheet1.E1:Sheet1.E1" chart:class="chart:scatter">
            <chart:domain table:cell-range-address="Sheet1.A2:Sheet1.A615"/>
            <chart:data-point chart:repeated="6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Forc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615</svg:desc>
                </draw:g>
              </table:table-cell>
              <table:table-cell office:value-type="float" office:value="1.02464">
                <text:p>1.02464</text:p>
                <draw:g>
                  <svg:desc>Sheet1.E2:Sheet1.E6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82458">
                <text:p>0.82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819882">
                <text:p>0.819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818487">
                <text:p>0.818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817694">
                <text:p>0.817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817036">
                <text:p>0.817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81619">
                <text:p>0.81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816609">
                <text:p>0.816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816308">
                <text:p>0.816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815932">
                <text:p>0.815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815651">
                <text:p>0.815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815637">
                <text:p>0.815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815509">
                <text:p>0.8155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815331">
                <text:p>0.815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815244">
                <text:p>0.815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15088">
                <text:p>0.815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14986">
                <text:p>0.814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14866">
                <text:p>0.8148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814744">
                <text:p>0.814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814647">
                <text:p>0.814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814541">
                <text:p>0.814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814456">
                <text:p>0.814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81436">
                <text:p>0.81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814327">
                <text:p>0.814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814322">
                <text:p>0.814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814023">
                <text:p>0.8140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814163">
                <text:p>0.8141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814007">
                <text:p>0.814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81392">
                <text:p>0.81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81381">
                <text:p>0.81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813758">
                <text:p>0.813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813646">
                <text:p>0.813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813606">
                <text:p>0.8136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13541">
                <text:p>0.813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13525">
                <text:p>0.813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13498">
                <text:p>0.813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813347">
                <text:p>0.8133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813315">
                <text:p>0.8133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813238">
                <text:p>0.8132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8132">
                <text:p>0.8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813148">
                <text:p>0.813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813097">
                <text:p>0.813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813054">
                <text:p>0.8130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813033">
                <text:p>0.813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812945">
                <text:p>0.812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81282">
                <text:p>0.81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812799">
                <text:p>0.812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81277">
                <text:p>0.81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812734">
                <text:p>0.8127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812694">
                <text:p>0.812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303869">
                <text:p>0.3038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290008">
                <text:p>0.290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285261">
                <text:p>0.2852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282409">
                <text:p>0.282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278692">
                <text:p>0.278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276121">
                <text:p>0.276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273467">
                <text:p>0.273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271035">
                <text:p>0.2710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268737">
                <text:p>0.2687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266675">
                <text:p>0.266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264187">
                <text:p>0.2641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262379">
                <text:p>0.2623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260981">
                <text:p>0.2609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258723">
                <text:p>0.258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257033">
                <text:p>0.2570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255475">
                <text:p>0.255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254053">
                <text:p>0.254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252061">
                <text:p>0.252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250656">
                <text:p>0.250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249044">
                <text:p>0.2490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247744">
                <text:p>0.2477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246111">
                <text:p>0.246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244812">
                <text:p>0.2448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243514">
                <text:p>0.2435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24204">
                <text:p>0.24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24063">
                <text:p>0.240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239148">
                <text:p>0.2391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237656">
                <text:p>0.2376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236411">
                <text:p>0.2364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234838">
                <text:p>0.234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233451">
                <text:p>0.2334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232457">
                <text:p>0.2324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231533">
                <text:p>0.2315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23029">
                <text:p>0.230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228933">
                <text:p>0.228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227565">
                <text:p>0.2275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225908">
                <text:p>0.2259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224645">
                <text:p>0.224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223429">
                <text:p>0.223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22243">
                <text:p>0.222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22176">
                <text:p>0.221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220545">
                <text:p>0.2205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218871">
                <text:p>0.2188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217556">
                <text:p>0.217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216396">
                <text:p>0.216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215348">
                <text:p>0.215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214652">
                <text:p>0.2146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213735">
                <text:p>0.2137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212625">
                <text:p>0.212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211478">
                <text:p>0.211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210396">
                <text:p>0.2103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209619">
                <text:p>0.2096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208573">
                <text:p>0.2085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207371">
                <text:p>0.2073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206429">
                <text:p>0.2064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205844">
                <text:p>0.2058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204862">
                <text:p>0.2048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203043">
                <text:p>0.203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202219">
                <text:p>0.2022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201094">
                <text:p>0.2010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202162">
                <text:p>0.2021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199253">
                <text:p>0.1992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199633">
                <text:p>0.1996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198162">
                <text:p>0.1981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197574">
                <text:p>0.1975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197052">
                <text:p>0.1970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196155">
                <text:p>0.1961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195051">
                <text:p>0.1950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194019">
                <text:p>0.1940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193673">
                <text:p>0.1936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192626">
                <text:p>0.192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19184">
                <text:p>0.191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191324">
                <text:p>0.1913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190003">
                <text:p>0.1900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18862">
                <text:p>0.188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187781">
                <text:p>0.1877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187389">
                <text:p>0.1873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185899">
                <text:p>0.1858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184515">
                <text:p>0.1845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184186">
                <text:p>0.1841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183979">
                <text:p>0.1839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181857">
                <text:p>0.1818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182492">
                <text:p>0.1824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18142">
                <text:p>0.181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180511">
                <text:p>0.1805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179898">
                <text:p>0.1798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179421">
                <text:p>0.1794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177799">
                <text:p>0.1777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176956">
                <text:p>0.1769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176395">
                <text:p>0.176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175513">
                <text:p>0.1755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173716">
                <text:p>0.1737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173422">
                <text:p>0.1734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173389">
                <text:p>0.173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172331">
                <text:p>0.1723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171331">
                <text:p>0.171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171168">
                <text:p>0.1711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170112">
                <text:p>0.1701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170286">
                <text:p>0.170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168868">
                <text:p>0.1688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167426">
                <text:p>0.1674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167121">
                <text:p>0.167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166358">
                <text:p>0.1663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164336">
                <text:p>0.1643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164595">
                <text:p>0.1645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164552">
                <text:p>0.1645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163298">
                <text:p>0.1632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162518">
                <text:p>0.1625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162628">
                <text:p>0.1626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161779">
                <text:p>0.1617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161223">
                <text:p>0.1612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159452">
                <text:p>0.1594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15913">
                <text:p>0.159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158495">
                <text:p>0.1584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156603">
                <text:p>0.1566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157032">
                <text:p>0.1570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156548">
                <text:p>0.1565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155614">
                <text:p>0.1556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155332">
                <text:p>0.1553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154583">
                <text:p>0.1545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154466">
                <text:p>0.1544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152817">
                <text:p>0.1528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152566">
                <text:p>0.1525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151915">
                <text:p>0.1519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15005">
                <text:p>0.150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149484">
                <text:p>0.1494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150366">
                <text:p>0.1503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149328">
                <text:p>0.1493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148743">
                <text:p>0.1487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147807">
                <text:p>0.1478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148031">
                <text:p>0.1480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146361">
                <text:p>0.1463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146547">
                <text:p>0.1465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145121">
                <text:p>0.1451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143872">
                <text:p>0.1438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144324">
                <text:p>0.1443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143181">
                <text:p>0.1431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14297">
                <text:p>0.142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142799">
                <text:p>0.1427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142407">
                <text:p>0.1424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141439">
                <text:p>0.141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140745">
                <text:p>0.1407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14019">
                <text:p>0.140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137806">
                <text:p>0.1378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139389">
                <text:p>0.1393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137691">
                <text:p>0.1376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13778">
                <text:p>0.137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13749">
                <text:p>0.137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137503">
                <text:p>0.1375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135846">
                <text:p>0.1358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135592">
                <text:p>0.1355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134592">
                <text:p>0.1345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13284">
                <text:p>0.132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134578">
                <text:p>0.1345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133024">
                <text:p>0.1330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13303">
                <text:p>0.13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131781">
                <text:p>0.1317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132813">
                <text:p>0.1328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130747">
                <text:p>0.1307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130876">
                <text:p>0.1308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128497">
                <text:p>0.1284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12943">
                <text:p>0.129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129383">
                <text:p>0.1293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128081">
                <text:p>0.1280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128164">
                <text:p>0.1281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128534">
                <text:p>0.1285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126587">
                <text:p>0.1265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127195">
                <text:p>0.1271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124261">
                <text:p>0.1242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125393">
                <text:p>0.1253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125389">
                <text:p>0.1253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124177">
                <text:p>0.1241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123987">
                <text:p>0.1239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124484">
                <text:p>0.1244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.122786">
                <text:p>0.1227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.123148">
                <text:p>0.1231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.119617">
                <text:p>0.1196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.122566">
                <text:p>0.1225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.121064">
                <text:p>0.1210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.120158">
                <text:p>0.1201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0.120694">
                <text:p>0.1206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0.120461">
                <text:p>0.1204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0.118527">
                <text:p>0.1185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0.118196">
                <text:p>0.1181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0.116742">
                <text:p>0.1167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0.11858">
                <text:p>0.118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0.117021">
                <text:p>0.1170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0.11704">
                <text:p>0.117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.116969">
                <text:p>0.1169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115783">
                <text:p>0.1157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11625">
                <text:p>0.11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113459">
                <text:p>0.1134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114724">
                <text:p>0.1147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114417">
                <text:p>0.1144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113745">
                <text:p>0.1137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113736">
                <text:p>0.1137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113259">
                <text:p>0.1132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11228">
                <text:p>0.112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111322">
                <text:p>0.1113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110907">
                <text:p>0.1109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111991">
                <text:p>0.1119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.11037">
                <text:p>0.110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.110426">
                <text:p>0.1104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110987">
                <text:p>0.1109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109491">
                <text:p>0.1094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10866">
                <text:p>0.108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107596">
                <text:p>0.1075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.109034">
                <text:p>0.1090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0.109035">
                <text:p>0.1090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0.107148">
                <text:p>0.1071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0.10782">
                <text:p>0.107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0.107148">
                <text:p>0.1071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.105803">
                <text:p>0.1058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104885">
                <text:p>0.1048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106109">
                <text:p>0.1061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.104441">
                <text:p>0.1044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.105464">
                <text:p>0.1054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0.104663">
                <text:p>0.1046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0.104098">
                <text:p>0.1040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0.104101">
                <text:p>0.1041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0.102386">
                <text:p>0.1023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0.103431">
                <text:p>0.1034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0.102203">
                <text:p>0.1022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0.10405">
                <text:p>0.104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0.101766">
                <text:p>0.1017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0.101712">
                <text:p>0.101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0.100546">
                <text:p>0.1005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0.101432">
                <text:p>0.1014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0.101587">
                <text:p>0.1015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0.10104">
                <text:p>0.101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0.10142">
                <text:p>0.101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0.100507">
                <text:p>0.1005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0.100284">
                <text:p>0.1002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0.0986844">
                <text:p>0.09868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0.100014">
                <text:p>0.1000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0.0987779">
                <text:p>0.09877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0.0992663">
                <text:p>0.09926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0.0982846">
                <text:p>0.09828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0.098426">
                <text:p>0.0984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0.0960476">
                <text:p>0.09604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0.0979438">
                <text:p>0.09794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0.0970981">
                <text:p>0.09709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0.0966048">
                <text:p>0.09660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0.0969326">
                <text:p>0.09693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0.0962863">
                <text:p>0.09628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0.0949078">
                <text:p>0.09490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0.094465">
                <text:p>0.0944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0.0955787">
                <text:p>0.09557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0.0939751">
                <text:p>0.09397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0.095615">
                <text:p>0.0956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0934943">
                <text:p>0.09349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0.0943473">
                <text:p>0.09434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0.0913248">
                <text:p>0.09132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0.0941296">
                <text:p>0.09412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.0923993">
                <text:p>0.09239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.0927836">
                <text:p>0.09278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0.0918597">
                <text:p>0.09185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0.0919951">
                <text:p>0.09199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0.0892164">
                <text:p>0.08921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0.0925767">
                <text:p>0.09257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0.0908922">
                <text:p>0.09089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0.0901304">
                <text:p>0.09013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0.0909613">
                <text:p>0.09096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0.0900122">
                <text:p>0.09001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0.0878108">
                <text:p>0.08781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0.0902315">
                <text:p>0.09023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0.0887943">
                <text:p>0.08879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0.0886191">
                <text:p>0.08861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0.0881777">
                <text:p>0.08817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0.089081">
                <text:p>0.0890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0.0861707">
                <text:p>0.08617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0.0879074">
                <text:p>0.08790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0.0873384">
                <text:p>0.08733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0.0868279">
                <text:p>0.08682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0.0863024">
                <text:p>0.08630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0.0873569">
                <text:p>0.08735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0.0842892">
                <text:p>0.08428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0.0866191">
                <text:p>0.08661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0.0854419">
                <text:p>0.08544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0.0847555">
                <text:p>0.08475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0.0854865">
                <text:p>0.08548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0.0847016">
                <text:p>0.08470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0.0820958">
                <text:p>0.08209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0.0853193">
                <text:p>0.08531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0.0837915">
                <text:p>0.08379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0.0827505">
                <text:p>0.08275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0.0837059">
                <text:p>0.08370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0.0834075">
                <text:p>0.08340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0.0810455">
                <text:p>0.08104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0.0833273">
                <text:p>0.08332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0.0816972">
                <text:p>0.08169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0.0819318">
                <text:p>0.08193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0.0817601">
                <text:p>0.08176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0.0816654">
                <text:p>0.08166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0.079657">
                <text:p>0.0796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0.0812803">
                <text:p>0.08128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0.0801122">
                <text:p>0.08011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0.0804738">
                <text:p>0.08047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0.0807708">
                <text:p>0.08077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0.0783412">
                <text:p>0.07834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0.0787016">
                <text:p>0.07870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0.0799968">
                <text:p>0.0799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0.0785605">
                <text:p>0.07856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0.0783879">
                <text:p>0.07838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0.0795265">
                <text:p>0.07952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0.0758939">
                <text:p>0.07589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0.0792467">
                <text:p>0.07924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0.0776806">
                <text:p>0.07768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0.0775306">
                <text:p>0.07753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0.0773743">
                <text:p>0.07737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0.0771142">
                <text:p>0.07711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0.0753119">
                <text:p>0.07531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0.0768719">
                <text:p>0.07687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0.0761269">
                <text:p>0.07612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0.075892">
                <text:p>0.0758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0.0765169">
                <text:p>0.07651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0.0731797">
                <text:p>0.07317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0.0765233">
                <text:p>0.07652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0.0749459">
                <text:p>0.07494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0.0741538">
                <text:p>0.07415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0.0747646">
                <text:p>0.07476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0.0749859">
                <text:p>0.07498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0.0718038">
                <text:p>0.07180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0.0748319">
                <text:p>0.07483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0.0735599">
                <text:p>0.07355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0.0732775">
                <text:p>0.07327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0.0739664">
                <text:p>0.07396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0.0711227">
                <text:p>0.07112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0.0735312">
                <text:p>0.07353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0.072249">
                <text:p>0.0722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0.0723274">
                <text:p>0.07232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0.072167">
                <text:p>0.0721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0.0718601">
                <text:p>0.07186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0.0703254">
                <text:p>0.07032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0.0712288">
                <text:p>0.07122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0.070991">
                <text:p>0.0709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0.070657">
                <text:p>0.0706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0.0717282">
                <text:p>0.07172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0.0677556">
                <text:p>0.06775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0.0722054">
                <text:p>0.07220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0.0694285">
                <text:p>0.06942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0.070184">
                <text:p>0.0701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0.0674364">
                <text:p>0.06743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0.0697391">
                <text:p>0.06973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0.0692449">
                <text:p>0.06924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0.0688171">
                <text:p>0.06881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0.0686172">
                <text:p>0.06861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0.0683669">
                <text:p>0.06836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0.0669468">
                <text:p>0.06694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.067478">
                <text:p>0.0674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0.0676963">
                <text:p>0.0676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0.0679531">
                <text:p>0.06795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0.0676231">
                <text:p>0.06762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0.0653528">
                <text:p>0.06535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0.0679102">
                <text:p>0.06791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0.0665624">
                <text:p>0.06656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0.0663597">
                <text:p>0.06635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0.0669892">
                <text:p>0.06698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0.0636927">
                <text:p>0.06369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0.0672401">
                <text:p>0.06724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0.0654132">
                <text:p>0.06541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0.0660326">
                <text:p>0.06603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0.0659455">
                <text:p>0.06594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0.0628002">
                <text:p>0.06280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0.0662048">
                <text:p>0.06620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0.0645919">
                <text:p>0.06459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0.0641852">
                <text:p>0.06418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0.0647408">
                <text:p>0.06474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0.0635159">
                <text:p>0.06351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0.0635961">
                <text:p>0.06359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0.0646699">
                <text:p>0.06466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0.0635392">
                <text:p>0.06353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0.0635106">
                <text:p>0.06351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0.0628601">
                <text:p>0.06286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0.062168">
                <text:p>0.0621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0.0638502">
                <text:p>0.06385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0.0617271">
                <text:p>0.06172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0.0633734">
                <text:p>0.06337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0.0622518">
                <text:p>0.06225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0.0609006">
                <text:p>0.06090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0.0626995">
                <text:p>0.06269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0.0612114">
                <text:p>0.06121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0.0618508">
                <text:p>0.06185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0.0617903">
                <text:p>0.06179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0.0600428">
                <text:p>0.06004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0.0604188">
                <text:p>0.06041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0.0609925">
                <text:p>0.06099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0.0611779">
                <text:p>0.06117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0.0609434">
                <text:p>0.06094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0.0591824">
                <text:p>0.05918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0.0595587">
                <text:p>0.05955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0.0601037">
                <text:p>0.06010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0.060298">
                <text:p>0.0602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0.0600447">
                <text:p>0.06004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0.0583497">
                <text:p>0.05834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0.0600153">
                <text:p>0.06001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0.0586106">
                <text:p>0.05861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0.0592077">
                <text:p>0.05920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0.0590771">
                <text:p>0.05907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0.0574706">
                <text:p>0.05747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0.0592145">
                <text:p>0.05921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0.0576067">
                <text:p>0.05760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0.0591578">
                <text:p>0.05915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0.0576427">
                <text:p>0.05764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0.0568939">
                <text:p>0.05689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0.0586369">
                <text:p>0.05863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0.0575254">
                <text:p>0.05752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0.0574018">
                <text:p>0.05740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0.056422">
                <text:p>0.0564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0.0567127">
                <text:p>0.05671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0.0576612">
                <text:p>0.05766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0.0562433">
                <text:p>0.05624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0.0570984">
                <text:p>0.05709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0.0565289">
                <text:p>0.05652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0.0571103">
                <text:p>0.05711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0.0558701">
                <text:p>0.05587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0.0562927">
                <text:p>0.05629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0.0564237">
                <text:p>0.05642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0.0550829">
                <text:p>0.05508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0.0562423">
                <text:p>0.05624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0.0547008">
                <text:p>0.05470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0.0552324">
                <text:p>0.05523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.0561303">
                <text:p>0.05613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.0534316">
                <text:p>0.05343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.0560792">
                <text:p>0.05607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.0544199">
                <text:p>0.05441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.0554615">
                <text:p>0.05546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.0546896">
                <text:p>0.05468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.0540133">
                <text:p>0.05401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.0556489">
                <text:p>0.05564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0.0546409">
                <text:p>0.05464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0.0552161">
                <text:p>0.05521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0.0536888">
                <text:p>0.05368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0.0541362">
                <text:p>0.05413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0.0538694">
                <text:p>0.05386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0.0546659">
                <text:p>0.05466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0.0544177">
                <text:p>0.05441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0.0529561">
                <text:p>0.05295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0.0534066">
                <text:p>0.05340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0.0539274">
                <text:p>0.05392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0.053966">
                <text:p>0.0539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0.0543881">
                <text:p>0.05438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0.0507087">
                <text:p>0.05070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0.0548618">
                <text:p>0.05486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0.052532">
                <text:p>0.0525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0.0529192">
                <text:p>0.05291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0.0535368">
                <text:p>0.05353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0.0509179">
                <text:p>0.05091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0.0527579">
                <text:p>0.05275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0.0524671">
                <text:p>0.05246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0.0524438">
                <text:p>0.05244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0.0521656">
                <text:p>0.05216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0.0516355">
                <text:p>0.05163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0.0527056">
                <text:p>0.05270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0.0510728">
                <text:p>0.05107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0.0531922">
                <text:p>0.05319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0.0493093">
                <text:p>0.04930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0.0524384">
                <text:p>0.05243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0.050711">
                <text:p>0.0507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0.0512686">
                <text:p>0.05126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0515284">
                <text:p>0.051528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0490116">
                <text:p>0.04901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0508243">
                <text:p>0.05082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0505205">
                <text:p>0.05052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0504732">
                <text:p>0.05047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050202">
                <text:p>0.0502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0498008">
                <text:p>0.04980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0508756">
                <text:p>0.05087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0502366">
                <text:p>0.05023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0504427">
                <text:p>0.050442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0470182">
                <text:p>0.04701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050982">
                <text:p>0.0509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0491747">
                <text:p>0.04917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0484685">
                <text:p>0.048468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0502701">
                <text:p>0.05027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0476885">
                <text:p>0.04768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0497363">
                <text:p>0.04973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0477432">
                <text:p>0.04774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0495735">
                <text:p>0.04957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0468836">
                <text:p>0.046883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0497963">
                <text:p>0.0497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0478032">
                <text:p>0.04780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0478997">
                <text:p>0.04789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0.0491802">
                <text:p>0.04918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0.0458829">
                <text:p>0.04588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0.0479824">
                <text:p>0.04798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0.0474625">
                <text:p>0.04746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0.0485082">
                <text:p>0.04850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0.0464206">
                <text:p>0.04642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0.0479247">
                <text:p>0.04792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0.0471488">
                <text:p>0.04714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0.0470366">
                <text:p>0.04703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0.0478333">
                <text:p>0.0478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0.0449854">
                <text:p>0.04498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0.0469743">
                <text:p>0.04697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0.0457425">
                <text:p>0.04574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0.0466422">
                <text:p>0.04664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0.0461427">
                <text:p>0.04614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0458568">
                <text:p>0.04585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0.0469164">
                <text:p>0.04691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0.0459888">
                <text:p>0.04598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0.0467316">
                <text:p>0.04673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0.0437288">
                <text:p>0.04372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0.0461965">
                <text:p>0.04619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0.0446784">
                <text:p>0.04467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0.0455598">
                <text:p>0.04555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0.0450264">
                <text:p>0.04502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0.0448258">
                <text:p>0.0448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0.0458644">
                <text:p>0.04586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0.0449213">
                <text:p>0.04492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0.0457165">
                <text:p>0.04571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0.0428704">
                <text:p>0.04287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0.0447689">
                <text:p>0.04476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0.0434137">
                <text:p>0.04341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0.0455947">
                <text:p>0.04559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0.0432413">
                <text:p>0.04324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0.0452864">
                <text:p>0.04528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0.0435872">
                <text:p>0.04358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0.0436828">
                <text:p>0.04368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0.0448355">
                <text:p>0.04483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0.0417817">
                <text:p>0.04178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0.0433599">
                <text:p>0.04335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0.0430266">
                <text:p>0.04302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0.0446781">
                <text:p>0.044678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0.0414241">
                <text:p>0.04142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0.0447768">
                <text:p>0.04477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0.0428806">
                <text:p>0.04288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0.0425526">
                <text:p>0.04255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0.0436816">
                <text:p>0.04368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0.0416439">
                <text:p>0.04164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0.043692">
                <text:p>0.0436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0.0418133">
                <text:p>0.04181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0.0439012">
                <text:p>0.04390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0.0394794">
                <text:p>0.03947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0.043417">
                <text:p>0.0434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0.0414673">
                <text:p>0.041467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0.0419613">
                <text:p>0.04196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0.0417547">
                <text:p>0.041754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0.0414212">
                <text:p>0.04142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0.0424183">
                <text:p>0.04241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0.0413774">
                <text:p>0.041377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0.0423821">
                <text:p>0.04238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0.0394186">
                <text:p>0.03941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0.0409575">
                <text:p>0.04095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0.0405656">
                <text:p>0.04056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0.0424676">
                <text:p>0.04246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0.0387605">
                <text:p>0.03876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0.0429301">
                <text:p>0.04293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0.040444">
                <text:p>0.0404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0.040628">
                <text:p>0.0406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0.0405873">
                <text:p>0.04058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0.0393888">
                <text:p>0.03938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0.0415867">
                <text:p>0.04158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0.0401414">
                <text:p>0.04014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0.040956">
                <text:p>0.0409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0.0380827">
                <text:p>0.03808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0.0398466">
                <text:p>0.03984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0.0392806">
                <text:p>0.03928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0.0410423">
                <text:p>0.04104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0.0375352">
                <text:p>0.03753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0.0415581">
                <text:p>0.04155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0.0391339">
                <text:p>0.03913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0.0393199">
                <text:p>0.0393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